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3" svg:font-family="Tahoma"/>
    <style:font-face style:name="TimesNewRomanPS" svg:font-family="TimesNewRomanPS"/>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Helvetica Neue DeskInterface" svg:font-family="'.Helvetica Neue DeskInterface'" style:font-family-generic="swiss"/>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8" style:family="table">
      <style:table-properties style:width="15.887cm" fo:margin-left="0.803cm" fo:margin-right="0.9cm" table:align="margins" style:writing-mode="lr-tb"/>
    </style:style>
    <style:style style:name="Table8.A" style:family="table-column">
      <style:table-column-properties style:column-width="2.824cm" style:rel-column-width="11648*"/>
    </style:style>
    <style:style style:name="Table8.B" style:family="table-column">
      <style:table-column-properties style:column-width="3.413cm" style:rel-column-width="14079*"/>
    </style:style>
    <style:style style:name="Table8.C" style:family="table-column">
      <style:table-column-properties style:column-width="9.65cm" style:rel-column-width="39808*"/>
    </style:style>
    <style:style style:name="Tab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8.B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style:vertical-align="middle" fo:padding="0.097cm" fo:border-left="0.002cm solid #000000" fo:border-right="none" fo:border-top="none" fo:border-bottom="0.002cm solid #000000"/>
    </style:style>
    <style:style style:name="Table8.C2" style:family="table-cell">
      <style:table-cell-properties style:vertical-align="middle" fo:padding="0.097cm" fo:border-left="0.002cm solid #000000" fo:border-right="0.002cm solid #000000" fo:border-top="none" fo:border-bottom="0.002cm solid #000000"/>
    </style:style>
    <style:style style:name="Table23" style:family="table">
      <style:table-properties style:width="17.59cm" fo:margin-top="0.3cm" fo:margin-bottom="0cm" table:align="margins" fo:keep-with-next="always" style:writing-mode="lr-tb"/>
    </style:style>
    <style:style style:name="Table23.A" style:family="table-column">
      <style:table-column-properties style:column-width="1.953cm" style:rel-column-width="7275*"/>
    </style:style>
    <style:style style:name="Table23.B" style:family="table-column">
      <style:table-column-properties style:column-width="0.836cm" style:rel-column-width="3115*"/>
    </style:style>
    <style:style style:name="Table23.C" style:family="table-column">
      <style:table-column-properties style:column-width="1.118cm" style:rel-column-width="4166*"/>
    </style:style>
    <style:style style:name="Table23.D" style:family="table-column">
      <style:table-column-properties style:column-width="1.459cm" style:rel-column-width="5434*"/>
    </style:style>
    <style:style style:name="Table23.E" style:family="table-column">
      <style:table-column-properties style:column-width="2.45cm" style:rel-column-width="9128*"/>
    </style:style>
    <style:style style:name="Table23.F" style:family="table-column">
      <style:table-column-properties style:column-width="0.612cm" style:rel-column-width="2280*"/>
    </style:style>
    <style:style style:name="Table23.G" style:family="table-column">
      <style:table-column-properties style:column-width="1.342cm" style:rel-column-width="5001*"/>
    </style:style>
    <style:style style:name="Table23.H" style:family="table-column">
      <style:table-column-properties style:column-width="1.954cm" style:rel-column-width="7281*"/>
    </style:style>
    <style:style style:name="Table23.J" style:family="table-column">
      <style:table-column-properties style:column-width="0.353cm" style:rel-column-width="1314*"/>
    </style:style>
    <style:style style:name="Table23.K" style:family="table-column">
      <style:table-column-properties style:column-width="1.602cm" style:rel-column-width="5967*"/>
    </style:style>
    <style:style style:name="Table23.L" style:family="table-column">
      <style:table-column-properties style:column-width="1.958cm" style:rel-column-width="7293*"/>
    </style:style>
    <style:style style:name="Table23.A1" style:family="table-cell">
      <style:table-cell-properties fo:padding="0.097cm" fo:border-left="0.035cm solid #000000" fo:border-right="0.035cm solid #000000" fo:border-top="0.035cm solid #000000" fo:border-bottom="0.002cm solid #000000"/>
    </style:style>
    <style:style style:name="Table23.A2" style:family="table-cell">
      <style:table-cell-properties fo:padding="0.097cm" fo:border-left="0.035cm solid #000000" fo:border-right="none" fo:border-top="none" fo:border-bottom="0.002cm solid #000000"/>
    </style:style>
    <style:style style:name="Table23.C2" style:family="table-cell">
      <style:table-cell-properties fo:padding="0.097cm" fo:border-left="0.002cm solid #000000" fo:border-right="none" fo:border-top="none" fo:border-bottom="0.002cm solid #000000"/>
    </style:style>
    <style:style style:name="Table23.K2" style:family="table-cell">
      <style:table-cell-properties fo:padding="0.097cm" fo:border-left="0.002cm solid #000000" fo:border-right="0.035cm solid #000000" fo:border-top="none" fo:border-bottom="0.002cm solid #000000"/>
    </style:style>
    <style:style style:name="Table23.A3" style:family="table-cell">
      <style:table-cell-properties style:vertical-align="middle" fo:padding="0.097cm" fo:border-left="0.035cm solid #000000" fo:border-right="none" fo:border-top="none" fo:border-bottom="0.002cm solid #000000"/>
    </style:style>
    <style:style style:name="Table23.C3" style:family="table-cell">
      <style:table-cell-properties style:vertical-align="middle" fo:padding="0.097cm" fo:border-left="0.002cm solid #000000" fo:border-right="none" fo:border-top="none" fo:border-bottom="0.002cm solid #000000"/>
    </style:style>
    <style:style style:name="Table23.K3" style:family="table-cell">
      <style:table-cell-properties style:vertical-align="middle" fo:padding="0.097cm" fo:border-left="0.002cm solid #000000" fo:border-right="0.035cm solid #000000" fo:border-top="none" fo:border-bottom="0.002cm solid #000000"/>
    </style:style>
    <style:style style:name="Table23.A4" style:family="table-cell">
      <style:table-cell-properties style:vertical-align="middle" fo:padding="0.097cm" fo:border-left="0.035cm solid #000000" fo:border-right="none" fo:border-top="none" fo:border-bottom="0.035cm solid #000000"/>
    </style:style>
    <style:style style:name="Table23.C4" style:family="table-cell" style:data-style-name="N0">
      <style:table-cell-properties style:vertical-align="middle" fo:padding="0.097cm" fo:border-left="0.002cm solid #000000" fo:border-right="none" fo:border-top="none" fo:border-bottom="0.035cm solid #000000"/>
    </style:style>
    <style:style style:name="Table23.E4" style:family="table-cell">
      <style:table-cell-properties style:vertical-align="middle" fo:padding="0.097cm" fo:border-left="0.002cm solid #000000" fo:border-right="none" fo:border-top="none" fo:border-bottom="0.035cm solid #000000"/>
    </style:style>
    <style:style style:name="Table23.K4" style:family="table-cell">
      <style:table-cell-properties style:vertical-align="middle" fo:padding="0.097cm" fo:border-left="0.002cm solid #000000" fo:border-right="0.035cm solid #000000" fo:border-top="none" fo:border-bottom="0.035cm solid #000000"/>
    </style:style>
    <style:style style:name="Table23.A5" style:family="table-cell">
      <style:table-cell-properties style:vertical-align="middle" fo:padding="0.097cm" fo:border-left="0.035cm solid #000000" fo:border-right="0.035cm solid #000000" fo:border-top="0.035cm solid #000000" fo:border-bottom="0.002cm solid #000000"/>
    </style:style>
    <style:style style:name="P1" style:family="paragraph" style:parent-style-name="Standard">
      <style:paragraph-properties fo:margin-left="0cm" fo:margin-right="0cm" fo:text-indent="0cm" style:auto-text-indent="false"/>
      <style:text-properties fo:font-style="normal" style:font-style-asian="normal" style:font-style-complex="normal"/>
    </style:style>
    <style:style style:name="P2" style:family="paragraph" style:parent-style-name="Standard">
      <style:paragraph-properties fo:margin-top="0.3cm" fo:margin-bottom="0cm"/>
      <style:text-properties fo:font-style="normal" style:font-style-asian="normal" style:font-style-complex="normal"/>
    </style:style>
    <style:style style:name="P3" style:family="paragraph" style:parent-style-name="Standard">
      <style:paragraph-properties fo:margin-top="0cm" fo:margin-bottom="0cm"/>
      <style:text-properties fo:font-style="normal" style:font-style-asian="normal" style:font-style-complex="normal"/>
    </style:style>
    <style:style style:name="P4" style:family="paragraph" style:parent-style-name="Standard" style:list-style-name="L1">
      <style:paragraph-properties fo:margin-top="0cm" fo:margin-bottom="0cm"/>
      <style:text-properties fo:font-style="normal" style:font-style-asian="normal" style:font-style-complex="normal"/>
    </style:style>
    <style:style style:name="P5" style:family="paragraph" style:parent-style-name="Standard">
      <style:text-properties fo:font-style="normal" style:font-style-asian="normal" style:font-style-complex="normal"/>
    </style:style>
    <style:style style:name="P6" style:family="paragraph" style:parent-style-name="Standard">
      <style:paragraph-properties fo:margin-top="0.3cm" fo:margin-bottom="0cm"/>
      <style:text-properties fo:font-size="12pt" style:font-size-asian="12pt" style:font-size-complex="12pt"/>
    </style:style>
    <style:style style:name="P7" style:family="paragraph" style:parent-style-name="Text_20_body">
      <style:paragraph-properties fo:margin-top="0cm" fo:margin-bottom="0cm"/>
      <style:text-properties fo:font-size="12pt" fo:font-style="normal" style:font-size-asian="12pt" style:font-style-asian="normal" style:font-size-complex="12pt" style:font-style-complex="normal"/>
    </style:style>
    <style:style style:name="P8" style:family="paragraph" style:parent-style-name="Text_20_body" style:master-page-name="">
      <style:paragraph-properties fo:margin-left="0cm" fo:margin-right="0cm" fo:margin-top="0cm" fo:margin-bottom="0cm" fo:orphans="2" fo:widows="2" fo:text-indent="0cm" style:auto-text-indent="false" style:page-number="auto" style:writing-mode="lr-tb"/>
    </style:style>
    <style:style style:name="P9" style:family="paragraph" style:parent-style-name="Text_20_body" style:master-page-name="">
      <style:paragraph-properties fo:margin-left="0cm" fo:margin-right="0cm" fo:margin-top="0cm" fo:margin-bottom="0cm" fo:orphans="2" fo:widows="2" fo:text-indent="0cm" style:auto-text-indent="false" style:page-number="auto" style:writing-mode="lr-tb"/>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P10" style:family="paragraph" style:parent-style-name="Text_20_body">
      <style:paragraph-properties fo:margin-left="0cm" fo:margin-right="0cm" fo:margin-top="0cm" fo:margin-bottom="0cm" fo:orphans="2" fo:widows="2" fo:text-indent="0cm" style:auto-text-indent="false" style:writing-mode="lr-tb"/>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P11"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2" style:family="paragraph" style:parent-style-name="Table">
      <style:text-properties fo:font-style="normal" style:font-style-asian="normal" style:font-style-complex="normal"/>
    </style:style>
    <style:style style:name="P13" style:family="paragraph" style:parent-style-name="Standard">
      <style:text-properties style:text-line-through-style="solid" fo:font-style="normal" style:font-style-asian="normal" style:font-style-complex="normal"/>
    </style:style>
    <style:style style:name="P14" style:family="paragraph" style:parent-style-name="Text_20_body">
      <style:paragraph-properties fo:margin-top="0.3cm" fo:margin-bottom="0cm"/>
      <style:text-properties fo:font-size="12pt" fo:font-style="normal" style:font-size-asian="12pt" style:font-style-asian="normal" style:font-size-complex="12pt" style:font-style-complex="normal"/>
    </style:style>
    <style:style style:name="P1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6" style:family="paragraph" style:parent-style-name="Header">
      <style:text-properties fo:language="zxx" fo:country="none" style:language-asian="zxx" style:country-asian="none"/>
    </style:style>
    <style:style style:name="P17" style:family="paragraph" style:parent-style-name="Header">
      <style:paragraph-properties style:snap-to-layout-grid="false"/>
    </style:style>
    <style:style style:name="P1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9" style:family="paragraph" style:parent-style-name="Header">
      <style:paragraph-properties>
        <style:tab-stops>
          <style:tab-stop style:position="0.519cm"/>
          <style:tab-stop style:position="1.065cm" style:type="center"/>
          <style:tab-stop style:position="15.24cm" style:type="right"/>
        </style:tab-stops>
      </style:paragraph-properties>
      <style:text-properties style:text-underline-style="solid" style:text-underline-width="auto" style:text-underline-color="font-color"/>
    </style:style>
    <style:style style:name="P20" style:family="paragraph" style:parent-style-name="Header">
      <style:text-properties style:use-window-font-color="true" style:font-name="Times New Roman" fo:font-size="12pt" fo:language="en" fo:country="US" fo:font-style="normal" style:text-underline-style="solid" style:text-underline-width="auto" style:text-underline-color="font-color" style:font-name-asian="Times New Roman" style:font-size-asian="12pt" style:font-style-asian="normal" style:font-name-complex="Times New Roman" style:font-size-complex="12pt" style:language-complex="ar" style:country-complex="SA" style:font-style-complex="normal"/>
    </style:style>
    <style:style style:name="P21" style:family="paragraph" style:parent-style-name="Footer">
      <style:paragraph-properties>
        <style:tab-stops>
          <style:tab-stop style:position="7.62cm" style:type="center"/>
          <style:tab-stop style:position="16.51cm" style:type="right"/>
        </style:tab-stops>
      </style:paragraph-properties>
    </style:style>
    <style:style style:name="P22" style:family="paragraph" style:parent-style-name="Footer">
      <style:paragraph-properties>
        <style:tab-stops>
          <style:tab-stop style:position="7.223cm"/>
        </style:tab-stops>
      </style:paragraph-properties>
    </style:style>
    <style:style style:name="P23" style:family="paragraph" style:parent-style-name="Standard">
      <style:text-properties fo:font-style="normal" style:font-style-asian="normal" style:font-style-complex="normal"/>
    </style:style>
    <style:style style:name="P24" style:family="paragraph" style:parent-style-name="Standard">
      <style:paragraph-properties>
        <style:tab-stops>
          <style:tab-stop style:position="0.519cm"/>
        </style:tab-stops>
      </style:paragraph-properties>
      <style:text-properties fo:font-style="normal" style:font-style-asian="normal" style:font-style-complex="normal"/>
    </style:style>
    <style:style style:name="P25" style:family="paragraph" style:parent-style-name="Standard">
      <style:paragraph-properties>
        <style:tab-stops>
          <style:tab-stop style:position="0.49cm"/>
        </style:tab-stops>
      </style:paragraph-properties>
      <style:text-properties fo:font-style="normal" style:font-style-asian="normal" style:font-style-complex="normal"/>
    </style:style>
    <style:style style:name="P26" style:family="paragraph" style:parent-style-name="Standard">
      <style:text-properties fo:font-style="normal" style:text-underline-style="solid" style:text-underline-width="auto" style:text-underline-color="font-color" style:font-style-asian="normal" style:font-style-complex="normal"/>
    </style:style>
    <style:style style:name="P27" style:family="paragraph" style:parent-style-name="Standard">
      <style:paragraph-properties>
        <style:tab-stops>
          <style:tab-stop style:position="0.519cm"/>
        </style:tab-stops>
      </style:paragraph-properties>
      <style:text-properties fo:font-style="normal" style:text-underline-style="solid" style:text-underline-width="auto" style:text-underline-color="font-color" style:font-style-asian="normal" style:font-style-complex="normal"/>
    </style:style>
    <style:style style:name="P28" style:family="paragraph" style:parent-style-name="Standard">
      <style:text-properties style:font-name="Times New Roman" fo:font-style="normal" style:font-style-asian="normal" style:font-style-complex="normal"/>
    </style:style>
    <style:style style:name="P29" style:family="paragraph" style:parent-style-name="Standard">
      <style:text-properties style:font-name="Times New Roman" fo:font-size="12pt" fo:font-style="normal" style:font-size-asian="12pt" style:font-style-asian="normal" style:font-size-complex="12pt" style:font-style-complex="normal"/>
    </style:style>
    <style:style style:name="P30"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31"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32" style:family="paragraph" style:parent-style-name="Standard">
      <style:text-properties style:use-window-font-color="true" style:text-line-through-style="solid" style:text-line-through-type="doubl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text-overline-style="none" style:text-overline-color="font-color"/>
    </style:style>
    <style:style style:name="P33" style:family="paragraph" style:parent-style-name="Standard">
      <style:text-properties style:text-underline-style="none"/>
    </style:style>
    <style:style style:name="P34" style:family="paragraph" style:parent-style-name="Standard">
      <style:text-properties style:text-line-through-style="none" fo:font-style="normal" style:font-style-asian="normal" style:font-style-complex="normal"/>
    </style:style>
    <style:style style:name="P35" style:family="paragraph" style:parent-style-name="Text_20_body">
      <style:text-properties fo:font-size="12pt" style:font-size-asian="12pt" style:font-size-complex="12pt"/>
    </style:style>
    <style:style style:name="P36" style:family="paragraph" style:parent-style-name="Text_20_body">
      <style:text-properties fo:font-size="12pt" fo:font-style="normal" style:font-size-asian="12pt" style:font-style-asian="normal" style:font-size-complex="12pt" style:font-style-complex="normal"/>
    </style:style>
    <style:style style:name="P37" style:family="paragraph" style:parent-style-name="Text_20_body">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38" style:family="paragraph" style:parent-style-name="Text_20_body">
      <style:text-properties style:font-name="Times New Roman" fo:font-size="12pt" fo:font-style="normal" style:font-size-asian="12pt" style:font-style-asian="normal" style:font-size-complex="12pt" style:font-style-complex="normal"/>
    </style:style>
    <style:style style:name="P39" style:family="paragraph" style:parent-style-name="Standard">
      <style:paragraph-properties fo:margin-top="0cm" fo:margin-bottom="0cm"/>
    </style:style>
    <style:style style:name="P40" style:family="paragraph" style:parent-style-name="Standard">
      <style:paragraph-properties fo:margin-top="0cm" fo:margin-bottom="0cm"/>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41" style:family="paragraph" style:parent-style-name="Standard">
      <style:paragraph-properties fo:margin-top="0cm" fo:margin-bottom="0cm"/>
      <style:text-properties fo:font-style="normal" style:font-style-asian="normal" style:font-style-complex="normal"/>
    </style:style>
    <style:style style:name="P42" style:family="paragraph" style:parent-style-name="Standard">
      <style:paragraph-properties fo:margin-top="0cm" fo:margin-bottom="0cm"/>
      <style:text-properties fo:font-style="normal" fo:background-color="transparent" style:font-style-asian="normal" style:font-style-complex="normal"/>
    </style:style>
    <style:style style:name="P43" style:family="paragraph" style:parent-style-name="Standard">
      <style:paragraph-properties fo:margin-top="0cm" fo:margin-bottom="0cm" style:shadow="none"/>
      <style:text-properties fo:font-style="normal" style:font-style-asian="normal" style:font-style-complex="normal"/>
    </style:style>
    <style:style style:name="P44" style:family="paragraph" style:parent-style-name="Text_20_body">
      <style:paragraph-properties fo:margin-top="0cm" fo:margin-bottom="0cm"/>
      <style:text-properties fo:font-size="12pt" fo:font-style="normal" style:font-size-asian="12pt" style:font-style-asian="normal" style:font-size-complex="12pt" style:font-style-complex="normal"/>
    </style:style>
    <style:style style:name="P45" style:family="paragraph" style:parent-style-name="Table_20_Contents">
      <style:paragraph-properties fo:margin-top="0cm" fo:margin-bottom="0cm" fo:text-align="center" style:justify-single-word="false"/>
    </style:style>
    <style:style style:name="P46" style:family="paragraph" style:parent-style-name="Table_20_Contents">
      <style:paragraph-properties fo:margin-top="0cm" fo:margin-bottom="0cm" fo:text-align="center" style:justify-single-word="false"/>
      <style:text-properties fo:font-size="14pt" fo:font-weight="bold" style:font-size-asian="14pt" style:font-weight-asian="bold" style:font-size-complex="14pt" style:font-weight-complex="bold"/>
    </style:style>
    <style:style style:name="P47" style:family="paragraph" style:parent-style-name="Table_20_Heading">
      <style:paragraph-properties fo:margin-top="0cm" fo:margin-bottom="0cm"/>
    </style:style>
    <style:style style:name="P48" style:family="paragraph" style:parent-style-name="Table_20_Contents">
      <style:text-properties fo:font-style="normal" style:font-style-asian="normal" style:font-style-complex="normal"/>
    </style:style>
    <style:style style:name="P49" style:family="paragraph" style:parent-style-name="Table_20_Contents">
      <style:text-properties fo:font-style="normal" fo:font-weight="bold" style:font-style-asian="normal" style:font-weight-asian="bold" style:font-style-complex="normal" style:font-weight-complex="bold"/>
    </style:style>
    <style:style style:name="P50" style:family="paragraph" style:parent-style-name="Table_20_Contents">
      <style:paragraph-properties fo:text-align="center" style:justify-single-word="false"/>
    </style:style>
    <style:style style:name="P51" style:family="paragraph" style:parent-style-name="Standard">
      <style:paragraph-properties fo:margin-top="0.3cm" fo:margin-bottom="0cm"/>
      <style:text-properties fo:font-style="normal" style:font-style-asian="normal" style:font-style-complex="normal"/>
    </style:style>
    <style:style style:name="P52" style:family="paragraph" style:parent-style-name="Standard">
      <style:paragraph-properties fo:margin-top="0.3cm" fo:margin-bottom="0cm" fo:line-height="100%"/>
      <style:text-properties fo:font-style="normal" style:font-style-asian="normal" style:font-style-complex="normal"/>
    </style:style>
    <style:style style:name="P53" style:family="paragraph" style:parent-style-name="Text_20_body">
      <style:paragraph-properties fo:margin-top="0.3cm" fo:margin-bottom="0cm"/>
    </style:style>
    <style:style style:name="P54" style:family="paragraph" style:parent-style-name="Text_20_body">
      <style:paragraph-properties fo:margin-top="0.3cm" fo:margin-bottom="0cm"/>
      <style:text-properties fo:font-size="12pt" fo:font-style="normal" style:font-size-asian="12pt" style:font-style-asian="normal" style:font-size-complex="12pt" style:font-style-complex="normal"/>
    </style:style>
    <style:style style:name="P55" style:family="paragraph" style:parent-style-name="Text_20_body">
      <style:paragraph-properties fo:margin-top="0.3cm" fo:margin-bottom="0cm"/>
      <style:text-properties fo:font-style="italic" style:font-style-asian="italic" style:font-style-complex="italic"/>
    </style:style>
    <style:style style:name="P56" style:family="paragraph" style:parent-style-name="Standard">
      <style:paragraph-properties fo:margin-left="0cm" fo:margin-right="0cm" fo:text-indent="0cm" style:auto-text-indent="false"/>
    </style:style>
    <style:style style:name="P57" style:family="paragraph" style:parent-style-name="Standard">
      <style:paragraph-properties fo:margin-left="0cm" fo:margin-right="0cm" fo:text-indent="0cm" style:auto-text-indent="false"/>
      <style:text-properties fo:font-style="normal" style:font-style-asian="normal" style:font-style-complex="normal"/>
    </style:style>
    <style:style style:name="P58" style:family="paragraph" style:parent-style-name="Standard">
      <style:paragraph-properties fo:margin-left="0cm" fo:margin-right="0cm" fo:text-indent="0cm"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59" style:family="paragraph" style:parent-style-name="Standard">
      <style:paragraph-properties fo:margin-left="0cm" fo:margin-right="0cm" fo:text-indent="0cm"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60" style:family="paragraph" style:parent-style-name="Standard">
      <style:paragraph-properties fo:margin-left="0cm" fo:margin-right="0cm" fo:text-indent="0cm" style:auto-text-indent="false"/>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61" style:family="paragraph" style:parent-style-name="Standard">
      <style:paragraph-properties fo:margin-left="0cm" fo:margin-right="0cm" fo:text-align="start" style:justify-single-word="false" fo:text-indent="0cm" style:auto-text-indent="false"/>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62"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63" style:family="paragraph" style:parent-style-name="Contents_20_3">
      <style:paragraph-properties fo:margin-left="0cm" fo:margin-right="0cm" fo:text-indent="0cm" style:auto-text-indent="false"/>
      <style:text-properties fo:font-style="normal" style:font-style-asian="normal" style:font-style-complex="normal"/>
    </style:style>
    <style:style style:name="P64" style:family="paragraph" style:parent-style-name="Standard">
      <style:paragraph-properties fo:margin-left="0cm" fo:margin-right="0cm" fo:margin-top="0cm" fo:margin-bottom="0cm" fo:text-indent="0cm" style:auto-text-indent="false"/>
      <style:text-properties fo:font-style="normal" style:font-style-asian="normal" style:font-style-complex="normal"/>
    </style:style>
    <style:style style:name="P65" style:family="paragraph" style:parent-style-name="Text_20_body" style:master-page-name="">
      <style:paragraph-properties fo:margin-left="0cm" fo:margin-right="0cm" fo:margin-top="0cm" fo:margin-bottom="0cm" fo:orphans="2" fo:widows="2" fo:text-indent="0cm" style:auto-text-indent="false" style:page-number="auto" style:writing-mode="lr-tb"/>
    </style:style>
    <style:style style:name="P66" style:family="paragraph" style:parent-style-name="Text_20_body" style:master-page-name="">
      <style:paragraph-properties fo:margin-left="0cm" fo:margin-right="0cm" fo:margin-top="0cm" fo:margin-bottom="0cm" fo:orphans="2" fo:widows="2" fo:text-indent="0cm" style:auto-text-indent="false" style:page-number="auto" style:writing-mode="lr-tb"/>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P67" style:family="paragraph" style:parent-style-name="Text_20_body">
      <style:paragraph-properties fo:margin-left="0cm" fo:margin-right="0cm" fo:margin-top="0cm" fo:margin-bottom="0cm" fo:orphans="2" fo:widows="2" fo:text-indent="0cm" style:auto-text-indent="false" style:writing-mode="lr-tb"/>
    </style:style>
    <style:style style:name="P68" style:family="paragraph" style:parent-style-name="Text_20_body">
      <style:paragraph-properties fo:margin-left="0cm" fo:margin-right="0cm" fo:margin-top="0cm" fo:margin-bottom="0cm" fo:orphans="2" fo:widows="2" fo:text-indent="0cm" style:auto-text-indent="false" style:writing-mode="lr-tb"/>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P69" style:family="paragraph" style:parent-style-name="Text_20_body">
      <style:paragraph-properties fo:margin-left="0cm" fo:margin-right="0cm" fo:margin-top="0cm" fo:margin-bottom="0cm" fo:orphans="2" fo:widows="2" fo:text-indent="0cm" style:auto-text-indent="false" style:writing-mode="lr-tb"/>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70" style:family="paragraph" style:parent-style-name="Text_20_body">
      <style:paragraph-properties fo:margin-left="0cm" fo:margin-right="0cm" fo:margin-top="0cm" fo:margin-bottom="0cm" fo:orphans="2" fo:widows="2" fo:text-indent="0cm" style:auto-text-indent="false" style:writing-mode="lr-tb"/>
      <style:text-properties style:font-name="Times New Roman" fo:font-size="12pt" fo:font-style="normal" style:font-size-asian="12pt" style:font-style-asian="normal" style:font-size-complex="12pt" style:font-style-complex="normal"/>
    </style:style>
    <style:style style:name="P71" style:family="paragraph" style:parent-style-name="Text_20_body">
      <style:paragraph-properties fo:margin-left="0cm" fo:margin-right="0cm" fo:text-indent="0cm"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72" style:family="paragraph" style:parent-style-name="Standard">
      <style:paragraph-properties fo:break-before="page"/>
    </style:style>
    <style:style style:name="P73" style:family="paragraph" style:parent-style-name="Text_20_body">
      <style:paragraph-properties fo:margin-top="0.3cm" fo:margin-bottom="0.499cm"/>
      <style:text-properties style:font-name="TimesNewRomanPSMT" fo:font-size="12pt"/>
    </style:style>
    <style:style style:name="P74" style:family="paragraph" style:parent-style-name="Contents_20_3">
      <style:paragraph-properties>
        <style:tab-stops>
          <style:tab-stop style:position="17.59cm" style:type="right" style:leader-style="dotted" style:leader-text="."/>
        </style:tab-stops>
      </style:paragraph-properties>
    </style:style>
    <style:style style:name="P75" style:family="paragraph" style:parent-style-name="Contents_20_4">
      <style:paragraph-properties>
        <style:tab-stops>
          <style:tab-stop style:position="17.59cm" style:type="right" style:leader-style="dotted" style:leader-text="."/>
        </style:tab-stops>
      </style:paragraph-properties>
    </style:style>
    <style:style style:name="P76" style:family="paragraph" style:parent-style-name="Contents_20_5">
      <style:paragraph-properties>
        <style:tab-stops>
          <style:tab-stop style:position="17.59cm" style:type="right" style:leader-style="dotted" style:leader-text="."/>
        </style:tab-stops>
      </style:paragraph-properties>
    </style:style>
    <style:style style:name="P77" style:family="paragraph" style:parent-style-name="Contents_20_6">
      <style:paragraph-properties>
        <style:tab-stops>
          <style:tab-stop style:position="17.59cm" style:type="right" style:leader-style="dotted" style:leader-text="."/>
        </style:tab-stops>
      </style:paragraph-properties>
    </style:style>
    <style:style style:name="P78" style:family="paragraph" style:parent-style-name="Contents_20_1">
      <style:paragraph-properties>
        <style:tab-stops>
          <style:tab-stop style:position="17.59cm" style:type="right" style:leader-style="dotted" style:leader-text="."/>
        </style:tab-stops>
      </style:paragraph-properties>
    </style:style>
    <style:style style:name="P79" style:family="paragraph" style:parent-style-name="Contents_20_2">
      <style:paragraph-properties>
        <style:tab-stops>
          <style:tab-stop style:position="17.59cm" style:type="right" style:leader-style="dotted" style:leader-text="."/>
        </style:tab-stops>
      </style:paragraph-properties>
    </style:style>
    <style:style style:name="P80" style:family="paragraph" style:parent-style-name="Heading_20_4">
      <style:text-properties fo:font-style="normal" style:font-style-asian="normal" style:font-style-complex="normal"/>
    </style:style>
    <style:style style:name="P81" style:family="paragraph" style:parent-style-name="Heading_20_4">
      <style:text-properties style:text-line-through-style="solid" fo:font-size="12pt" fo:font-style="italic" style:font-size-asian="12pt" style:font-style-asian="italic" style:font-size-complex="12pt" style:font-style-complex="italic"/>
    </style:style>
    <style:style style:name="P82" style:family="paragraph" style:parent-style-name="Heading_20_4">
      <style:paragraph-properties fo:margin-top="0.3cm" fo:margin-bottom="0cm"/>
      <style:text-properties fo:font-style="normal" style:font-style-asian="normal" style:font-style-complex="normal"/>
    </style:style>
    <style:style style:name="P83" style:family="paragraph" style:parent-style-name="Heading_20_2">
      <style:text-properties fo:font-style="normal" style:font-style-asian="normal" style:font-style-complex="normal"/>
    </style:style>
    <style:style style:name="P84" style:family="paragraph" style:parent-style-name="Heading_20_5">
      <style:text-properties fo:font-style="normal" style:font-style-asian="normal" style:font-style-complex="normal"/>
    </style:style>
    <style:style style:name="P85" style:family="paragraph" style:parent-style-name="Heading_20_5">
      <style:text-properties fo:font-size="12pt" fo:font-style="normal" style:font-size-asian="12pt" style:font-style-asian="normal" style:font-size-complex="12pt" style:font-style-complex="normal"/>
    </style:style>
    <style:style style:name="P86" style:family="paragraph" style:parent-style-name="Heading_20_5">
      <style:text-properties fo:font-style="italic" style:font-style-asian="italic" style:font-style-complex="italic"/>
    </style:style>
    <style:style style:name="P87" style:family="paragraph" style:parent-style-name="Heading_20_5">
      <style:paragraph-properties fo:margin-top="0.3cm" fo:margin-bottom="0cm"/>
      <style:text-properties fo:font-style="normal" style:font-style-asian="normal" style:font-style-complex="normal"/>
    </style:style>
    <style:style style:name="P88" style:family="paragraph" style:parent-style-name="Heading_20_6">
      <style:text-properties fo:font-style="normal" style:font-style-asian="normal" style:font-style-complex="normal"/>
    </style:style>
    <style:style style:name="P89" style:family="paragraph" style:parent-style-name="Table">
      <style:text-properties fo:font-style="normal" style:font-style-asian="normal" style:font-style-complex="normal"/>
    </style:style>
    <style:style style:name="P90" style:family="paragraph" style:parent-style-name="Text_20_body">
      <style:paragraph-properties fo:margin-top="0.3cm" fo:margin-bottom="0cm"/>
      <style:text-properties fo:font-size="12pt" fo:font-style="normal" style:font-size-asian="12pt" style:font-style-asian="normal" style:font-size-complex="12pt" style:font-style-complex="normal"/>
    </style:style>
    <style:style style:name="P91" style:family="paragraph" style:parent-style-name="Text_20_body">
      <style:paragraph-properties fo:margin-top="0cm" fo:margin-bottom="0cm"/>
      <style:text-properties fo:font-size="12pt" fo:font-style="normal" style:font-size-asian="12pt" style:font-style-asian="normal" style:font-size-complex="12pt" style:font-style-complex="normal"/>
    </style:style>
    <style:style style:name="P92" style:family="paragraph" style:parent-style-name="Text_20_body" style:master-page-name="">
      <style:paragraph-properties fo:margin-left="0cm" fo:margin-right="0cm" fo:margin-top="0cm" fo:margin-bottom="0cm" fo:orphans="2" fo:widows="2" fo:text-indent="0cm" style:auto-text-indent="false" style:page-number="auto" style:writing-mode="lr-tb"/>
    </style:style>
    <style:style style:name="P93" style:family="paragraph" style:parent-style-name="Text_20_body" style:master-page-name="">
      <style:paragraph-properties fo:margin-left="0cm" fo:margin-right="0cm" fo:margin-top="0cm" fo:margin-bottom="0cm" fo:orphans="2" fo:widows="2" fo:text-indent="0cm" style:auto-text-indent="false" style:page-number="auto" style:writing-mode="lr-tb"/>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P94" style:family="paragraph" style:parent-style-name="Text_20_body">
      <style:paragraph-properties fo:margin-left="0cm" fo:margin-right="0cm" fo:margin-top="0cm" fo:margin-bottom="0cm" fo:orphans="2" fo:widows="2" fo:text-indent="0cm" style:auto-text-indent="false" style:writing-mode="lr-tb"/>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P95" style:family="paragraph" style:parent-style-name="Standard">
      <style:text-properties style:text-line-through-style="solid" fo:font-style="normal" style:font-style-asian="normal" style:font-style-complex="normal"/>
    </style:style>
    <style:style style:name="P96" style:family="paragraph" style:parent-style-name="Standard">
      <style:text-properties fo:font-style="normal" style:font-style-asian="normal" style:font-style-complex="normal"/>
    </style:style>
    <style:style style:name="P97" style:family="paragraph" style:parent-style-name="Standard" style:list-style-name="L2">
      <style:text-properties fo:font-style="normal" style:font-style-asian="normal" style:font-style-complex="normal"/>
    </style:style>
    <style:style style:name="P98"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99" style:family="paragraph" style:parent-style-name="Standard" style:list-style-name="L3">
      <style:paragraph-properties fo:margin-top="0cm" fo:margin-bottom="0cm"/>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00" style:family="paragraph" style:parent-style-name="Standard">
      <style:paragraph-properties fo:margin-top="0cm" fo:margin-bottom="0cm"/>
      <style:text-properties fo:font-style="normal" style:font-style-asian="normal" style:font-style-complex="normal"/>
    </style:style>
    <style:style style:name="P101" style:family="paragraph" style:parent-style-name="Standard" style:list-style-name="L1">
      <style:paragraph-properties fo:margin-top="0cm" fo:margin-bottom="0cm"/>
      <style:text-properties fo:font-style="normal" style:font-style-asian="normal" style:font-style-complex="normal"/>
    </style:style>
    <style:style style:name="P102" style:family="paragraph" style:parent-style-name="Standard" style:list-style-name="L4">
      <style:paragraph-properties fo:margin-top="0cm" fo:margin-bottom="0cm"/>
      <style:text-properties fo:font-style="normal" style:font-style-asian="normal" style:font-style-complex="normal"/>
    </style:style>
    <style:style style:name="P103" style:family="paragraph" style:parent-style-name="Standard" style:list-style-name="L5">
      <style:paragraph-properties fo:margin-top="0cm" fo:margin-bottom="0cm"/>
      <style:text-properties fo:font-style="normal" style:font-style-asian="normal" style:font-style-complex="normal"/>
    </style:style>
    <style:style style:name="P104" style:family="paragraph" style:parent-style-name="Standard" style:list-style-name="L6">
      <style:paragraph-properties fo:margin-top="0cm" fo:margin-bottom="0cm"/>
      <style:text-properties fo:font-style="normal" style:font-style-asian="normal" style:font-style-complex="normal"/>
    </style:style>
    <style:style style:name="P105" style:family="paragraph" style:parent-style-name="Standard" style:list-style-name="L7">
      <style:paragraph-properties fo:margin-top="0cm" fo:margin-bottom="0cm"/>
      <style:text-properties fo:font-style="normal" style:font-style-asian="normal" style:font-style-complex="normal"/>
    </style:style>
    <style:style style:name="P106" style:family="paragraph" style:parent-style-name="Standard" style:list-style-name="L8">
      <style:paragraph-properties fo:margin-top="0cm" fo:margin-bottom="0cm"/>
      <style:text-properties fo:font-style="normal" style:font-style-asian="normal" style:font-style-complex="normal"/>
    </style:style>
    <style:style style:name="P107" style:family="paragraph" style:parent-style-name="Standard" style:list-style-name="L6">
      <style:paragraph-properties fo:margin-top="0cm" fo:margin-bottom="0cm"/>
    </style:style>
    <style:style style:name="P108" style:family="paragraph" style:parent-style-name="Standard" style:list-style-name="L7">
      <style:paragraph-properties fo:margin-top="0cm" fo:margin-bottom="0cm"/>
      <style:text-properties fo:font-size="12pt" style:font-size-asian="12pt" style:font-size-complex="12pt"/>
    </style:style>
    <style:style style:name="P109" style:family="paragraph" style:parent-style-name="Standard" style:list-style-name="L9">
      <style:paragraph-properties fo:margin-top="0cm" fo:margin-bottom="0cm"/>
    </style:style>
    <style:style style:name="P110" style:family="paragraph" style:parent-style-name="Standard">
      <style:paragraph-properties fo:margin-top="0.3cm" fo:margin-bottom="0cm"/>
      <style:text-properties fo:font-style="normal" style:font-style-asian="normal" style:font-style-complex="normal"/>
    </style:style>
    <style:style style:name="P111" style:family="paragraph" style:parent-style-name="Standard" style:list-style-name="L2">
      <style:paragraph-properties fo:margin-top="0.3cm" fo:margin-bottom="0cm"/>
      <style:text-properties fo:font-style="normal" style:font-style-asian="normal" style:font-style-complex="normal"/>
    </style:style>
    <style:style style:name="P112" style:family="paragraph" style:parent-style-name="Standard" style:list-style-name="L1">
      <style:paragraph-properties fo:margin-top="0.3cm" fo:margin-bottom="0cm"/>
      <style:text-properties fo:font-style="normal" style:font-style-asian="normal" style:font-style-complex="normal"/>
    </style:style>
    <style:style style:name="P113" style:family="paragraph" style:parent-style-name="Standard" style:list-style-name="L4">
      <style:paragraph-properties fo:margin-top="0.3cm" fo:margin-bottom="0cm"/>
      <style:text-properties fo:font-style="normal" style:font-style-asian="normal" style:font-style-complex="normal"/>
    </style:style>
    <style:style style:name="P114" style:family="paragraph" style:parent-style-name="Standard" style:list-style-name="L5">
      <style:paragraph-properties fo:margin-top="0.3cm" fo:margin-bottom="0cm"/>
      <style:text-properties fo:font-style="normal" style:font-style-asian="normal" style:font-style-complex="normal"/>
    </style:style>
    <style:style style:name="P115" style:family="paragraph" style:parent-style-name="Standard">
      <style:paragraph-properties fo:margin-top="0.3cm" fo:margin-bottom="0cm"/>
      <style:text-properties fo:font-size="12pt" style:font-size-asian="12pt" style:font-size-complex="12pt"/>
    </style:style>
    <style:style style:name="P116" style:family="paragraph" style:parent-style-name="Standard">
      <style:paragraph-properties fo:margin-left="0cm" fo:margin-right="0cm" fo:text-indent="0cm" style:auto-text-indent="false"/>
      <style:text-properties fo:font-style="normal" style:font-style-asian="normal" style:font-style-complex="normal"/>
    </style:style>
    <style:style style:name="P117" style:family="paragraph" style:parent-style-name="Standard">
      <style:paragraph-properties fo:margin-top="0.3cm" fo:margin-bottom="0.3cm"/>
    </style:style>
    <style:style style:name="P118" style:family="paragraph" style:parent-style-name="Heading_20_1" style:master-page-name="First_20_Page">
      <style:paragraph-properties style:page-number="auto"/>
    </style:style>
    <style:style style:name="P119" style:family="paragraph" style:parent-style-name="Heading_20_3">
      <style:text-properties fo:font-style="normal" style:font-style-asian="normal" style:font-style-complex="normal"/>
    </style:style>
    <style:style style:name="P120" style:family="paragraph" style:parent-style-name="Heading_20_3">
      <style:text-properties style:font-name="Arial1"/>
    </style:style>
    <style:style style:name="P1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2" style:family="paragraph">
      <style:paragraph-properties style:writing-mode="lr-tb"/>
    </style:style>
    <style:style style:name="P123"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font-size="12pt" style:font-size-asian="12pt" style:font-size-complex="12pt"/>
    </style:style>
    <style:style style:name="T3" style:family="text">
      <style:text-properties style:text-line-through-style="solid" style:font-name="Times New Roman"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style:text-line-through-style="solid" fo:font-style="normal" style:font-style-asian="normal" style:font-style-complex="normal"/>
    </style:style>
    <style:style style:name="T5" style:family="text">
      <style:text-properties style:use-window-font-color="true" style:text-line-through-style="solid"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6" style:family="text">
      <style:text-properties style:font-name="Times New Roman" fo:font-size="12pt" fo:font-weight="normal" style:font-size-asian="12pt" style:font-weight-asian="normal" style:font-size-complex="12pt" style:font-weight-complex="normal"/>
    </style:style>
    <style:style style:name="T7" style:family="text">
      <style:text-properties fo:font-style="normal" style:font-style-asian="normal" style:font-style-complex="normal"/>
    </style:style>
    <style:style style:name="T8" style:family="text">
      <style:text-properties style:use-window-font-color="true" style:font-name="Times New Roman" fo:language="en" fo:country="US" fo:font-style="normal" style:font-name-asian="Times New Roman" style:font-style-asian="normal" style:font-name-complex="Times New Roman" style:language-complex="ar" style:country-complex="SA" style:font-style-complex="normal"/>
    </style:style>
    <style:style style:name="T9"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10" style:family="text">
      <style:text-properties fo:font-weight="bold" style:font-weight-asian="bold" style:font-weight-complex="bold"/>
    </style:style>
    <style:style style:name="T11"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2" style:family="text">
      <style:text-properties fo:font-size="8pt" fo:font-weight="normal" style:font-size-asian="8pt" style:font-weight-asian="normal" style:font-size-complex="8pt" style:font-weight-complex="normal"/>
    </style:style>
    <style:style style:name="T13" style:family="text">
      <style:text-properties fo:font-size="8pt" style:font-size-asian="8pt"/>
    </style:style>
    <style:style style:name="T14" style:family="text">
      <style:text-properties fo:font-size="8pt" style:font-size-asian="8pt" style:font-size-complex="8pt"/>
    </style:style>
    <style:style style:name="T15" style:family="text">
      <style:text-properties fo:font-size="9pt" style:font-size-asian="9pt"/>
    </style:style>
    <style:style style:name="T16" style:family="text">
      <style:text-properties style:text-line-through-style="solid" fo:font-style="normal" style:font-style-asian="normal" style:font-style-complex="normal"/>
    </style:style>
    <style:style style:name="T17" style:family="text">
      <style:text-properties style:text-line-through-style="solid" style:font-name="Times New Roman" fo:font-size="12pt" fo:font-style="normal" fo:font-weight="normal" style:font-size-asian="12pt" style:font-style-asian="normal" style:font-weight-asian="normal" style:font-size-complex="12pt" style:font-style-complex="normal" style:font-weight-complex="normal"/>
    </style:style>
    <style:style style:name="T18" style:family="text">
      <style:text-properties style:use-window-font-color="true" style:text-line-through-style="solid"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21"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font-weight-complex="bold"/>
    </style:style>
    <style:style style:name="T22" style:family="text">
      <style:text-properties style:use-window-font-color="true" style:font-name="Times New Roman" fo:font-size="12pt" fo:language="en" fo:country="US" fo:background-color="#99ccff" style:font-name-asian="Times New Roman" style:font-size-asian="12pt" style:font-name-complex="Times New Roman" style:font-size-complex="12pt" style:language-complex="ar" style:country-complex="SA"/>
    </style:style>
    <style:style style:name="T23" style:family="text">
      <style:text-properties style:use-window-font-color="true" style:font-name="Times New Roman" fo:font-size="12pt" fo:language="en" fo:country="US" fo:background-color="#eb613d" style:font-name-asian="Times New Roman" style:font-size-asian="12pt" style:font-name-complex="Times New Roman" style:font-size-complex="12pt" style:language-complex="ar" style:country-complex="SA"/>
    </style:style>
    <style:style style:name="T24"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25"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T26" style:family="text">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T27" style:family="text">
      <style:text-properties style:use-window-font-color="true" style:font-name="Times New Roman" fo:language="en" fo:country="US" fo:font-style="normal" style:font-name-asian="Times New Roman" style:font-style-asian="normal" style:font-name-complex="Times New Roman" style:language-complex="ar" style:country-complex="SA" style:font-style-complex="normal"/>
    </style:style>
    <style:style style:name="T28" style:family="text">
      <style:text-properties style:use-window-font-color="true" fo:language="en" fo:country="US" style:font-name-asian="Times New Roman" style:font-name-complex="Times New Roman" style:language-complex="ar" style:country-complex="SA"/>
    </style:style>
    <style:style style:name="T29" style:family="text">
      <style:text-properties style:use-window-font-color="true" fo:language="en" fo:country="US" style:font-name-asian="Helvetica1" style:font-name-complex="Helvetica1" style:language-complex="ar" style:country-complex="SA"/>
    </style:style>
    <style:style style:name="T30" style:family="text">
      <style:text-properties style:use-window-font-color="true" style:font-name="Arial1" fo:font-size="11.8999996185303pt" fo:language="en" fo:country="US" fo:font-weight="bold" style:font-name-asian="Arial Unicode MS1" style:font-size-asian="11.8999996185303pt" style:font-weight-asian="bold" style:font-name-complex="Tahoma1" style:font-size-complex="11.8999996185303pt" style:language-complex="ar" style:country-complex="SA" style:font-weight-complex="bold"/>
    </style:style>
    <style:style style:name="T31"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32" style:family="text">
      <style:text-properties style:use-window-font-color="true" style:font-name="Arial1" fo:font-size="10pt" fo:language="en" fo:country="US" fo:font-style="italic" fo:background-color="transparent" style:font-name-asian="Times New Roman" style:font-size-asian="10pt" style:font-style-asian="italic" style:font-name-complex="Times New Roman" style:font-size-complex="10pt" style:language-complex="ar" style:country-complex="SA" style:font-style-complex="italic"/>
    </style:style>
    <style:style style:name="T33" style:family="text">
      <style:text-properties style:use-window-font-color="true" style:font-name="Arial1" fo:font-size="10pt" fo:language="en" fo:country="US" fo:font-style="italic" fo:background-color="#eb613d" style:font-name-asian="Times New Roman" style:font-size-asian="10pt" style:font-style-asian="italic" style:font-name-complex="Times New Roman" style:font-size-complex="10pt" style:language-complex="ar" style:country-complex="SA" style:font-style-complex="italic"/>
    </style:style>
    <style:style style:name="T34" style:family="text">
      <style:text-properties style:use-window-font-color="true" style:font-name="Arial1" fo:font-size="10pt" fo:language="en" fo:country="US" fo:font-style="italic" fo:background-color="#99ccff" style:font-name-asian="Times New Roman" style:font-size-asian="10pt" style:font-style-asian="italic" style:font-name-complex="Times New Roman" style:font-size-complex="10pt" style:language-complex="ar" style:country-complex="SA" style:font-style-complex="italic"/>
    </style:style>
    <style:style style:name="T35" style:family="text">
      <style:text-properties style:use-window-font-color="true" style:font-name="Arial1"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36" style:family="text">
      <style:text-properties style:use-window-font-color="true" style:font-name="Arial1" fo:font-size="10pt" fo:language="en" fo:country="US" fo:font-style="italic" style:text-underline-style="solid" style:text-underline-width="auto" style:text-underline-color="font-color" style:font-name-asian="Times New Roman" style:font-size-asian="10pt" style:font-style-asian="italic" style:font-name-complex="Times New Roman" style:font-size-complex="10pt" style:language-complex="ar" style:country-complex="SA" style:font-style-complex="italic"/>
    </style:style>
    <style:style style:name="T37" style:family="text">
      <style:text-properties style:use-window-font-color="true" style:font-name="Arial1" fo:font-size="10pt" fo:language="en" fo:country="US" fo:font-style="normal" style:text-underline-style="solid" style:text-underline-width="auto" style:text-underline-color="font-color" style:font-name-asian="Times New Roman" style:font-size-asian="10pt" style:font-style-asian="normal" style:font-name-complex="Times New Roman" style:font-size-complex="10pt" style:language-complex="ar" style:country-complex="SA" style:font-style-complex="normal"/>
    </style:style>
    <style:style style:name="T38" style:family="text">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T39" style:family="text">
      <style:text-properties fo:font-style="normal" style:font-style-asian="normal" style:font-style-complex="normal"/>
    </style:style>
    <style:style style:name="T40" style:family="text">
      <style:text-properties fo:font-style="italic" style:font-style-asian="italic" style:font-style-complex="italic"/>
    </style:style>
    <style:style style:name="T41" style:family="text">
      <style:text-properties style:text-position="super 58%"/>
    </style:style>
    <style:style style:name="T42" style:family="text">
      <style:text-properties style:text-underline-style="solid" style:text-underline-width="auto" style:text-underline-color="font-color"/>
    </style:style>
    <style:style style:name="T43" style:family="text">
      <style:text-properties fo:language="en" fo:country="US"/>
    </style:style>
    <style:style style:name="T44" style:family="text">
      <style:text-properties fo:background-color="transparent"/>
    </style:style>
    <style:style style:name="T45" style:family="text">
      <style:text-properties fo:font-size="12pt" style:font-size-asian="12pt" style:font-size-complex="12pt"/>
    </style:style>
    <style:style style:name="T46" style:family="text">
      <style:text-properties fo:font-size="12pt" fo:font-style="italic" style:font-size-asian="12pt" style:font-style-asian="italic" style:font-size-complex="12pt" style:font-style-complex="italic"/>
    </style:style>
    <style:style style:name="T47"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48" style:family="text">
      <style:text-properties fo:font-size="12pt" fo:font-style="normal" style:font-size-asian="12pt" style:font-style-asian="normal" style:font-size-complex="12pt" style:font-style-complex="normal"/>
    </style:style>
    <style:style style:name="T49"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50" style:family="text">
      <style:text-properties style:font-name="TimesNewRomanPS" fo:font-size="12pt"/>
    </style:style>
    <style:style style:name="T51" style:family="text">
      <style:text-properties style:font-name="TimesNewRomanPS" fo:font-size="12pt" fo:font-weight="bold"/>
    </style:style>
    <style:style style:name="T52" style:family="text">
      <style:text-properties style:font-name="Times New Roman" fo:font-size="12pt" fo:font-style="normal" style:font-size-asian="12pt" style:font-style-asian="normal" style:font-size-complex="12pt" style:font-style-complex="normal"/>
    </style:style>
    <style:style style:name="T53" style:family="text">
      <style:text-properties style:font-name="Times New Roman" fo:font-size="12pt" fo:font-weight="normal" style:font-size-asian="12pt" style:font-weight-asian="normal" style:font-size-complex="12pt" style:font-weight-complex="normal"/>
    </style:style>
    <style:style style:name="T54" style:family="text">
      <style:text-properties style:font-name="Arial1" fo:font-size="10pt" fo:font-style="italic" fo:font-weight="bold" style:font-size-asian="10pt" style:font-style-asian="italic" style:font-weight-asian="bold" style:font-size-complex="10pt" style:font-style-complex="italic" style:font-weight-complex="bold"/>
    </style:style>
    <style:style style:name="T55" style:family="text">
      <style:text-properties style:font-name="Arial1"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6" style:family="text">
      <style:text-properties style:font-name="Arial1" fo:font-size="10pt" style:font-size-asian="10pt" style:font-size-complex="10pt"/>
    </style:style>
    <style:style style:name="T57" style:family="text">
      <style:text-properties style:text-underline-style="none"/>
    </style:style>
    <style:style style:name="T58" style:family="text">
      <style:text-properties style:font-name="Arial2" fo:font-size="14pt" fo:font-weight="bold"/>
    </style:style>
    <style:style style:name="T59" style:family="text">
      <style:text-properties style:text-line-through-style="none"/>
    </style:style>
    <style:style style:name="T60" style:family="text">
      <style:text-properties style:text-line-through-style="none" fo:font-style="normal" style:font-style-asian="normal" style:font-style-complex="normal"/>
    </style:style>
    <style:style style:name="T61" style:family="text">
      <style:text-properties fo:font-weight="bold" style:font-weight-asian="bold" style:font-weight-complex="bold"/>
    </style:style>
    <style:style style:name="T62" style:family="text">
      <style:text-properties fo:font-weight="normal" style:font-weight-asian="normal" style:font-weight-complex="normal"/>
    </style:style>
    <style:style style:name="T63" style:family="text">
      <style:text-properties style:use-window-font-color="true" style:text-outline="false" style:text-line-through-style="none" style:text-position="0% 100%" style:font-name=".Helvetica Neue DeskInterfac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4"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40415820112352" text:id="ct140415820112352">
          <text:deletion>
            <office:change-info>
              <dc:creator>D Harris</dc:creator>
              <dc:date>2015-02-08T16:08:00</dc:date>
            </office:change-info>
            <text:p text:style-name="P1">(Nothing</text:p>
          </text:deletion>
        </text:changed-region>
        <text:changed-region xml:id="ct140415790387056" text:id="ct140415790387056">
          <text:deletion>
            <office:change-info>
              <dc:creator>D Harris</dc:creator>
              <dc:date>2015-02-08T16:07:00</dc:date>
            </office:change-info>
            <text:p text:style-name="P1"><text:s/>to add to <text:span text:style-name="T1">the standard.)</text:span></text:p>
          </text:deletion>
        </text:changed-region>
        <text:changed-region xml:id="ct140415780320960" text:id="ct140415780320960">
          <text:insertion>
            <office:change-info>
              <dc:creator>D Harris</dc:creator>
              <dc:date>2015-02-08T16:09:00</dc:date>
            </office:change-info>
          </text:insertion>
        </text:changed-region>
        <text:changed-region xml:id="ct140415803889344" text:id="ct140415803889344">
          <text:insertion>
            <office:change-info>
              <dc:creator>D Harris</dc:creator>
              <dc:date>2015-02-08T16:08:00</dc:date>
            </office:change-info>
          </text:insertion>
        </text:changed-region>
        <text:changed-region xml:id="ct140415819773568" text:id="ct140415819773568">
          <text:insertion>
            <office:change-info>
              <dc:creator>D Harris</dc:creator>
              <dc:date>2015-02-07T20:29:00</dc:date>
            </office:change-info>
          </text:insertion>
        </text:changed-region>
        <text:changed-region xml:id="ct140415819772480" text:id="ct140415819772480">
          <text:insertion>
            <office:change-info>
              <dc:creator>D Harris</dc:creator>
              <dc:date>2015-02-07T20:30:00</dc:date>
            </office:change-info>
          </text:insertion>
        </text:changed-region>
        <text:changed-region xml:id="ct140415769551648" text:id="ct140415769551648">
          <text:insertion>
            <office:change-info>
              <dc:creator>D Harris</dc:creator>
              <dc:date>2015-02-07T20:31:00</dc:date>
            </office:change-info>
          </text:insertion>
        </text:changed-region>
        <text:changed-region xml:id="ct140415769551888" text:id="ct140415769551888">
          <text:insertion>
            <office:change-info>
              <dc:creator>D Harris</dc:creator>
              <dc:date>2015-02-07T20:32:00</dc:date>
            </office:change-info>
          </text:insertion>
        </text:changed-region>
        <text:changed-region xml:id="ct140415819774864" text:id="ct140415819774864">
          <text:insertion>
            <office:change-info>
              <dc:creator>D Harris</dc:creator>
              <dc:date>2015-02-07T20:33:00</dc:date>
            </office:change-info>
          </text:insertion>
        </text:changed-region>
        <text:changed-region xml:id="ct140415819775056" text:id="ct140415819775056">
          <text:insertion>
            <office:change-info>
              <dc:creator>D Harris</dc:creator>
              <dc:date>2015-02-07T20:34:00</dc:date>
            </office:change-info>
          </text:insertion>
        </text:changed-region>
        <text:changed-region xml:id="ct140415794628128" text:id="ct140415794628128">
          <text:insertion>
            <office:change-info>
              <dc:creator>D Harris</dc:creator>
              <dc:date>2015-02-08T16:10:00</dc:date>
            </office:change-info>
          </text:insertion>
        </text:changed-region>
        <text:changed-region xml:id="ct140415797940064" text:id="ct140415797940064">
          <text:insertion>
            <office:change-info>
              <dc:creator>D Harris</dc:creator>
              <dc:date>2015-02-08T16:36:00</dc:date>
            </office:change-info>
          </text:insertion>
        </text:changed-region>
        <text:changed-region xml:id="ct140415777276400" text:id="ct140415777276400">
          <text:deletion>
            <office:change-info>
              <dc:creator>D Harris</dc:creator>
              <dc:date>2015-02-08T16:36:00</dc:date>
            </office:change-info>
            <text:p text:style-name="P2"><text:s/>(</text:p>
          </text:deletion>
        </text:changed-region>
        <text:changed-region xml:id="ct140415787157040" text:id="ct140415787157040">
          <text:insertion>
            <office:change-info>
              <dc:creator>D Harris</dc:creator>
              <dc:date>2015-02-08T16:40:00</dc:date>
            </office:change-info>
          </text:insertion>
        </text:changed-region>
        <text:changed-region xml:id="ct140415787010768" text:id="ct140415787010768">
          <text:deletion>
            <office:change-info>
              <dc:creator>D Harris</dc:creator>
              <dc:date>2015-02-08T16:40:00</dc:date>
            </office:change-info>
            <text:p text:style-name="P2">replying to </text:p>
          </text:deletion>
        </text:changed-region>
        <text:changed-region xml:id="ct140415770151328" text:id="ct140415770151328">
          <text:deletion>
            <office:change-info>
              <dc:creator>D Harris</dc:creator>
              <dc:date>2015-02-08T16:40:00</dc:date>
            </office:change-info>
            <text:p text:style-name="P2">y</text:p>
          </text:deletion>
        </text:changed-region>
        <text:changed-region xml:id="ct140415796036736" text:id="ct140415796036736">
          <text:insertion>
            <office:change-info>
              <dc:creator>D Harris</dc:creator>
              <dc:date>2015-02-08T16:40:00</dc:date>
            </office:change-info>
          </text:insertion>
        </text:changed-region>
        <text:changed-region xml:id="ct140415771378576" text:id="ct140415771378576">
          <text:insertion>
            <office:change-info>
              <dc:creator>D Harris</dc:creator>
              <dc:date>2015-02-08T16:40:00</dc:date>
            </office:change-info>
          </text:insertion>
        </text:changed-region>
        <text:changed-region xml:id="ct140415805731296" text:id="ct140415805731296">
          <text:insertion>
            <office:change-info>
              <dc:creator>D Harris</dc:creator>
              <dc:date>2015-02-08T16:41:00</dc:date>
            </office:change-info>
          </text:insertion>
        </text:changed-region>
        <text:changed-region xml:id="ct140415777116112" text:id="ct140415777116112">
          <text:deletion>
            <office:change-info>
              <dc:creator>D Harris</dc:creator>
              <dc:date>2015-02-08T16:36:00</dc:date>
            </office:change-info>
            <text:p text:style-name="P2">)</text:p>
          </text:deletion>
        </text:changed-region>
        <text:changed-region xml:id="ct140415780200288" text:id="ct140415780200288">
          <text:insertion>
            <office:change-info>
              <dc:creator>D Harris</dc:creator>
              <dc:date>2015-02-08T16:36:00</dc:date>
            </office:change-info>
          </text:insertion>
        </text:changed-region>
        <text:changed-region xml:id="ct140415772145760" text:id="ct140415772145760">
          <text:insertion>
            <office:change-info>
              <dc:creator>D Harris</dc:creator>
              <dc:date>2015-02-08T16:37:00</dc:date>
            </office:change-info>
          </text:insertion>
        </text:changed-region>
        <text:changed-region xml:id="ct140415767419440" text:id="ct140415767419440">
          <text:deletion>
            <office:change-info>
              <dc:creator>D Harris</dc:creator>
              <dc:date>2015-02-08T16:37:00</dc:date>
            </office:change-info>
            <text:p text:style-name="P3"><text:s/>(through</text:p>
          </text:deletion>
        </text:changed-region>
        <text:changed-region xml:id="ct140415804671184" text:id="ct140415804671184">
          <text:deletion>
            <office:change-info>
              <dc:creator>D Harris</dc:creator>
              <dc:date>2015-02-08T16:37:00</dc:date>
            </office:change-info>
            <text:p text:style-name="P3">)</text:p>
          </text:deletion>
        </text:changed-region>
        <text:changed-region xml:id="ct140415804659840" text:id="ct140415804659840">
          <text:insertion>
            <office:change-info>
              <dc:creator>D Harris</dc:creator>
              <dc:date>2015-02-08T16:37:00</dc:date>
            </office:change-info>
          </text:insertion>
        </text:changed-region>
        <text:changed-region xml:id="ct140415787763360" text:id="ct140415787763360">
          <text:insertion>
            <office:change-info>
              <dc:creator>D Harris</dc:creator>
              <dc:date>2015-02-08T16:37:00</dc:date>
            </office:change-info>
          </text:insertion>
        </text:changed-region>
        <text:changed-region xml:id="ct140415765241072" text:id="ct140415765241072">
          <text:deletion>
            <office:change-info>
              <dc:creator>D Harris</dc:creator>
              <dc:date>2015-02-08T16:37:00</dc:date>
            </office:change-info>
            <text:p text:style-name="P3"><text:s/>(t</text:p>
          </text:deletion>
        </text:changed-region>
        <text:changed-region xml:id="ct140415764832320" text:id="ct140415764832320">
          <text:insertion>
            <office:change-info>
              <dc:creator>D Harris</dc:creator>
              <dc:date>2015-02-08T16:37:00</dc:date>
            </office:change-info>
          </text:insertion>
        </text:changed-region>
        <text:changed-region xml:id="ct140415770160992" text:id="ct140415770160992">
          <text:deletion>
            <office:change-info>
              <dc:creator>D Harris</dc:creator>
              <dc:date>2015-02-08T16:37:00</dc:date>
            </office:change-info>
            <text:p text:style-name="P3"><text:s/>and in some cases</text:p>
          </text:deletion>
        </text:changed-region>
        <text:changed-region xml:id="ct140415769952880" text:id="ct140415769952880">
          <text:insertion>
            <office:change-info>
              <dc:creator>D Harris</dc:creator>
              <dc:date>2015-02-08T16:37:00</dc:date>
            </office:change-info>
          </text:insertion>
        </text:changed-region>
        <text:changed-region xml:id="ct140415764674992" text:id="ct140415764674992">
          <text:deletion>
            <office:change-info>
              <dc:creator>D Harris</dc:creator>
              <dc:date>2015-02-08T16:37:00</dc:date>
            </office:change-info>
            <text:p text:style-name="P3">)</text:p>
          </text:deletion>
        </text:changed-region>
        <text:changed-region xml:id="ct140415780611552" text:id="ct140415780611552">
          <text:insertion>
            <office:change-info>
              <dc:creator>D Harris</dc:creator>
              <dc:date>2015-02-08T16:38:00</dc:date>
            </office:change-info>
          </text:insertion>
        </text:changed-region>
        <text:changed-region xml:id="ct140415770460512" text:id="ct140415770460512">
          <text:deletion>
            <office:change-info>
              <dc:creator>D Harris</dc:creator>
              <dc:date>2015-02-08T16:38:00</dc:date>
            </office:change-info>
            <text:list xml:id="list8688033013367286470" text:style-name="L1">
              <text:list-item>
                <text:p text:style-name="P4"/>
              </text:list-item>
              <text:list-item>
                <text:p text:style-name="P4"/>
              </text:list-item>
            </text:list>
          </text:deletion>
        </text:changed-region>
        <text:changed-region xml:id="ct140415770141408" text:id="ct140415770141408">
          <text:insertion>
            <office:change-info>
              <dc:creator>D Harris</dc:creator>
              <dc:date>2015-02-08T16:38:00</dc:date>
            </office:change-info>
          </text:insertion>
        </text:changed-region>
        <text:changed-region xml:id="ct140415790413824" text:id="ct140415790413824">
          <text:deletion>
            <office:change-info>
              <dc:creator>D Harris</dc:creator>
              <dc:date>2015-02-08T16:38:00</dc:date>
            </office:change-info>
            <text:p text:style-name="P2">ose</text:p>
          </text:deletion>
        </text:changed-region>
        <text:changed-region xml:id="ct140415792827152" text:id="ct140415792827152">
          <text:insertion>
            <office:change-info>
              <dc:creator>D Harris</dc:creator>
              <dc:date>2015-02-08T16:38:00</dc:date>
            </office:change-info>
          </text:insertion>
        </text:changed-region>
        <text:changed-region xml:id="ct140415791435088" text:id="ct140415791435088">
          <text:insertion>
            <office:change-info>
              <dc:creator>D Harris</dc:creator>
              <dc:date>2015-02-08T16:38:00</dc:date>
            </office:change-info>
          </text:insertion>
        </text:changed-region>
        <text:changed-region xml:id="ct140415801563504" text:id="ct140415801563504">
          <text:insertion>
            <office:change-info>
              <dc:creator>D Harris</dc:creator>
              <dc:date>2015-02-08T17:40:00</dc:date>
            </office:change-info>
          </text:insertion>
        </text:changed-region>
        <text:changed-region xml:id="ct140415788272928" text:id="ct140415788272928">
          <text:deletion>
            <office:change-info>
              <dc:creator>D Harris</dc:creator>
              <dc:date>2015-02-08T16:39:00</dc:date>
            </office:change-info>
            <text:p text:style-name="P2">different</text:p>
          </text:deletion>
        </text:changed-region>
        <text:changed-region xml:id="ct140415772582544" text:id="ct140415772582544">
          <text:insertion>
            <office:change-info>
              <dc:creator>D Harris</dc:creator>
              <dc:date>2015-02-08T16:39:00</dc:date>
            </office:change-info>
          </text:insertion>
        </text:changed-region>
        <text:changed-region xml:id="ct140415766966256" text:id="ct140415766966256">
          <text:insertion>
            <office:change-info>
              <dc:creator>D Harris</dc:creator>
              <dc:date>2015-02-08T16:39:00</dc:date>
            </office:change-info>
          </text:insertion>
        </text:changed-region>
        <text:changed-region xml:id="ct140415781779632" text:id="ct140415781779632">
          <text:insertion>
            <office:change-info>
              <dc:creator>D Harris</dc:creator>
              <dc:date>2015-02-08T16:41:00</dc:date>
            </office:change-info>
          </text:insertion>
        </text:changed-region>
        <text:changed-region xml:id="ct140415788667776" text:id="ct140415788667776">
          <text:insertion>
            <office:change-info>
              <dc:creator>D Harris</dc:creator>
              <dc:date>2015-02-08T16:40:00</dc:date>
            </office:change-info>
          </text:insertion>
        </text:changed-region>
        <text:changed-region xml:id="ct140415803467040" text:id="ct140415803467040">
          <text:insertion>
            <office:change-info>
              <dc:creator>D Harris</dc:creator>
              <dc:date>2015-02-08T16:41:00</dc:date>
            </office:change-info>
          </text:insertion>
        </text:changed-region>
        <text:changed-region xml:id="ct140415796850208" text:id="ct140415796850208">
          <text:insertion>
            <office:change-info>
              <dc:creator>D Harris</dc:creator>
              <dc:date>2015-02-08T16:42:00</dc:date>
            </office:change-info>
          </text:insertion>
        </text:changed-region>
        <text:changed-region xml:id="ct140415764941440" text:id="ct140415764941440">
          <text:insertion>
            <office:change-info>
              <dc:creator>D Harris</dc:creator>
              <dc:date>2015-02-08T16:43:00</dc:date>
            </office:change-info>
          </text:insertion>
        </text:changed-region>
        <text:changed-region xml:id="ct140415780688128" text:id="ct140415780688128">
          <text:insertion>
            <office:change-info>
              <dc:creator>D Harris</dc:creator>
              <dc:date>2015-02-08T16:42:00</dc:date>
            </office:change-info>
          </text:insertion>
        </text:changed-region>
        <text:changed-region xml:id="ct140415789091152" text:id="ct140415789091152">
          <text:format-change>
            <office:change-info>
              <dc:creator>D Harris</dc:creator>
              <dc:date>2015-02-08T16:43:00</dc:date>
            </office:change-info>
          </text:format-change>
        </text:changed-region>
        <text:changed-region xml:id="ct140415792878480" text:id="ct140415792878480">
          <text:deletion>
            <office:change-info>
              <dc:creator>D Harris</dc:creator>
              <dc:date>2015-02-08T16:44:00</dc:date>
            </office:change-info>
            <text:p text:style-name="P5"><text:s/>simple-node</text:p>
          </text:deletion>
        </text:changed-region>
        <text:changed-region xml:id="ct140415768139632" text:id="ct140415768139632">
          <text:insertion>
            <office:change-info>
              <dc:creator>D Harris</dc:creator>
              <dc:date>2015-02-08T16:44:00</dc:date>
            </office:change-info>
          </text:insertion>
        </text:changed-region>
        <text:changed-region xml:id="ct140415791115424" text:id="ct140415791115424">
          <text:insertion>
            <office:change-info>
              <dc:creator>D Harris</dc:creator>
              <dc:date>2015-02-08T16:48:00</dc:date>
            </office:change-info>
          </text:insertion>
        </text:changed-region>
        <text:changed-region xml:id="ct140415772550576" text:id="ct140415772550576">
          <text:insertion>
            <office:change-info>
              <dc:creator>D Harris</dc:creator>
              <dc:date>2015-02-08T16:49:00</dc:date>
            </office:change-info>
          </text:insertion>
        </text:changed-region>
        <text:changed-region xml:id="ct140415809163840" text:id="ct140415809163840">
          <text:insertion>
            <office:change-info>
              <dc:creator>D Harris</dc:creator>
              <dc:date>2015-02-08T16:50:00</dc:date>
            </office:change-info>
          </text:insertion>
        </text:changed-region>
        <text:changed-region xml:id="ct140415794523744" text:id="ct140415794523744">
          <text:insertion>
            <office:change-info>
              <dc:creator>D Harris</dc:creator>
              <dc:date>2015-02-08T16:58:00</dc:date>
            </office:change-info>
          </text:insertion>
        </text:changed-region>
        <text:changed-region xml:id="ct140415769491328" text:id="ct140415769491328">
          <text:insertion>
            <office:change-info>
              <dc:creator>D Harris</dc:creator>
              <dc:date>2015-02-08T16:53:00</dc:date>
            </office:change-info>
          </text:insertion>
        </text:changed-region>
        <text:changed-region xml:id="ct140415794928496" text:id="ct140415794928496">
          <text:insertion>
            <office:change-info>
              <dc:creator>D Harris</dc:creator>
              <dc:date>2015-02-08T16:53:00</dc:date>
            </office:change-info>
          </text:insertion>
        </text:changed-region>
        <text:changed-region xml:id="ct140415794808416" text:id="ct140415794808416">
          <text:deletion>
            <office:change-info>
              <dc:creator>D Harris</dc:creator>
              <dc:date>2015-02-08T16:53:00</dc:date>
            </office:change-info>
            <text:p text:style-name="P5">T</text:p>
          </text:deletion>
        </text:changed-region>
        <text:changed-region xml:id="ct140415804571504" text:id="ct140415804571504">
          <text:deletion>
            <office:change-info>
              <dc:creator>D Harris</dc:creator>
              <dc:date>2015-02-08T16:44:00</dc:date>
            </office:change-info>
            <text:p text:style-name="P2">U</text:p>
          </text:deletion>
        </text:changed-region>
        <text:changed-region xml:id="ct140415820618944" text:id="ct140415820618944">
          <text:insertion>
            <office:change-info>
              <dc:creator>D Harris</dc:creator>
              <dc:date>2015-02-08T16:44:00</dc:date>
            </office:change-info>
          </text:insertion>
        </text:changed-region>
        <text:changed-region xml:id="ct140415766406160" text:id="ct140415766406160">
          <text:insertion>
            <office:change-info>
              <dc:creator>D Harris</dc:creator>
              <dc:date>2015-02-08T16:45:00</dc:date>
            </office:change-info>
          </text:insertion>
        </text:changed-region>
        <text:changed-region xml:id="ct140415801930672" text:id="ct140415801930672">
          <text:insertion>
            <office:change-info>
              <dc:creator>D Harris</dc:creator>
              <dc:date>2015-02-08T19:57:00</dc:date>
            </office:change-info>
          </text:insertion>
        </text:changed-region>
        <text:changed-region xml:id="ct140415801839568" text:id="ct140415801839568">
          <text:insertion>
            <office:change-info>
              <dc:creator>D Harris</dc:creator>
              <dc:date>2015-02-08T19:58:00</dc:date>
            </office:change-info>
          </text:insertion>
        </text:changed-region>
        <text:changed-region xml:id="ct140415770381712" text:id="ct140415770381712">
          <text:insertion>
            <office:change-info>
              <dc:creator>D Harris</dc:creator>
              <dc:date>2015-02-08T19:59:00</dc:date>
            </office:change-info>
          </text:insertion>
        </text:changed-region>
        <text:changed-region xml:id="ct140415764925440" text:id="ct140415764925440">
          <text:insertion>
            <office:change-info>
              <dc:creator>D Harris</dc:creator>
              <dc:date>2015-02-08T20:01:00</dc:date>
            </office:change-info>
          </text:insertion>
        </text:changed-region>
        <text:changed-region xml:id="ct140415809012416" text:id="ct140415809012416">
          <text:insertion>
            <office:change-info>
              <dc:creator>D Harris</dc:creator>
              <dc:date>2015-02-08T20:18:00</dc:date>
            </office:change-info>
          </text:insertion>
        </text:changed-region>
        <text:changed-region xml:id="ct140415792178688" text:id="ct140415792178688">
          <text:insertion>
            <office:change-info>
              <dc:creator>D Harris</dc:creator>
              <dc:date>2015-02-08T20:19:00</dc:date>
            </office:change-info>
          </text:insertion>
        </text:changed-region>
        <text:changed-region xml:id="ct140415764944816" text:id="ct140415764944816">
          <text:deletion>
            <office:change-info>
              <dc:creator>D Harris</dc:creator>
              <dc:date>2015-02-08T17:44:00</dc:date>
            </office:change-info>
            <text:p text:style-name="P5"><text:span text:style-name="T2">The system</text:span></text:p>
          </text:deletion>
        </text:changed-region>
        <text:changed-region xml:id="ct140415764630400" text:id="ct140415764630400">
          <text:insertion>
            <office:change-info>
              <dc:creator>D Harris</dc:creator>
              <dc:date>2015-02-08T17:44:00</dc:date>
            </office:change-info>
          </text:insertion>
        </text:changed-region>
        <text:changed-region xml:id="ct140415790256784" text:id="ct140415790256784">
          <text:deletion>
            <office:change-info>
              <dc:creator>D Harris</dc:creator>
              <dc:date>2015-02-08T17:45:00</dc:date>
            </office:change-info>
            <text:p text:style-name="P5"><text:span text:style-name="T2">by defining</text:span></text:p>
          </text:deletion>
        </text:changed-region>
        <text:changed-region xml:id="ct140415802242688" text:id="ct140415802242688">
          <text:insertion>
            <office:change-info>
              <dc:creator>D Harris</dc:creator>
              <dc:date>2015-02-08T17:45:00</dc:date>
            </office:change-info>
          </text:insertion>
        </text:changed-region>
        <text:changed-region xml:id="ct140415805459120" text:id="ct140415805459120">
          <text:insertion>
            <office:change-info>
              <dc:creator>D Harris</dc:creator>
              <dc:date>2015-02-08T17:45:00</dc:date>
            </office:change-info>
          </text:insertion>
        </text:changed-region>
        <text:changed-region xml:id="ct140415795025856" text:id="ct140415795025856">
          <text:insertion>
            <office:change-info>
              <dc:creator>D Harris</dc:creator>
              <dc:date>2015-02-08T17:45:00</dc:date>
            </office:change-info>
          </text:insertion>
        </text:changed-region>
        <text:changed-region xml:id="ct140415798399952" text:id="ct140415798399952">
          <text:insertion>
            <office:change-info>
              <dc:creator>D Harris</dc:creator>
              <dc:date>2015-02-08T17:46:00</dc:date>
            </office:change-info>
          </text:insertion>
        </text:changed-region>
        <text:changed-region xml:id="ct140415781633408" text:id="ct140415781633408">
          <text:insertion>
            <office:change-info>
              <dc:creator>D Harris</dc:creator>
              <dc:date>2015-02-08T17:49:00</dc:date>
            </office:change-info>
          </text:insertion>
        </text:changed-region>
        <text:changed-region xml:id="ct140415793368480" text:id="ct140415793368480">
          <text:deletion>
            <office:change-info>
              <dc:creator>D Harris</dc:creator>
              <dc:date>2015-02-08T17:50:00</dc:date>
            </office:change-info>
            <text:p text:style-name="Standard"><text:span text:style-name="T3"/></text:p>
            <text:p text:style-name="Standard"><text:span text:style-name="T4"/></text:p>
          </text:deletion>
        </text:changed-region>
        <text:changed-region xml:id="ct140415785776784" text:id="ct140415785776784">
          <text:deletion>
            <office:change-info>
              <dc:creator>D Harris</dc:creator>
              <dc:date>2015-02-06T21:20:00</dc:date>
            </office:change-info>
            <text:p text:style-name="Standard"><text:span text:style-name="T4"><text:s/></text:span></text:p>
          </text:deletion>
        </text:changed-region>
        <text:changed-region xml:id="ct140415791224848" text:id="ct140415791224848">
          <text:deletion>
            <office:change-info>
              <dc:creator>D Harris</dc:creator>
              <dc:date>2015-02-06T22:03:00</dc:date>
            </office:change-info>
            <text:p text:style-name="Standard"><text:span text:style-name="T4">CAN Priority</text:span></text:p>
            <text:p text:style-name="Standard"><text:span text:style-name="T4">Because of their length, standard CAN frames don't carry the full priority bits of the <text:s/>MTI. Both hardware and software generally provide these as 0 bits, </text:span><text:span text:style-name="T5">and</text:span><text:span text:style-name="T4"> require that the user code check an “extended” flag in the frame to know whether it's dealing with a standard or extended frame. <text:s/>By ensuring that CAN header part of the MTI coding can never be zero, we ensure that standard frames don't accidentally get interpreted as OpenLCB frames.</text:span></text:p>
          </text:deletion>
        </text:changed-region>
        <text:changed-region xml:id="ct140415798103472" text:id="ct140415798103472">
          <text:deletion>
            <office:change-info>
              <dc:creator>D Harris</dc:creator>
              <dc:date>2015-02-08T17:51:00</dc:date>
            </office:change-info>
            <text:p text:style-name="Standard"><text:span text:style-name="T3"/></text:p>
            <text:h text:style-name="Heading_20_6" text:outline-level="6" text:is-list-header="true">CAN Frame-type</text:h>
            <text:p text:style-name="Standard">Some house-keeping operations are CAN specific and do not need to be transmitted off this segment, <text:span text:style-name="T2">CAN Control Frames are used to perform those, such as determining a Node's Alias on start up. <text:s/></text:span><text:s text:c="2"/><text:span text:style-name="T2">See the </text:span><text:span text:style-name="T6">OpenLCB-CAN Frame Transfer S &amp; TN documents for more details. <text:s/></text:span></text:p>
          </text:deletion>
        </text:changed-region>
        <text:changed-region xml:id="ct140415803896400" text:id="ct140415803896400">
          <text:deletion>
            <office:change-info>
              <dc:creator>D Harris</dc:creator>
              <dc:date>2015-02-08T17:51:00</dc:date>
            </office:change-info>
            <text:p text:style-name="P6"><text:span text:style-name="T7">PIP</text:span></text:p>
          </text:deletion>
        </text:changed-region>
        <text:changed-region xml:id="ct140415801446368" text:id="ct140415801446368">
          <text:insertion>
            <office:change-info>
              <dc:creator>D Harris</dc:creator>
              <dc:date>2015-02-08T17:51:00</dc:date>
            </office:change-info>
          </text:insertion>
        </text:changed-region>
        <text:changed-region xml:id="ct140415809319936" text:id="ct140415809319936">
          <text:insertion>
            <office:change-info>
              <dc:creator>D Harris</dc:creator>
              <dc:date>2015-02-08T17:52:00</dc:date>
            </office:change-info>
          </text:insertion>
        </text:changed-region>
        <text:changed-region xml:id="ct140415803882800" text:id="ct140415803882800">
          <text:deletion>
            <office:change-info>
              <dc:creator>D Harris</dc:creator>
              <dc:date>2015-02-08T17:52:00</dc:date>
            </office:change-info>
            <text:p text:style-name="P6"><text:span text:style-name="T7"><text:s/>reply</text:span></text:p>
          </text:deletion>
        </text:changed-region>
        <text:changed-region xml:id="ct140415790998992" text:id="ct140415790998992">
          <text:insertion>
            <office:change-info>
              <dc:creator>D Harris</dc:creator>
              <dc:date>2015-02-08T17:52:00</dc:date>
            </office:change-info>
          </text:insertion>
        </text:changed-region>
        <text:changed-region xml:id="ct140415788980304" text:id="ct140415788980304">
          <text:insertion>
            <office:change-info>
              <dc:creator>D Harris</dc:creator>
              <dc:date>2015-02-08T17:53:00</dc:date>
            </office:change-info>
          </text:insertion>
        </text:changed-region>
        <text:changed-region xml:id="ct140415804498704" text:id="ct140415804498704">
          <text:deletion>
            <office:change-info>
              <dc:creator>D Harris</dc:creator>
              <dc:date>2015-02-08T17:53:00</dc:date>
            </office:change-info>
            <text:p text:style-name="P6"><text:span text:style-name="T7">“break into N frames with MTI at start”: <text:s/>One message becomes N smaller ones. <text:s/>As it is a directed reply, </text:span><text:span text:style-name="T8">the</text:span><text:span text:style-name="T7"> requestor can ensure that the response will be processed on receipt. <text:s/>The end of </text:span><text:span text:style-name="T8">the</text:span><text:span text:style-name="T7"> reply is indicated by a non-full CAN frame (though Io code sends those in the middle [I </text:span><text:span text:style-name="T8">think</text:span><text:span text:style-name="T7"> this was specified at that time]. <text:s/>If needed this is a zero-length frame.</text:span></text:p>
            <text:p text:style-name="P7"/>
            <text:p text:style-name="P7">[[SNIP uses null, and is obselete----don't mention]]</text:p>
            <text:p text:style-name="P7">Example of the general PIP Reply message broken into multiple CAN messages: </text:p>
            <text:p text:style-name="P8"><text:s text:c="6"/><text:span text:style-name="T9">(0668, 456456789789, 123456123456, 19, 11223344556677889900112233445566778899)</text:span><text:span text:style-name="T9"><office:annotation><dc:creator>D Harris</dc:creator><dc:date>2015-01-05T05:28:07</dc:date><text:p text:style-name="P121"><text:span text:style-name="T63">Is old style PIP ok, or do we only include the OFML form?</text:span></text:p></office:annotation></text:span></text:p>
            <text:p text:style-name="P7"><text:s text:c="2"/>becomes: </text:p>
            <text:p text:style-name="P9"><text:s text:c="5"/>[19668, 456](8) 0123, 112233445566</text:p>
            <text:p text:style-name="P10"><text:s text:c="5"/>[19668, 456](8) 0123, 778899001122</text:p>
            <text:p text:style-name="P10"><text:s text:c="5"/>[19668, 456](8) 0123, 334455667788</text:p>
            <text:p text:style-name="P10"><text:s text:c="5"/>[19668, 456](3) 0123, 99</text:p>
            <text:p text:style-name="P6"><text:span text:style-name="T7"/></text:p>
          </text:deletion>
        </text:changed-region>
        <text:changed-region xml:id="ct140415780294304" text:id="ct140415780294304">
          <text:deletion>
            <office:change-info>
              <dc:creator>D Harris</dc:creator>
              <dc:date>2015-02-08T17:54:00</dc:date>
            </office:change-info>
            <text:p text:style-name="P7">PIP</text:p>
          </text:deletion>
        </text:changed-region>
        <text:changed-region xml:id="ct140415776619056" text:id="ct140415776619056">
          <text:insertion>
            <office:change-info>
              <dc:creator>D Harris</dc:creator>
              <dc:date>2015-02-08T17:54:00</dc:date>
            </office:change-info>
          </text:insertion>
        </text:changed-region>
        <text:changed-region xml:id="ct140415804707968" text:id="ct140415804707968">
          <text:deletion>
            <office:change-info>
              <dc:creator>D Harris</dc:creator>
              <dc:date>2015-02-08T17:54:00</dc:date>
            </office:change-info>
            <text:p text:style-name="P7"><text:s/>could have been: <text:span text:style-name="T10">[[ protocol support reply ]]</text:span></text:p>
          </text:deletion>
        </text:changed-region>
        <text:changed-region xml:id="ct140415780051088" text:id="ct140415780051088">
          <text:insertion>
            <office:change-info>
              <dc:creator>D Harris</dc:creator>
              <dc:date>2015-02-08T17:55:00</dc:date>
            </office:change-info>
          </text:insertion>
        </text:changed-region>
        <text:changed-region xml:id="ct140415796710496" text:id="ct140415796710496">
          <text:insertion>
            <office:change-info>
              <dc:creator>D Harris</dc:creator>
              <dc:date>2015-02-08T17:54:00</dc:date>
            </office:change-info>
          </text:insertion>
        </text:changed-region>
        <text:changed-region xml:id="ct140415787524512" text:id="ct140415787524512">
          <text:insertion>
            <office:change-info>
              <dc:creator>D Harris</dc:creator>
              <dc:date>2015-02-08T17:55:00</dc:date>
            </office:change-info>
          </text:insertion>
        </text:changed-region>
        <text:changed-region xml:id="ct140415820403456" text:id="ct140415820403456">
          <text:insertion>
            <office:change-info>
              <dc:creator>D Harris</dc:creator>
              <dc:date>2015-02-08T17:55:00</dc:date>
            </office:change-info>
          </text:insertion>
        </text:changed-region>
        <text:changed-region xml:id="ct140415776851776" text:id="ct140415776851776">
          <text:insertion>
            <office:change-info>
              <dc:creator>D Harris</dc:creator>
              <dc:date>2015-02-08T17:55:00</dc:date>
            </office:change-info>
          </text:insertion>
        </text:changed-region>
        <text:changed-region xml:id="ct140415790501456" text:id="ct140415790501456">
          <text:insertion>
            <office:change-info>
              <dc:creator>D Harris</dc:creator>
              <dc:date>2015-02-08T17:55:00</dc:date>
            </office:change-info>
          </text:insertion>
        </text:changed-region>
        <text:changed-region xml:id="ct140415777412528" text:id="ct140415777412528">
          <text:insertion>
            <office:change-info>
              <dc:creator>D Harris</dc:creator>
              <dc:date>2015-02-08T17:55:00</dc:date>
            </office:change-info>
          </text:insertion>
        </text:changed-region>
        <text:changed-region xml:id="ct140415787607696" text:id="ct140415787607696">
          <text:insertion>
            <office:change-info>
              <dc:creator>D Harris</dc:creator>
              <dc:date>2015-02-08T17:55:00</dc:date>
            </office:change-info>
          </text:insertion>
        </text:changed-region>
        <text:changed-region xml:id="ct140415770345456" text:id="ct140415770345456">
          <text:insertion>
            <office:change-info>
              <dc:creator>D Harris</dc:creator>
              <dc:date>2015-02-08T17:56:00</dc:date>
            </office:change-info>
          </text:insertion>
        </text:changed-region>
        <text:changed-region xml:id="ct140415795743808" text:id="ct140415795743808">
          <text:insertion>
            <office:change-info>
              <dc:creator>D Harris</dc:creator>
              <dc:date>2015-02-08T17:56:00</dc:date>
            </office:change-info>
          </text:insertion>
        </text:changed-region>
        <text:changed-region xml:id="ct140415803253664" text:id="ct140415803253664">
          <text:insertion>
            <office:change-info>
              <dc:creator>D Harris</dc:creator>
              <dc:date>2015-02-08T17:56:00</dc:date>
            </office:change-info>
          </text:insertion>
        </text:changed-region>
        <text:changed-region xml:id="ct140415794794768" text:id="ct140415794794768">
          <text:insertion>
            <office:change-info>
              <dc:creator>D Harris</dc:creator>
              <dc:date>2015-02-08T17:55:00</dc:date>
            </office:change-info>
          </text:insertion>
        </text:changed-region>
        <text:changed-region xml:id="ct140415765239488" text:id="ct140415765239488">
          <text:insertion>
            <office:change-info>
              <dc:creator>D Harris</dc:creator>
              <dc:date>2015-02-08T17:56:00</dc:date>
            </office:change-info>
          </text:insertion>
        </text:changed-region>
        <text:changed-region xml:id="ct140415770464544" text:id="ct140415770464544">
          <text:insertion>
            <office:change-info>
              <dc:creator>D Harris</dc:creator>
              <dc:date>2015-02-08T17:56:00</dc:date>
            </office:change-info>
          </text:insertion>
        </text:changed-region>
        <text:changed-region xml:id="ct140415805771504" text:id="ct140415805771504">
          <text:insertion>
            <office:change-info>
              <dc:creator>D Harris</dc:creator>
              <dc:date>2015-02-08T17:56:00</dc:date>
            </office:change-info>
          </text:insertion>
        </text:changed-region>
        <text:changed-region xml:id="ct140415776890192" text:id="ct140415776890192">
          <text:insertion>
            <office:change-info>
              <dc:creator>D Harris</dc:creator>
              <dc:date>2015-02-08T17:55:00</dc:date>
            </office:change-info>
          </text:insertion>
        </text:changed-region>
        <text:changed-region xml:id="ct140415782045488" text:id="ct140415782045488">
          <text:insertion>
            <office:change-info>
              <dc:creator>D Harris</dc:creator>
              <dc:date>2015-02-08T17:56:00</dc:date>
            </office:change-info>
          </text:insertion>
        </text:changed-region>
        <text:changed-region xml:id="ct140415808307200" text:id="ct140415808307200">
          <text:insertion>
            <office:change-info>
              <dc:creator>D Harris</dc:creator>
              <dc:date>2015-02-08T17:56:00</dc:date>
            </office:change-info>
          </text:insertion>
        </text:changed-region>
        <text:changed-region xml:id="ct140415775457520" text:id="ct140415775457520">
          <text:insertion>
            <office:change-info>
              <dc:creator>D Harris</dc:creator>
              <dc:date>2015-02-08T17:56:00</dc:date>
            </office:change-info>
          </text:insertion>
        </text:changed-region>
        <text:changed-region xml:id="ct140415791184560" text:id="ct140415791184560">
          <text:insertion>
            <office:change-info>
              <dc:creator>D Harris</dc:creator>
              <dc:date>2015-02-08T17:55:00</dc:date>
            </office:change-info>
          </text:insertion>
        </text:changed-region>
        <text:changed-region xml:id="ct140415805107504" text:id="ct140415805107504">
          <text:insertion>
            <office:change-info>
              <dc:creator>D Harris</dc:creator>
              <dc:date>2015-02-08T17:56:00</dc:date>
            </office:change-info>
          </text:insertion>
        </text:changed-region>
        <text:changed-region xml:id="ct140415785835120" text:id="ct140415785835120">
          <text:insertion>
            <office:change-info>
              <dc:creator>D Harris</dc:creator>
              <dc:date>2015-02-08T17:56:00</dc:date>
            </office:change-info>
          </text:insertion>
        </text:changed-region>
        <text:changed-region xml:id="ct140415765031360" text:id="ct140415765031360">
          <text:insertion>
            <office:change-info>
              <dc:creator>D Harris</dc:creator>
              <dc:date>2015-02-08T17:56:00</dc:date>
            </office:change-info>
          </text:insertion>
        </text:changed-region>
        <text:changed-region xml:id="ct140415790434976" text:id="ct140415790434976">
          <text:deletion>
            <office:change-info>
              <dc:creator>D Harris</dc:creator>
              <dc:date>2015-02-08T17:57:00</dc:date>
            </office:change-info>
            <text:p text:style-name="P11">[[Only general comments, refer to DG Transport]]</text:p>
            <text:p text:style-name="P11"/>
          </text:deletion>
        </text:changed-region>
        <text:changed-region xml:id="ct140415808718208" text:id="ct140415808718208">
          <text:insertion>
            <office:change-info>
              <dc:creator>D Harris</dc:creator>
              <dc:date>2015-02-08T18:18:00</dc:date>
            </office:change-info>
          </text:insertion>
        </text:changed-region>
        <text:changed-region xml:id="ct140415786057136" text:id="ct140415786057136">
          <text:deletion>
            <office:change-info>
              <dc:creator>D Harris</dc:creator>
              <dc:date>2015-02-08T18:16:00</dc:date>
            </office:change-info>
            <text:p text:style-name="Standard"><text:span text:style-name="T11"/></text:p>
            <text:p text:style-name="Standard"><text:span text:style-name="T11"/></text:p>
          </text:deletion>
        </text:changed-region>
        <text:changed-region xml:id="ct140415766870000" text:id="ct140415766870000">
          <text:deletion>
            <office:change-info>
              <dc:creator>D Harris</dc:creator>
              <dc:date>2015-02-08T18:17:00</dc:date>
            </office:change-info>
            <text:p text:style-name="P12"><text:span text:style-name="T1"/></text:p>
            <text:p text:style-name="P13">Since these messages are fragmented into multiple frames, it's possible that errors will cause the last frame(s) to be lost. <text:s/>Disconnection or crashing of a node or gateway <text:span text:style-name="T1">could</text:span> cause this, for example. <text:s/>Although higher-level timeouts will protect the Datagram and Stream protocols, the message-level specification needs to cover how the frame-to-message process recovers. <text:s/>The most straightforward method has been specified. <text:s/>CAN segments carry lots of traffic, so there is provision for time lost to higher priority frames. <text:s/>The error recovery is specified. <text:s/>While it is true that a disconnected network might not transport the marked error reply, the receiving node should probably send it anyway. <text:s/>That allows other nodes to see what the receiver is thinking. <text:s/>And if it was just a transient loss, this will help keep state machines in synch. So, the node is required to send a Datagram Rejected with a specific error code, perhaps "Resend OK", "Transport Error", "Out of Order". That needs to go into the Datagram and Stream protocol specifications. <text:s/></text:p>
            <text:p text:style-name="P12"><text:span text:style-name="T1"/></text:p>
          </text:deletion>
        </text:changed-region>
        <text:changed-region xml:id="ct140415808608016" text:id="ct140415808608016">
          <text:insertion>
            <office:change-info>
              <dc:creator>D Harris</dc:creator>
              <dc:date>2015-02-08T18:20:00</dc:date>
            </office:change-info>
          </text:insertion>
        </text:changed-region>
        <text:changed-region xml:id="ct140415789844736" text:id="ct140415789844736">
          <text:insertion>
            <office:change-info>
              <dc:creator>D Harris</dc:creator>
              <dc:date>2015-02-08T18:21:00</dc:date>
            </office:change-info>
          </text:insertion>
        </text:changed-region>
        <text:changed-region xml:id="ct140415790589792" text:id="ct140415790589792">
          <text:insertion>
            <office:change-info>
              <dc:creator>D Harris</dc:creator>
              <dc:date>2015-02-08T18:21:00</dc:date>
            </office:change-info>
          </text:insertion>
        </text:changed-region>
        <text:changed-region xml:id="ct140415777350944" text:id="ct140415777350944">
          <text:insertion>
            <office:change-info>
              <dc:creator>D Harris</dc:creator>
              <dc:date>2015-02-08T18:21:00</dc:date>
            </office:change-info>
          </text:insertion>
        </text:changed-region>
        <text:changed-region xml:id="ct140415775502960" text:id="ct140415775502960">
          <text:deletion>
            <office:change-info>
              <dc:creator>D Harris</dc:creator>
              <dc:date>2015-02-08T18:21:00</dc:date>
            </office:change-info>
            <text:p text:style-name="P14"><text:s/>Inquiry</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8" text:outline-level="1">Introduction</text:h>
      <text:p text:style-name="P5">This Technical Note contains information that is informative about the OpenLCB Message Network. <text:s/>It is meant to be read in parallel to the companion “OpenLCB Message Network Specification” document. <text:s/>It expands that content with <text:span text:style-name="T1">the</text:span> reasons for decisions and choices made, and discusses usage. <text:s/></text:p>
      <text:p text:style-name="P5">If an implementation uses any mapping for Node IDs or MTIs, these mappings must be one-to-one <text:s/>to <text:span text:style-name="T1">the</text:span> common MTIs and Node IDs. <text:s/>An example is the CAN implementation, which maps MTIs to shorter CAN MTIs, and Node IDs to shorter Aliases. <text:s/></text:p>
      <text:h text:style-name="Heading_20_1" text:outline-level="1">Annotations to the Standard </text:h>
      <text:p text:style-name="P73">This section provides background information on corresponding sections of the Standard document. It's expected that two documents will be read together. </text:p>
      <text:h text:style-name="Heading_20_2" text:outline-level="2">Introduction</text:h>
      <text:p text:style-name="P5">(Nothing to add to the standard)</text:p>
      <text:h text:style-name="Heading_20_2" text:outline-level="2">Intended Use</text:h>
      <text:p text:style-name="P5">In addition to these mandatory messages, the other members of <text:span text:style-name="T1">the</text:span> OpenLCB Protocol Suite define optional interactions between nodes. <text:s/>These are meant to be structured so that they can be extended, either by adding to <text:span text:style-name="T1">the</text:span> existing protocols, or defining new protocols. <text:s/>Nodes will generally only implement a subset of these protocols, and will ignore others and any new ones defined after their manufacture. <text:s/></text:p>
      <text:h text:style-name="Heading_20_3" text:outline-level="3">References and Context</text:h>
      <text:p text:style-name="P5">(Nothing to add to the Standard)</text:p>
      <text:h text:style-name="Heading_20_2" text:outline-level="2">Messages</text:h>
      <text:h text:style-name="Heading_20_3" text:outline-level="3">Message Format</text:h>
      <text:p text:style-name="P5">On some constrained segments, MTIs and/or Node IDs may be mapped to values taking less space. <text:s/>In all cases these mappings need to be one-to-one, and may require dynamic allocation. <text:s/>For an example see the CAN implementation. <text:s/></text:p>
      <text:h text:style-name="Heading_20_4" text:outline-level="4"><text:soft-page-break/>Message Type Indicators</text:h>
      <text:p text:style-name="P31">Many nodes will treat MTIs as magic 16-bit numbers, just comparing them for equality to specific values of interest. <text:s/>That is a perfectly fine node implementation strategy. </text:p>
      <text:p text:style-name="P32"/>
      <text:p text:style-name="P37">The all-zero MTI is reserved as it is inevitably needed for internal flags, empty buffers, etc in software implementations. </text:p>
      <text:p text:style-name="P37">The MTI may be adapted for some transports. <text:s/>For example, on CAN, the MTIs are mapped to a 12 bit CAN MTI, and other aspects are encoded in the CAN frame type and additional bits elsewhere. <text:s/></text:p>
      <text:p text:style-name="P59">The 0x8000 MTI bit-field is reserved because it may be used in the future as part of a CAN hold-off mechanism; it has a very high priority so that nodes can send it to delay other frames from being transmitted. <text:s/></text:p>
      <text:p text:style-name="P59">The Stream or Datagram bit-field (0x1000) does not appear in the CAN-MTI, but is converted to a CAN frame-type. <text:s/>It is used by Gateways to indicate need for buffering. <text:s/></text:p>
      <text:p text:style-name="P56"><text:span text:style-name="T25">The Priority bit-field is the only field that explicitly determines message priority. <text:s text:c="2"/>The subsidiary Type within Priority bit-field distinguishes different MTIs, but does not contribute to their priority. <text:s/>However, note that every bit in the header contributes explicitly to a message's prioritization on CAN and this is a hardware feature of CAN. <text:s/>Therefore, the Type within Priority bit-field does have effect on priority on CAN, and the specific values were chosen with this in mind. <text:s/></text:span><text:span text:style-name="T25"><office:annotation><dc:creator>D Harris</dc:creator><dc:date>2015-01-13T11:08:44</dc:date><text:p text:style-name="P121"><text:span text:style-name="T63">I added this paragraph. <text:s/>I would appreciate comment on it, and its wording. <text:s/></text:span></text:p></office:annotation></text:span></text:p>
      <text:p text:style-name="P5">This section describes how the numeric values for those MTIs are allocated. <text:s/>The discussion in this section is not normative on OpenLCB users or node developers, but does describe the methods that are to be used for allocating new MTI values for new OpenLCB message and protocol types.</text:p>
      <text:p text:style-name="P5">We've chosen to allocate MTI bit fields to make decoding simpler, and if possible, aligned on nibble boundaries to make it easy to read as hexadecimal numbers. We've also used a mix of bit-fields and individual flag bits to increase compatibility if and when additional MTI values are defined later.</text:p>
      <text:p text:style-name="P5">There are two basic approaches to identify classes of message types, such as “addressed” vs “global” messages.</text:p>
      <text:list xml:id="list1426873092491139681" text:style-name="L2">
        <text:list-item>
          <text:p text:style-name="P111">Use a dedicated bit field to distinguish the types, e.g. 1 indicates addressed and 0 means global.</text:p>
        </text:list-item>
        <text:list-item>
          <text:p text:style-name="P97">Encode in the type number, e.g. “Type A (addressed) is 1”, “Type B (addressed) is 2”, “Type C (global) is 3”, “Type D (addressed) is 4”.</text:p>
        </text:list-item>
      </text:list>
      <text:p text:style-name="P5">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 <text:s/></text:p>
      <text:p text:style-name="P1">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text:soft-page-break/>after the gateway was developed, and a simple node can filter for simple-protocol messages and <text:s/>messages specifically addressed to it. <text:s/></text:p>
      <text:p text:style-name="P1">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5" text:outline-level="5">MTI Bit-Fields</text:h>
      <text:p text:style-name="P20">Top Nibble</text:p>
      <text:p text:style-name="P29"><text:span text:style-name="T28">The contents of the top nibble is still under development. <text:s/>Note that there are only a few values currently defined as useful: 0 and 1 for messages that will route to any CAN network; and 2 for messages that are not propagated to CAN networks. <text:s/>In the future, we may want to change this nibble from bit coding to value coding but those specific values will be preserved. </text:span><text:span text:style-name="T29">Values 3-15 or the top 2 bits are not currently assigned and are available for the future.</text:span></text:p>
      <text:p text:style-name="P19"><text:span text:style-name="T26"><text:tab/></text:span><text:span text:style-name="T11">Bit </text:span>13 <text:s/>Special</text:p>
      <text:p text:style-name="P5">This bit defines whether a message on a segment should be propagated off that segment to others, e.g. a TCP/IP backbone link between CAN gateways. <text:s/>A 0 means that the message should not go through gateways; a 1 indicates that it should.</text:p>
      <text:p text:style-name="P27"><text:span text:style-name="T57"><text:tab/></text:span>Bit 12 <text:s/>Stream or Datagram</text:p>
      <text:p text:style-name="P5">This bit is set to indicate that this MTI is the data part of the stream or datagram protocols (defined elsewhere). <text:s/>For efficiency, these are handled in a special way on CAN and perhaps other wire protocols, and so this bit makes it easy to identify these MTIs.</text:p>
      <text:p text:style-name="P26">Middle Byte</text:p>
      <text:p text:style-name="P5">The next eight bits form a specific message type number. It has this substructure:</text:p>
      <text:p text:style-name="P24"><text:span text:style-name="T57"><text:tab/></text:span><text:span text:style-name="T42">Bits 10-11 Static priority groups</text:span> </text:p>
      <text:p text:style-name="P5">The most-significant two bits, 10-11, are used to form static priority groups, with 0b00 having the highest priority, and 0b11 having the lowest. <text:s/>Priority processing is permitted but not required. This field is included to allow protocol designers to ensure that CAN frame reordering (<text:span text:style-name="T1">which, although not always present,</text:span> is a normal part of CAN that must be considered) won't result in problems for communications.</text:p>
      <text:p text:style-name="P1">The priority mechanism may or may not work outside the priority field; MTIs should be chosen to work in either case.</text:p>
      <text:p text:style-name="P25"><text:tab/><text:span text:style-name="T42">Bits 5-9 Type within Priority</text:span></text:p>
      <text:p text:style-name="P5">These 5 bits are used to indicate the specific message type within a priority group and taking into account the values of all the other bits. <text:s/>This is the unique part that is selected during the process for designing a new OpenLCB protocol to ensure a unique MTI.</text:p>
      <text:p text:style-name="P24"><text:span text:style-name="T57"><text:tab/></text:span><text:span text:style-name="T42">Bit 4 Simple Protocol</text:span></text:p>
      <text:p text:style-name="P24"><text:soft-page-break/>The Simple Protocol bit is used to indicate messages meant for “simple” or minimal nodes. <text:s/>A 0 in this bit means that these simple nodes can ignore this message. A 1 in this bit means that <text:span text:style-name="T1">the</text:span> simple nodes must process the message. <text:s/>See the section below for more information. This bit is reserved to 0 for all addressed message types, because a message specifically delivered to a node should be processed.</text:p>
      <text:p text:style-name="P26">Bottom Nibble</text:p>
      <text:p text:style-name="P5">The bottom nibble of <text:span text:style-name="T1">the</text:span> MTI is interpreted as flags that define the structure and format of the message type.</text:p>
      <text:p text:style-name="P24"><text:tab/><text:span text:style-name="T42">Bit 3 Address Present</text:span></text:p>
      <text:p text:style-name="P5">The <text:span text:style-name="T1">Address Present flag indicates whether the message carries a destination address when set to 1, or does not carry a destination address when set to 0. <text:s/>These are also referred to as “addressed” or “global” messages respectively. <text:s/>Global messages shall be delivered to all nodes.</text:span><text:span text:style-name="T1"><text:note text:id="ftn1" text:note-class="footnote"><text:note-citation>1</text:note-citation><text:note-body><text:p text:style-name="Footnote">The “simple node protocol” is an exception to this, which needs to be worked into this Standard.</text:p></text:note-body></text:note></text:span><text:span text:style-name="T1"> <text:s/>An addressed message shall be delivered to the node with its destination node ID. <text:s/>It may, but need not, be delivered to other nodes.</text:span></text:p>
      <text:p text:style-name="P25"><text:tab/><text:span text:style-name="T42">Bit 2 Event Present</text:span></text:p>
      <text:p text:style-name="P5">This bit indicates whether this message carries a P/C Event ID field when set to 1, not when set to 0. <text:s/>If a Event ID is present, then it is at a specific location in the message content, i.e, right after the destination address, if p<text:span text:style-name="T1">resent, or right after the MTI if no destination ID is present.</text:span></text:p>
      <text:p text:style-name="P24"><text:tab/>Bits 0-1 Modifier Bits</text:p>
      <text:p text:style-name="P5">These two least-significant bits can be used as modifiers to the specific MTI, or (later) used to create additional MTI codes. <text:s/>At present, unless used as MTI modifiers, these should be sent and checked as all 0 bits, <text:span text:style-name="T1">i.e.</text:span> 0b00. <text:s/>Some MTIs have additional status bits defined as part of this field. <text:s/>For example, there are two status bits associated with “Consumer Identified” which must be kept in the header since there is no room in the CAN data field. These are considered to be MTI modifier bits. </text:p>
      <text:h text:style-name="P84" text:outline-level="5">MTI Considerations on Constrained Transports</text:h>
      <text:p text:style-name="P71">MTIs may be adapted to suit on transports that have lesser capacity. <text:s/>CAN is a good example, see the appropriate section of this document for adaptation to CAN. <text:s/></text:p>
      <text:h text:style-name="Heading_20_4" text:outline-level="4">Message Content</text:h>
      <text:p text:style-name="P52">Since global (non-addressed) messages are distributed across the whole bus, it is prudent when designing protocols to keep these messages as small as possible. <text:s/>Addressed messages could be longer, but Datagrams and Streams already fulfill the need for longer addressed messages. <text:s/></text:p>
      <text:p text:style-name="Standard"><text:span text:style-name="T7">On constrained transports this still holds, although the individual items may be mapped to less space consuming forms. For example, see section </text:span><text:a xlink:type="simple" xlink:href="#2.7.CAN Adaptations|outline" text:style-name="Internet_20_link" text:visited-style-name="Visited_20_Internet_20_Link"><text:span text:style-name="T7">2.7.CAN Adaptations</text:span></text:a><text:span text:style-name="T7">. <text:s text:c="3"/></text:span></text:p>
      <text:h text:style-name="Heading_20_3" text:outline-level="3"><text:soft-page-break/>States</text:h>
      <text:p text:style-name="P5">The state diagram is simple, nodes start in the Uninitialized state. <text:s/>After initialization, the node sends a Initialization Complete message and then transition to Initialized state, after which all other messages can be sent. <text:s/></text:p>
      <text:p text:style-name="Standard">The Uninitialized state is only occupied when the node is first starting up. <text:s/>This makes for a really simple state machine: just send Initialization Complete message first thing on coming up.</text:p>
      <text:p text:style-name="P5">At present, there's no way to deliberately return to the Uninitialized state, as no need for this has been identified.</text:p>
      <text:h text:style-name="Heading_20_3" text:outline-level="3">Definition of Specific Messages</text:h>
      <text:h text:style-name="Heading_20_4" text:outline-level="4">Initialization Complete</text:h>
      <text:p text:style-name="P1"><text:change text:change-id="ct140415820112352"/><text:change text:change-id="ct140415790387056"/><text:change-start text:change-id="ct140415780320960"/><text:span text:style-name="T11">This is one of the messages that informs Gateways whether its sender node is Simple or not. <text:s/>It has two forms, one of which has a modifier-bit set to indicate that the node is simple. <text:s/>For more information, see </text:span><text:a xlink:type="simple" xlink:href="#2.4.Simple Node Protocol Subset|outline" text:style-name="Internet_20_link" text:visited-style-name="Visited_20_Internet_20_Link">2.4 Simple Node Protocol</text:a><text:span text:style-name="T11">. <text:s/></text:span><text:change-end text:change-id="ct140415780320960"/></text:p>
      <text:h text:style-name="Heading_20_4" text:outline-level="4">Verify Node ID</text:h>
      <text:p text:style-name="P1">The Node Verify ID message and its reply, the Verified Node ID message, are useful for identifying all nodes, or for verifying whether a node is reachable. <text:s text:c="2"/></text:p>
      <text:p text:style-name="Standard">There are multiple forms (MTIs) of the Verify Node ID message.</text:p>
      <text:p text:style-name="P33">The directed (addressed) form may include an optional full Node ID in its data section. The addressed node must always reply, whether or not a Node ID is carried in the data, and whether or not there is a match when the optional Node ID is present. </text:p>
      <text:p text:style-name="P1">The global (unaddressed) format may include an optional NodeID. <text:s/>If it is present, only nodes with a matching Node ID should reply, if absent, all nodes should reply.</text:p>
      <text:p text:style-name="P1">To allow mappings on constrained systems, some of the message forms may appear to have redundant information. <text:s/>This is the case for Verify Node ID messages, where the destination Node ID is repeated twice. <text:s/>This makes more sense when when one looks at <text:span text:style-name="T1">the</text:span> CAN implementation. <text:s/>Here, the source and destination Node Ids have been reduced to their Alias equivalents, but the second copy of the destination Node ID remains full. <text:s/></text:p>
      <text:p text:style-name="P1"><text:s text:c="3"/>Full: (MTI, sourceID, destinationID, numDataBytes, destinationID)</text:p>
      <text:p text:style-name="P64"><text:tab/>Eg: <text:span text:style-name="T54">(0x488, 0x123456789ABC, </text:span><text:span text:style-name="T55">0xFEDCBA987654</text:span><text:span text:style-name="T54">, 6, </text:span><text:span text:style-name="T55">0xFEDCBA987654</text:span><text:span text:style-name="T54">)</text:span><text:line-break/><text:tab/>Note this has two copies of the full Node ID of the destination. <text:s/></text:p>
      <text:p text:style-name="P1"><text:s text:c="3"/>CAN: [CAN-MTI, srcAlias](length) dstAlias destinationID</text:p>
      <text:p text:style-name="P64"><text:tab/>Eg: <text:span text:style-name="T54">[0xXX, 0x123](8) </text:span><text:span text:style-name="T55">0xFED</text:span><text:span text:style-name="T54">, </text:span><text:span text:style-name="T55">0xFEDCBA987654</text:span><text:line-break/><text:tab/>Note this includes both the Destination-Alias and the full Destination Node ID. <text:s/></text:p>
      <text:h text:style-name="Heading_20_4" text:outline-level="4"><text:soft-page-break/>Verified Node ID</text:h>
      <text:p text:style-name="P43">The node ID in the data is redundant on wire protocols that carry the full source ID, but can be very valuable for wire protocols that abbreviate (“alias”) the source ID within the messages, e.g. CAN, since it maps the Alias to the Node ID. <text:s/></text:p>
      <text:p text:style-name="P1">This message could have been an addressed message, since the source information on the Verify Node ID request will be enough to get the Verified Node ID reply back to the originator. <text:s/>However, it was left as a global which will be carried everywhere and its routing can't fail.<text:change-start text:change-id="ct140415803889344"/> <text:s/></text:p>
      <text:p text:style-name="P1">This is one of the messages that informs Gateways whether its sender node is Simple or not. <text:s/>It has two forms, one of which has a modifier-bit set to indicate that the node is simple. <text:s/>For more information, see <text:a xlink:type="simple" xlink:href="#2.4.Simple Node Protocol Subset|outline" text:style-name="Internet_20_link" text:visited-style-name="Visited_20_Internet_20_Link">2.4 Simple Node Protocol</text:a>. <text:s/><text:change-end text:change-id="ct140415803889344"/></text:p>
      <text:h text:style-name="P80" text:outline-level="4">Optional Interaction Rejected</text:h>
      <text:p text:style-name="P5">(Nothing to add to the Standard)</text:p>
      <text:h text:style-name="Heading_20_4" text:outline-level="4">Terminate Due to Error</text:h>
      <text:p text:style-name="P58"><text:s/>The use of the optional data value is to be defined by the node implementer in the node documentation, or perhaps in the documentation for the specific protocol being exchanged when the error happened.</text:p>
      <text:h text:style-name="Heading_20_4" text:outline-level="4">Protocol Support Inquiry</text:h>
      <text:p text:style-name="P5">(Nothing to add to the Standard)</text:p>
      <text:h text:style-name="Heading_20_4" text:outline-level="4"><text:bookmark text:name="psr"/>Protocol Support Reply</text:h>
      <text:p text:style-name="P63"/>
      <text:p text:style-name="P63">These will be extended as necessary as new protocols are added. <text:s/></text:p>
      <text:p text:style-name="P63"/>
      <text:p text:style-name="P63">OpenLCB documentation is big-endian. <text:s/>This means that when sending 0x80 00, the set bit is in the first byte sent. <text:s/></text:p>
      <text:h text:style-name="P81" text:outline-level="4"/>
      <text:h text:style-name="Heading_20_3" text:outline-level="3">Interactions</text:h>
      <text:h text:style-name="Heading_20_4" text:outline-level="4">Node Initialization</text:h>
      <text:p text:style-name="P5">Sending the Initialization Complete message is required to insure that higher-level tools are notified that they may start to work with the node. For example, this allows Gateways to build their tables. <text:s/></text:p>
      <text:p text:style-name="P39"/>
      <text:p text:style-name="P39">There is no guarantee that any other node is listening for the <text:span text:style-name="T7">Initialization Complete message, and n</text:span>o reply is possible. <text:s text:c="2"/></text:p>
      <text:p text:style-name="P39"/>
      <text:p text:style-name="P3">Nodes must not emit any other OpenLCB message before the “Initialization Complete” message.<text:span text:style-name="T40"> </text:span></text:p>
      <text:p text:style-name="P3"/>
      <text:p text:style-name="P3"><text:soft-page-break/>The initialization complete message indicates that a node has just started to operate., but it can also <text:s/>mean that the node failed and restarted.</text:p>
      <text:h text:style-name="Heading_20_4" text:outline-level="4">Node ID Detection</text:h>
      <text:p text:style-name="P5">This can be used as check that a specific node is still reachable. When wire protocols compress the originating and/or destination Node ID, this can be used to obtain the full Node ID. <text:s/></text:p>
      <text:p text:style-name="P5">The standard Verify Node ID Number interaction can be used to get the full 48-bit Node ID from a node for translation. At power up each node must obtain a alias that is locally unique. Gateways will also have to obtain unique aliases for remote nodes they are proxy-ing on to the segment. </text:p>
      <text:p text:style-name="P5">Note that nothing here says that the node can't send a Verified Node ID message at other times, e.g. as a heart-beat indicator.</text:p>
      <text:p text:style-name="P5">The following are some examples of using these messages to perform certain tasks. <text:s/>The message format used in these examples is rather informal: <text:s/>( MTI, Source Node ID, Length of data, Data ). <text:s/></text:p>
      <text:h text:style-name="Heading_20_5" text:outline-level="5">Example: Finding all nodes</text:h>
      <text:p text:style-name="P5">To find all nodes, send the global form with no node ID – each node will send a Verified Node ID message. <text:s/></text:p>
      <text:p text:style-name="P36">Node 0x112233445566 sends: </text:p>
      <text:p text:style-name="P8"><text:span text:style-name="T2"><text:s text:c="4"/></text:span><text:span text:style-name="T56">(0x0490, 0x112233445566, 0)</text:span><text:span text:style-name="T2"> </text:span><text:span text:style-name="T20">–</text:span><text:span text:style-name="T2"> global without Node ID;<text:line-break/></text:span><text:span text:style-name="T48">and receives multiple responses; </text:span><text:span text:style-name="T2"><text:line-break/> <text:s text:c="3"/></text:span><text:span text:style-name="T9">(0x0170, 0x333344445555, 6, 0x333344445555)</text:span><text:span text:style-name="T2"> </text:span><text:span text:style-name="T20">–</text:span><text:span text:style-name="T2"> unaddressed Verified Node message from first Node;<text:line-break/> <text:s text:c="3"/></text:span><text:span text:style-name="T9">(0x0170, 0x817263544536, 6, 0x817263544536)</text:span><text:span text:style-name="T2"> </text:span><text:span text:style-name="T20">–</text:span><text:span text:style-name="T2"> unaddressed Verified Node message from second Node;<text:line-break/> <text:s text:c="3"/>...</text:span></text:p>
      <text:h text:style-name="Heading_20_5" text:outline-level="5">Example: Confirming that a specific node can still be reached</text:h>
      <text:p text:style-name="P5">If you have the necessary information (e.g. node alias) use the addressed form, as it's less load on the entire system. Otherwise use the global form with the Node ID in the data.</text:p>
      <text:p text:style-name="P36">Node 0x112233445566 sends: </text:p>
      <text:p text:style-name="P8"><text:span text:style-name="T46"><text:s text:c="4"/></text:span><text:span text:style-name="T9">(0x0490, 0x112233445566, 6, 0x0817263544536)</text:span><text:span text:style-name="T46"> </text:span><text:span text:style-name="T21">–</text:span><text:span text:style-name="T46"> global with Node ID;<text:line-break/></text:span><text:span text:style-name="T48">and receives:</text:span><text:span text:style-name="T46"> </text:span></text:p>
      <text:p text:style-name="P8"><text:span text:style-name="T46"><text:s text:c="4"/></text:span><text:span text:style-name="T9">(0x0170, 0x817263544536, 6, 0x817263544536)</text:span><text:span text:style-name="T46"> </text:span><text:span text:style-name="T21">–</text:span><text:span text:style-name="T46"> unaddressed Verified Node message;<text:line-break/></text:span><text:span text:style-name="T48">The originating node confirms Node 0x817263544536 is reachable. </text:span></text:p>
      <text:h text:style-name="Heading_20_4" text:outline-level="4">Protocol Support Inquiry and Response</text:h>
      <text:p text:style-name="P38">OpenLCB defines various optional protocols. <text:s/>If another node attempts to use a protocol that the target node doesn't implement, there are well-defined rules for how the target node will either signal an error or ignore the request. <text:s/></text:p>
      <text:p text:style-name="P38"><text:soft-page-break/>For some uses, it's more convenient to be able to tell whether a node implements a protocol <text:span text:style-name="T42">before</text:span> attempting to use it. <text:s/>The Protocol Support Inquiry and Protocol Support Reply messages define a method for doing that.</text:p>
      <text:p text:style-name="P38">To determine which protocols a node implements, a Protocol Support Inquiry message is sent to the specific node. It will reply with a Protocol Support Reply message, where each specific bit position has been reserved for each defined protocol. <text:s/>If the bit is zero or not present, the protocol is not supported and requests to use it will result in a error. <text:s/>If present and 1, the protocol is supported.</text:p>
      <text:p text:style-name="P38">As indicated above, it is not necessary to use these messages to check whether an addressed protocol is supported by a node before attempting to use the protocol. <text:s/>If it is not supported, the standard error handling mechanism will indicate that. <text:s/>However, these messages provide a way to check whether the protocol is supported without errors, and avoiding errors provides a cleaner system. <text:s/>Further, this method can check support for protocols that use global (non-addressed messages), and since nodes are not permitted to return errors for global messages, it is more difficult to detect that a node is ignoring a protocol attempt. <text:s/></text:p>
      <text:p text:style-name="P38">We don't explicitly reference all the protocol definitions that are associated with specific bits. <text:s/>Implementors can find them from the protocol names, and we don't want to clog up this section of the Standard <text:span text:style-name="T28">with a</text:span> set of references that we'll <text:span text:style-name="T28">have</text:span> to update continually.</text:p>
      <text:p text:style-name="P38">Low-end nodes may want to implement this protocol so that higher-function nodes can easily learn their limitations. <text:s/>Generally, the node designer can <text:s/>just provide a simple fixed value for the reply. <text:s text:c="2"/></text:p>
      <text:p text:style-name="P38">The requirement for messages of “one or more bytes” is to allow for future expansion. <text:s/>It's not necessary to send extra zero bytes past any bits that need to be asserted.</text:p>
      <text:p text:style-name="P38">OpenLCB is big-endian, so the protocol bits have been assigned from the MSB of the 1<text:span text:style-name="T41">st</text:span> byte.</text:p>
      <text:p text:style-name="P38">In general, nodes using this interaction don't need to know the meaning of bits defined after the node was created. <text:s/>A node is looking to see whether a particular protocol is present or not so that it can select what actions to take. <text:s/>A newly-defined protocol isn't among the things that the node will try to reason about. <text:s/>This allows us to eventually extend the length of the reply without causing trouble for existing nodes. <text:s/></text:p>
      <text:p text:style-name="P38">We define the bits here, rather than in the individual protocol definitions, to reduce the risk of duplicate assignments. Duplicate assignments would be obvious here, but not so much when spread across separate documents.</text:p>
      <text:p text:style-name="P38">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70">The information returned is intended to be considered static: <text:s/>A node may request it and never have to request it again, because it won't change. <text:s/>For development purposes, a node might be reprogrammed, so it might be useful if configuration tools have a way to force rescan of this data. </text:p>
      <text:h text:style-name="Heading_20_3" text:outline-level="3"><text:soft-page-break/>Error Handling</text:h>
      <text:h text:style-name="P80" text:outline-level="4">Reject Addressed Optional Interaction</text:h>
      <text:p text:style-name="P5">This is a response to a message directly addressed to this node, as such the originating node will be expecting some action, or a reply. <text:s/></text:p>
      <text:p text:style-name="P5">Example: <text:s/>A <text:s/>node receives an addressed message with an unrecognized MTI, and it sends: </text:p>
      <text:p text:style-name="P8"><text:s text:c="3"/><text:span text:style-name="T40"><text:s/></text:span><text:span text:style-name="T9">(0x04F9, 0xAAAAAAAAAAAA, 6, 0x</text:span><text:span text:style-name="T32">0123456789AB)</text:span></text:p>
      <text:p text:style-name="P42">The receiving node replies with: </text:p>
      <text:p text:style-name="P8"><text:span text:style-name="T44"><text:s text:c="4"/></text:span><text:span text:style-name="T32">(0x0068, 0x0123456789AB, 10, 0xAAAAAAAAAAAA <text:s/>0x</text:span><text:span text:style-name="T33">10 00</text:span><text:span text:style-name="T32"> </text:span><text:span text:style-name="T34">04 F9</text:span><text:span text:style-name="T32">)</text:span><text:span text:style-name="T32"><office:annotation><dc:creator>D Harris</dc:creator><dc:date>2015-01-04T18:28:37</dc:date><text:p text:style-name="P121"><text:span text:style-name="T63">This has been reversed .. will Ios break?</text:span></text:p></office:annotation></text:span></text:p>
      <text:p text:style-name="P3"><text:span text:style-name="T1">The 0068 indicates Reject Optional-Interaction, note that it has its addressed-bit set. The </text:span><text:span text:style-name="T22">04 F9</text:span><text:span text:style-name="T1"> is the original MTI. The </text:span><text:span text:style-name="T23">10 00</text:span><text:span text:style-name="T1"> is the error code, which in this case indicates this is a permanent error.</text:span></text:p>
      <text:h text:style-name="P80" text:outline-level="4">Reject Unaddressed Optional-Interaction</text:h>
      <text:p text:style-name="P5">We do not want every node to be replying if it is not targeted (addressed), as this would result in a large amount of unnecessary traffic. </text:p>
      <text:h text:style-name="P80" text:outline-level="4">Reject Addressed Standard Interaction Due to Error</text:h>
      <text:p text:style-name="P5">Note that the specification doesn't say whether the Node in consideration, or another Node <text:s/>started the interaction, it could have been either. <text:s/></text:p>
      <text:p text:style-name="P5">This is a very coarse mechanism <text:span text:style-name="T1">that</text:span> is meant to handle rare events that should not routinely occur. <text:s/>The “most recent MTI received” value is not always sufficient to determine <text:span text:style-name="T1">which</text:span> interaction is being referred to. <text:s/>Higher level protocols should define more focused and reliable mechanisms if they are likely to encounter errors.</text:p>
      <text:p text:style-name="P5">Nodes must handle messages of this type that arrive without MTIs and/or error code information.</text:p>
      <text:h text:style-name="Heading_20_4" text:outline-level="4">Duplicate Node ID Discovery</text:h>
      <text:p text:style-name="P34">OpenLCB nodes are required to have unique node IDs. While the Frame Transfer protocol will detect duplicate node IDs on a single CAN OpenLCB segment, e.g. a single CAN bus, it is not intended to detect duplicate node IDs across multiple segments. <text:s/>This section is meant to detect duplicates across the entire connected OpenLCB. <text:s/></text:p>
      <text:p text:style-name="Standard"><text:span text:style-name="T60">The “whatever indication technology is available” in the Standard means: use LEDs if the node is a board with LEDs; put something on the screen if the node is a program in a PC; etc. <text:s/>The Standard does not care how you do it, just that you do. <text:s/></text:span><text:span text:style-name="T59">If possible, it should emit a Producer-Consumer Event (PCER) message with the “Duplicate Source ID detected” global event, which carries the duplicate node ID in the Source Node ID field. <text:s text:c="2"/></text:span><text:span text:style-name="T60">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text:s text:c="2"/>Optionally, it could allow to send again after e.g. 5 seconds. <text:s/></text:span></text:p>
      <text:p text:style-name="P5"><text:soft-page-break/>Yes, sending a PCER message is level jumping, but it's the best way to do it within the existing structure, since the vast majority of nodes implement the Event protocol. <text:s/>See the Event documents for more detail. <text:s/></text:p>
      <text:p text:style-name="P5">To further improve the reliability of this detection, nodes may, but aren't required to, emit a Verified Node ID message every 30 to 90 seconds. As an implementation detail, it's recommended that CAN-attached nodes use their Node ID Alias to pick that interval so that messages don't bunch up.</text:p>
      <text:h text:style-name="Heading_20_4" text:outline-level="4">Error Codes</text:h>
      <text:p text:style-name="P29">The error codes of the Optional Interaction Rejected and Terminate due to Error messages are gathered in one section so that they are consistent, and can be applied to other protocols in a consistent manner. <text:s/>Eventually, it might be necessary to separate them if they start to diverge in meaning.<text:change-start text:change-id="ct140415819773568"/></text:p>
      <text:p text:style-name="P29">The Permanent Error Code <text:change-end text:change-id="ct140415819773568"/><text:change-start text:change-id="ct140415819772480"/>0x1040 is designed to indicate that while a particular protocol is supported, the specific data conte<text:change-end text:change-id="ct140415819772480"/><text:change-start text:change-id="ct140415769551648"/>nt is not recognised or not supported. <text:s/>For example, while the Datagram Protocol might be supprted, the specific Data Content ID is not recognized, or is <text:change-end text:change-id="ct140415769551648"/><text:change-start text:change-id="ct140415769551888"/>not supported. <text:s/>See Datagram Transport documents. <text:s/><text:change-end text:change-id="ct140415769551888"/><text:change-start text:change-id="ct140415819774864"/></text:p>
      <text:p text:style-name="P29">The Temporary Error Code 0x2080 indicates that the message was garbled such that it cannot be interpreted, and should be re<text:change-end text:change-id="ct140415819774864"/><text:change-start text:change-id="ct140415819775056"/>sent. <text:s/>On some transports this might reflect an incorrect CRC or chsck-sum. <text:s/>On CAN this is detected and automatically taken care of by the CAN hardware. <text:s/><text:change-end text:change-id="ct140415819775056"/></text:p>
      <text:h text:style-name="Heading_20_3" text:outline-level="3">Routing</text:h>
      <text:p text:style-name="P28">While the routing and transport of addressed messages is most simply done by forwarding them to all segments, this is both inefficient and could result in swamping slower segments of <text:span text:style-name="T38">the</text:span> network. <text:s/>This traffic can be reduced by Gateways building tables of the routes to nodes, and only forwarding Addressed messages according to those tables. <text:s/></text:p>
      <text:p text:style-name="P28">Similarly, Event traffic can be reduced since OpenLCB is designed to allow the use of <text:span text:style-name="T40">Interest-based Routing/Filtering.</text:span> <text:s/>Events are by definition unaddressed and it is simplest to forward them everywhere. <text:s/>However, it is clear that a specific Event needs to be forwarded to those nodes which are interested in <text:s/>it, and by implication to only those segments that contain such nodes. <text:s/>A node's interest in an Event can be determined by using and monitoring Identify Consumer and Identify Producer messages, and their replies. <text:s text:c="2"/>In this way, Gateways may construct routing-tables of node interest, and use these to determine whether to forward a specific Event to a particular segment. <text:s/>This mechanism has the potential to significantly reduce bus traffic on some segments, which may be particularly inportant on slower bus segments. <text:s/></text:p>
      <text:p text:style-name="P28">The discussion of event routing is an example of protocol-specific routing of global messages, and the “Simple Protocol Subset” is another example. <text:s/>The message protocol is designed to allow more of these to be added later.</text:p>
      <text:p text:style-name="P36">Global messages must be presented to and acted upon by the node sending them. <text:s/>For example, a message that requires global replies from all notes with a certain condition must result in a reply message from the original sending node if that condition is true for that node. <text:s/>This enables passive condition monitoring by other nodes on the network.</text:p>
      <text:p text:style-name="P11">A Gateway will need to have sufficient buffering to handle: </text:p>
      <text:list xml:id="list6123352786399688353" text:style-name="L3">
        <text:list-item>
          <text:p text:style-name="P99"><text:soft-page-break/>translation from one transport-type to another;</text:p>
        </text:list-item>
        <text:list-item>
          <text:p text:style-name="P99">for efficient buffering of messages, including multi-part messages from constrained transports, such as CAN;</text:p>
        </text:list-item>
        <text:list-item>
          <text:p text:style-name="P99">for routing tables</text:p>
        </text:list-item>
        <text:list-item>
          <text:p text:style-name="P99">for Alias caching, if necessary. <text:s/></text:p>
        </text:list-item>
      </text:list>
      <text:h text:style-name="Heading_20_3" text:outline-level="3">Delays and Timeouts</text:h>
      <text:p text:style-name="P5">The protocols are all designed to have error-responses (error reply to datagram; Option Interaction Rejected) instead of silently failing for directed messages. Timeout logic is only necessary to handle transport failures and failures of nodes to execute the protocols, including for example when they power off in the middle of some transaction. </text:p>
      <text:p text:style-name="P5">When implementing the protocol in a node, one has to allow for a delay before receiving <text:s/>a reply and take this into consideration <text:s/>when arranging state machines and buffering. <text:s text:c="2"/>In addition, interactions from multiple protocols can overlap, and this also needs to be considered. </text:p>
      <text:p text:style-name="Standard"><text:span text:style-name="T7">Any specific issues with timeout recovery can be discussed in </text:span><text:span text:style-name="T11">the</text:span><text:span text:style-name="T7"> message-specific parts of the Technical Notes for specific protocols.</text:span></text:p>
      <text:p text:style-name="P31"/>
      <text:h text:style-name="Heading_20_2" text:outline-level="2">Simple Node Protocol Subset</text:h>
      <text:p text:style-name="P5">This note describes the Simple Node Protocol. It is not normative on node implementors.<text:change-start text:change-id="ct140415794628128"/> <text:s/></text:p>
      <text:p text:style-name="P5">It is designed to reduce traffic on those segments that contain only self-declared Simple-nodes. <text:s/><text:change-end text:change-id="ct140415794628128"/></text:p>
      <text:p text:style-name="P5">Simple nodes are defined as the leaf nodes that do basic layout control (input/output) operations. These nodes need to be able to<text:note text:id="ftn2" text:note-class="footnote"><text:note-citation>2</text:note-citation><text:note-body><text:p text:style-name="Footnote">Simple nodes also have to do whatever is needed to function with their specific wire protocol, e.g. send CID/RID frames on CAN.</text:p></text:note-body></text:note>: </text:p>
      <text:list xml:id="list1014320509" text:continue-list="list8688033013367286470" text:style-name="L1">
        <text:list-item>
          <text:p text:style-name="P112">Indicate their presence<text:change-start text:change-id="ct140415797940064"/>, <text:change-end text:change-id="ct140415797940064"/><text:change text:change-id="ct140415777276400"/>by sending Initialization Complete <text:change-start text:change-id="ct140415787157040"/>Simple <text:change-end text:change-id="ct140415787157040"/>messages and <text:change text:change-id="ct140415787010768"/>Verif<text:change text:change-id="ct140415770151328"/><text:change-start text:change-id="ct140415796036736"/>ied<text:change-end text:change-id="ct140415796036736"/> Node <text:change-start text:change-id="ct140415771378576"/>Simple<text:change-end text:change-id="ct140415771378576"/><text:change-start text:change-id="ct140415805731296"/> <text:change-end text:change-id="ct140415805731296"/>messages<text:change text:change-id="ct140415777116112"/><text:change-start text:change-id="ct140415780200288"/>; <text:change-end text:change-id="ct140415780200288"/></text:p>
        </text:list-item>
        <text:list-item>
          <text:p text:style-name="P4">Send and receive event reports<text:change-start text:change-id="ct140415772145760"/>, via<text:change-end text:change-id="ct140415772145760"/><text:change text:change-id="ct140415767419440"/> PCER messages and associated reports<text:change text:change-id="ct140415804671184"/><text:change-start text:change-id="ct140415804659840"/>;<text:change-end text:change-id="ct140415804659840"/></text:p>
        </text:list-item>
        <text:list-item>
          <text:p text:style-name="P4">Be configured<text:change-start text:change-id="ct140415787763360"/>, via<text:change-end text:change-id="ct140415787763360"/><text:change text:change-id="ct140415765241072"/><text:change-start text:change-id="ct140415764832320"/> t<text:change-end text:change-id="ct140415764832320"/>hrough related messages, datagrams<text:change text:change-id="ct140415770160992"/><text:change-start text:change-id="ct140415769952880"/>, or<text:change-end text:change-id="ct140415769952880"/> streams<text:change text:change-id="ct140415764674992"/><text:change-start text:change-id="ct140415780611552"/>; </text:p>
        </text:list-item>
        <text:list-item>
          <text:p text:style-name="P4"><text:change-end text:change-id="ct140415780611552"/><text:change text:change-id="ct140415770460512"/>and perhaps other things in the future. <text:change-start text:change-id="ct140415770141408"/></text:p>
        </text:list-item>
      </text:list>
      <text:p text:style-name="P2"><text:change-end text:change-id="ct140415770141408"/>Th<text:change text:change-id="ct140415790413824"/><text:change-start text:change-id="ct140415792827152"/>e<text:change-end text:change-id="ct140415792827152"/> messages <text:change-start text:change-id="ct140415791435088"/>mentioned above <text:change-end text:change-id="ct140415791435088"/>form the Simple Node Protocol subset<text:change-start text:change-id="ct140415801563504"/> (Simple-set)<text:change-end text:change-id="ct140415801563504"/> of the full OpenLCB protocols. Note that this is an asymmetric subset: <text:s/>simple nodes can send some types of messages but receive <text:change text:change-id="ct140415788272928"/><text:change-start text:change-id="ct140415772582544"/>other<text:change-end text:change-id="ct140415772582544"/> types.<text:change-start text:change-id="ct140415766966256"/> <text:s/>In particular, they do not receive non-directed messages that do not <text:change-end text:change-id="ct140415766966256"/><text:change-start text:change-id="ct140415781779632"/>have their <text:change-end text:change-id="ct140415781779632"/><text:change-start text:change-id="ct140415788667776"/>Simple-bit set. <text:s/><text:change-end text:change-id="ct140415788667776"/><text:change-start text:change-id="ct140415803467040"/>These include the Consumer and Producer Identified messages, and this will reduce tr<text:change-end text:change-id="ct140415803467040"/><text:change-start text:change-id="ct140415796850208"/>affic, especially at system start-up. <text:s/><text:change-end text:change-id="ct140415796850208"/></text:p>
      <text:p text:style-name="P5">On the other hand, gateways, configuration tools and other network-aware nodes <text:change-start text:change-id="ct140415764941440"/>such as sniffers and monitors <text:change-end text:change-id="ct140415764941440"/>are not simple nodes. These nodes need access to the full OpenLCB protocol so they can:</text:p>
      <text:list xml:id="list7190066479980810606" text:style-name="L4">
        <text:list-item>
          <text:p text:style-name="P113">Learn about the appearance of other nodes (by receiving Initialization Complete messages)</text:p>
        </text:list-item>
        <text:list-item>
          <text:p text:style-name="P102">Learn about other producers and consumers (by receiving status messages) </text:p>
        </text:list-item>
      </text:list>
      <text:p text:style-name="P5"><text:soft-page-break/>and similar<text:change-start text:change-id="ct140415780688128"/> activities<text:change-end text:change-id="ct140415780688128"/>. To do this, they must be able to send and receive every type of message. <text:s/></text:p>
      <text:p text:style-name="P5">For ease of filtering, a specific bit in the MTI identifies the global messages which are needed by simple nodes. <text:s/>This bit allows OpenLCB to define new MTIs in the future and still include them in the Simple Node Protocol subset without having to modify existing nodes. <text:s/>See the MTI allocation TN for more information on <text:span text:style-name="T1">this</text:span>. <text:s/></text:p>
      <text:p text:style-name="P5">Gateways <text:span text:style-name="T43">that</text:span> are serving network segments (e.g. single CAN segments) that contain <text:change-start text:change-id="ct140415789091152"/><text:span text:style-name="T42">only</text:span><text:change-end text:change-id="ct140415789091152"/> simple nodes may suppress unaddressed (global) messages that do not contain<text:change text:change-id="ct140415792878480"/> MTIs<text:change-start text:change-id="ct140415768139632"/> without the Simple-bit set<text:change-end text:change-id="ct140415768139632"/>. </text:p>
      <text:h text:style-name="Heading_20_3" text:outline-level="3">Protocol Description</text:h>
      <text:h text:style-name="Heading_20_4" text:outline-level="4">Messages Transmitted<text:change-start text:change-id="ct140415791115424"/></text:h>
      <text:p text:style-name="Standard"><text:change-end text:change-id="ct140415791115424"/><text:change-start text:change-id="ct140415772550576"/>Messages sent from Simple nodes are treated the same as any node. <text:s/><text:change-end text:change-id="ct140415772550576"/></text:p>
      <text:h text:style-name="Heading_20_4" text:outline-level="4">Messages Received<text:change-start text:change-id="ct140415809163840"/></text:h>
      <text:p text:style-name="P117">Further to the Standard, Simple nodes need to receive each of these messages: </text:p>
      <text:list xml:id="list7785064002799391297" text:style-name="L9">
        <text:list-item>
          <text:p text:style-name="P109">Verify Node ID – because they need to reply to it; </text:p>
        </text:list-item>
        <text:list-item>
          <text:p text:style-name="P109">Verified Node ID – <text:s/>because it may be the reply to their own request, and it might be used to e.g. locate a node for delayed sending of status; </text:p>
        </text:list-item>
        <text:list-item>
          <text:p text:style-name="P109">Protocol Support Inquiry – because they need to reply to it; </text:p>
        </text:list-item>
        <text:list-item>
          <text:p text:style-name="P109">Identify Consumers, Identify Producers, Identify Events – <text:span text:style-name="T43">because</text:span> others will ask this of them, and they may need to reply; </text:p>
        </text:list-item>
        <text:list-item>
          <text:p text:style-name="P109">Learn Event – so they can be programmed; </text:p>
        </text:list-item>
        <text:list-item>
          <text:p text:style-name="P109">P/C Event Report – so they can take action<text:change-end text:change-id="ct140415809163840"/><text:change-start text:change-id="ct140415794523744"/>s<text:change-end text:change-id="ct140415794523744"/><text:change-start text:change-id="ct140415769491328"/>. <text:s/><text:change-end text:change-id="ct140415769491328"/></text:p>
        </text:list-item>
      </text:list>
      <text:h text:style-name="Heading_20_4" text:outline-level="4">Messages Not Received</text:h>
      <text:p text:style-name="P5"><text:change-start text:change-id="ct140415794928496"/>Further to <text:span text:style-name="T1">the</text:span> Standard, t<text:change-end text:change-id="ct140415794928496"/><text:change text:change-id="ct140415794808416"/>hese are brief descriptions of why the following message types are not necessary for simple nodes:</text:p>
      <text:list xml:id="list2462619111409416919" text:style-name="L5">
        <text:list-item>
          <text:p text:style-name="P114">Initialization Complete: <text:change text:change-id="ct140415804571504"/><text:change-start text:change-id="ct140415820618944"/>Thes<text:change-end text:change-id="ct140415820618944"/><text:change-start text:change-id="ct140415766406160"/>e are u<text:change-end text:change-id="ct140415766406160"/>sed to indicate that a node is newly available to the network. Simple nodes only care about their specific tasks, and by definition are not interested in the overall structure and availability of the network.</text:p>
        </text:list-item>
        <text:list-item>
          <text:p text:style-name="P103">Consumer Identified, Consumer Identify Range: These are of interest to gateways and configuration tools, but an individual producer does not need to know which (if any) nodes are consuming its produced events.</text:p>
        </text:list-item>
        <text:list-item>
          <text:p text:style-name="P103">Producer Identified, Producer Identify Range: These are of interest to gateways and configuration tools, but an individual consumer does not need to know which (if any) nodes are producing its consumed events.<text:change-start text:change-id="ct140415801930672"/></text:p>
        </text:list-item>
      </text:list>
      <text:h text:style-name="Heading_20_4" text:outline-level="4"><text:soft-page-break/>Messages Directed at Gateways</text:h>
      <text:p text:style-name="Standard">In order to filter <text:change-end text:change-id="ct140415801930672"/><text:change-start text:change-id="ct140415801839568"/>global non-Simple messages, Gateways must determine whether the target segment contains only Simple nodes. <text:s/>They can do this by monito<text:change-end text:change-id="ct140415801839568"/><text:change-start text:change-id="ct140415770381712"/>ring Initialization Complete and Verified Node ID messages to see if they are of the Simple Set Sufficient variety, thus indicating that the sending node is Simple. <text:s/><text:change-end text:change-id="ct140415770381712"/><text:change-start text:change-id="ct140415764925440"/>If the segment is determined to contain only Simple nodes, then the Gateway can start filtering <text:change-end text:change-id="ct140415764925440"/><text:change-start text:change-id="ct140415809012416"/>non-Simple global messages. <text:s/><text:change-end text:change-id="ct140415809012416"/><text:change-start text:change-id="ct140415792178688"/>Addressed messages and messages in <text:span text:style-name="T1">the</text:span> Simple-set would continue to sent onto the Simple-only segment. <text:s/><text:change-end text:change-id="ct140415792178688"/></text:p>
      <text:h text:style-name="P83" text:outline-level="2">Gateway Processing</text:h>
      <text:p text:style-name="P5">[[ Idea is to gather all the info on gateway processing here; TN-level discussion of distributed data-link level state machines (CAN alias handling at the remote side of the gateway); routing of global and addressed traffic; desire to have addressed traffic optionally throughout the network for snooper support; distributed routing based on InitializationComplete messages identifying location; handling of nodes that move from segment to segment e.g. throttles.</text:p>
      <text:p text:style-name="P5">transport1&lt;----Gateway----&gt;transport2</text:p>
      <text:p text:style-name="P5">]]</text:p>
      <text:p text:style-name="Standard">Gateways are responsible for: </text:p>
      <text:list xml:id="list4577108610633530964" text:style-name="L6">
        <text:list-item>
          <text:p text:style-name="P107">Routing messages from a source segments to one or more destination segments;</text:p>
        </text:list-item>
        <text:list-item>
          <text:p text:style-name="P107">Translating protocols from one transport to another;</text:p>
        </text:list-item>
        <text:list-item>
          <text:p text:style-name="P107">Optionally perform interest-based filtering of traffic. <text:s/></text:p>
        </text:list-item>
        <text:list-item>
          <text:p text:style-name="P104">Adequate buffering to ensure sufficient bandwidth. <text:s/></text:p>
        </text:list-item>
      </text:list>
      <text:p text:style-name="P5">Gateways are responsible for the routing, translating and filtering of traffic from one transport to the another. <text:s/>Between two capable transports, this is can be as simple as a copy operation. <text:s/>For example, transfers between Ethernet segments is straight forward. <text:s/>If filtering is instituted, then the Gateway needs to record and maintain tables of events, so that only traffic <text:span text:style-name="T1">which</text:span> is of interest to <text:span text:style-name="T1">the</text:span> second transport is actually passed on. <text:s/>Translating to and from a less capable transport, such as CAN, also involves the recording and maintenance of shortened forms of Node Ids, and with CAN this means keeping a translation table between the general 48-bit node IDs and their 12-bit CAN-aliases. <text:s/></text:p>
      <text:p text:style-name="P5">In order to do these things, as well as transfer the three work-horse message types of Events, Datagrams, and Streams, a Gateway requires meta-messages to obtain and transmit meta-data about the system and its segments. <text:s/>Messages such as the Verify-Node, Identify-Consumer and Identify-Producer messages are used to build the Gateways' routing and filtering tables. <text:s/></text:p>
      <text:p text:style-name="P5">In addition, some messages are specific to a segment and are never routed, but are confined to that segment of <text:span text:style-name="T1">the</text:span> network. <text:s/>Examples of these are the CAN specific messages to obtain unique node aliases. <text:s/></text:p>
      <text:p text:style-name="P5">It will be useful to optionally route addressed messages to specific or all segments for snooper/monitoring support. <text:s/>This will necessitate messages directed to the Gateways themselves. <text:s/></text:p>
      <text:h text:style-name="P83" text:outline-level="2"><text:soft-page-break/>Expansion</text:h>
      <text:p text:style-name="P5"><text:change text:change-id="ct140415764944816"/><text:change-start text:change-id="ct140415764630400"/><text:span text:style-name="T2">OpenLCB</text:span><text:change-end text:change-id="ct140415764630400"/><text:span text:style-name="T2"> is designed to allow expansion. <text:s/>This includes addition of new messages and new protocols, but also includes </text:span><text:span text:style-name="T20">the</text:span><text:span text:style-name="T2"> extending of messages </text:span><text:change text:change-id="ct140415790256784"/><text:change-start text:change-id="ct140415802242688"/><text:span text:style-name="T2">with</text:span><text:change-end text:change-id="ct140415802242688"/><text:span text:style-name="T2"> additional data. <text:s/>Nodes made before any of these additions will</text:span><text:change-start text:change-id="ct140415805459120"/><text:span text:style-name="T2">,</text:span><text:change-end text:change-id="ct140415805459120"/><text:span text:style-name="T2"> of necessity</text:span><text:change-start text:change-id="ct140415795025856"/><text:span text:style-name="T2">,</text:span><text:change-end text:change-id="ct140415795025856"/><text:span text:style-name="T2"> simply ignore these additional messages, protocols or data. <text:s/></text:span></text:p>
      <text:p text:style-name="Standard">Expansion past 16 bit MTIs for both for global and addressed messages is possible. <text:s text:c="2"/>While it is easy add another byte, it is harder to get optimal use from it. To preserve the CAN priority structure, a CAN-MTI of low and high priority level have been reserved. <text:s/>Expanded messages will use one or both of these CAN-MTIs and can treat the start of the data (after the destination address et al, if present) as another byte of CAN-MTI. <text:s/>Nodes created before these expanded MTIs will <text:span text:style-name="T1">just</text:span> ignore them. <text:s/></text:p>
      <text:h text:style-name="P83" text:outline-level="2">CAN Adaptations</text:h>
      <text:h text:style-name="P119" text:outline-level="3">Introduction</text:h>
      <text:p text:style-name="P5">CAN is a very robust transport with good availability, excellent noise resistance, load characteristics, and good hardware support for error detection and correction. <text:s/>Its main limitations are its small frame (data packet) size, and its bus speed and <text:span text:style-name="T1">length</text:span>. <text:s/>125 kbps was chosen as it gives allows CAN segments to be a useful length while maintaining a useful bit-rate. <text:s/>The CAN frame is also divided between a header and data-part. <text:s/>The header is used to implement automatic prioritization and arbitration on frames but this does impose the requirement that headers be unique. <text:s/>OpenLCB ensures this by including the source node's alias in every header. </text:p>
      <text:p text:style-name="P5">The following table shows the the general scheme used for the CAN mapping:</text:p>
      <text:p text:style-name="P5"/>
      <table:table table:name="Table8" table:style-name="Table8">
        <table:table-column table:style-name="Table8.A"/>
        <table:table-column table:style-name="Table8.B"/>
        <table:table-column table:style-name="Table8.C"/>
        <table:table-row>
          <table:table-cell table:style-name="Table8.A1" office:value-type="string">
            <text:p text:style-name="P49">Message Type</text:p>
          </table:table-cell>
          <table:table-cell table:style-name="Table8.B1" office:value-type="string">
            <text:p text:style-name="P49">CAN Mapping</text:p>
          </table:table-cell>
          <table:table-cell table:style-name="Table8.C1" office:value-type="string">
            <text:p text:style-name="P49">Comment</text:p>
          </table:table-cell>
        </table:table-row>
        <table:table-row>
          <table:table-cell table:style-name="Table8.A2" office:value-type="string">
            <text:p text:style-name="P48">Most messages</text:p>
          </table:table-cell>
          <table:table-cell table:style-name="Table8.A2" office:value-type="string">
            <text:p text:style-name="P48">Single frame</text:p>
          </table:table-cell>
          <table:table-cell table:style-name="Table8.C2" office:value-type="string">
            <text:p text:style-name="P48">Longer messages can use multiple frames, using the Only, First, Middle, and Last paradigm, similarly to Datagrams, carried in the first data-byte. <text:s text:c="4"/></text:p>
          </table:table-cell>
        </table:table-row>
        <table:table-row>
          <table:table-cell table:style-name="Table8.A2" office:value-type="string">
            <text:p text:style-name="P48">Datagram</text:p>
          </table:table-cell>
          <table:table-cell table:style-name="Table8.A2" office:value-type="string">
            <text:p text:style-name="P48">First-, Middle-,<text:span text:style-name="T1">…</text:span>, Last-frames</text:p>
          </table:table-cell>
          <table:table-cell table:style-name="Table8.C2" office:value-type="string">
            <text:p text:style-name="P48">Small Datagrams may be carried by a single Only-frames. <text:s/></text:p>
          </table:table-cell>
        </table:table-row>
        <table:table-row>
          <table:table-cell table:style-name="Table8.A2" office:value-type="string">
            <text:p text:style-name="P48">Stream</text:p>
          </table:table-cell>
          <table:table-cell table:style-name="Table8.A2" office:value-type="string">
            <text:p text:style-name="P48">Stream-Data-frames</text:p>
          </table:table-cell>
          <table:table-cell table:style-name="Table8.C2" office:value-type="string">
            <text:p text:style-name="P48">A common Stream-message will be mapped to one or more Stream-Data-frames. <text:s/></text:p>
          </table:table-cell>
        </table:table-row>
      </table:table>
      <text:p text:style-name="P5">To maximize payload space, several mappings were necessary: the Common MTI is reduced to a 12 bit CAN MTI, with additional bits being included when necessary; Node IDs are mapped to segment unique 12 bit Aliases; and special frame formats were developed to transfer Datagrams and Streams efficiently as multiple frames. <text:s/></text:p>
      <text:h text:style-name="P119" text:outline-level="3">Intended Use</text:h>
      <text:p text:style-name="P5">CAN is very useful for the small layout. <text:s/>As a layout outgrows a single segment, additional segments can be added with the use of a Gateway. <text:s/>Eventually, a faster transport can be used to link a number of CAN segments together <text:span text:style-name="T1">–</text:span> this assigns CAN the role of the 'last-mile' in telephone parlance. <text:s text:c="3"/></text:p>
      <text:h text:style-name="P82" text:outline-level="4"><text:soft-page-break/>References and Context<text:change-start text:change-id="ct140415798399952"/></text:h>
      <text:p text:style-name="Standard"><text:change-end text:change-id="ct140415798399952"/><text:change-start text:change-id="ct140415781633408"/><text:span text:style-name="T7">Nil to add to Standard. <text:s/></text:span><text:change-end text:change-id="ct140415781633408"/></text:p>
      <text:h text:style-name="P119" text:outline-level="3">Messages</text:h>
      <text:h text:style-name="P80" text:outline-level="4">Message Format</text:h>
      <text:h text:style-name="P84" text:outline-level="5">CAN Prefix Field </text:h>
      <text:p text:style-name="Standard"><text:span text:style-name="T7">The CAN Prefix Field is used to indicated CAN specific messages, which are used to perform Link layer functions involving obtaining and managing CAN Aliases. <text:s/>See CAN Transfer documents for more details. <text:s/></text:span><text:change text:change-id="ct140415793368480"/><text:change text:change-id="ct140415785776784"/><text:change text:change-id="ct140415791224848"/><text:change text:change-id="ct140415798103472"/><text:span text:style-name="T58"><text:s/></text:span></text:p>
      <text:h text:style-name="P84" text:outline-level="5">CAN MTI Mapping</text:h>
      <text:p text:style-name="P2">Having different types of frame formats allowed the formats to be tailored to their purpose, and increase message density and efficiency. <text:s/>Type 1 maintains the CAN MTI in the header to allow the possibility of hardware filtering on it, and including the destination Alias in the data part, only if it is necessary. <text:s/>Types 2-5 and 7 place the destination Alias into <text:span text:style-name="T1">the</text:span> header, preserving more room in <text:span text:style-name="T1">the</text:span> data part for actual data transport. </text:p>
      <text:p text:style-name="Standard">Most MTIs will map to frame type 1. <text:s/>These carry their MTI, shortened to a 12 bit CAN-MTI, in <text:span text:style-name="T1">the</text:span> header, in the form 0x19mmmsss, where mmm are the CAN-MTI bits, and sss are the source Node's Alias. <text:s/>Global messages do not have a destination Alias, but addressed messages carry the destination Alias in the 12 low-order bits of the data-segment, as 0xfddd, where ddd is the alias, see 8.3.1.2. <text:s text:c="3"/></text:p>
      <text:p text:style-name="Standard">Frame types 2, 3, 4, 5 (Datagram frames) and 7 (Stream Data) are special cases chosen for efficient processing of large amounts of data on CAN. <text:s/>They have their MTI's compressed to 3 bits, and are carried in <text:span text:style-name="T1">the</text:span> five high order bits of <text:span text:style-name="T1">the</text:span> header in <text:span text:style-name="T1">the</text:span> form 0b11mmm , where mmm is the frame-type (ie 0x1A, 0x1B, 0x1C, 0x1D and 0x1F, respectively). <text:s text:c="2"/>These forms allows the source and destination aliases to be located in <text:span text:style-name="T1">the</text:span> header, leaving the entire data-segment for other data transfer. <text:s/>See Datagram Transport and Stream Transport documents. <text:s/>. <text:s/></text:p>
      <text:p text:style-name="P2">A 12 bit CAN-MTI short form is used until future expansion makes more necessary. The possibility of longer CAN-MTI values has been reserved, see below. </text:p>
      <text:h text:style-name="P88" text:outline-level="6">Future Expansion of CAN MTI</text:h>
      <text:p text:style-name="P5">If MTIs are expanded <text:s/>to be larger than 16 bits MTIs for global and addressed messages, then it is relatively easy to take up another byte of <text:span text:style-name="T1">the</text:span> data-part, but it is harder to get optimal use out of it. To preserve the CAN priority structure, an MTI within each of <text:span text:style-name="T1">the</text:span> priority levels has been reserved. <text:s/>Messages with one of these MTIs will treat the start of the data-part of the message (after the destination address et al, if present) as another byte of MTI. Nodes created before the expanded MTIs need to be defined to <text:span text:style-name="T1">just</text:span> ignore these.Two CAN frame-types have been reserved for possible future expansion. Specifically, type-0 has the highest priority which may be useful in <text:span text:style-name="T1">the</text:span> future, say for a null- or pause-message to slow the segment down. <text:s/>Similarly, type-6 is reserved and has a lower priority. <text:s/></text:p>
      <text:h text:style-name="P84" text:outline-level="5"><text:soft-page-break/>Global and Addressed Messages, CAN Frame Type 1 </text:h>
      <text:p text:style-name="P5">The ability to form multi-part messages <text:s/>was included because often 6-8 bytes of data is not sufficient for many purposes. <text:s/>However, designers of protocols should use this feature prudently. <text:s/>Longer addressed messages are already served by Datagrams and Streams. <text:s/></text:p>
      <text:h text:style-name="P88" text:outline-level="6">Longer Messages / Fragmentation</text:h>
      <text:p text:style-name="P5">If the implementers want to send longer messages, for example a SNIP reply, then they have several choices: </text:p>
      <text:list xml:id="list3903265113552728984" text:style-name="L7">
        <text:list-item>
          <text:p text:style-name="P105">Send as separately as multiple messages, in some agreed way; </text:p>
        </text:list-item>
        <text:list-item>
          <text:p text:style-name="P105">Send as a Datagram;</text:p>
        </text:list-item>
        <text:list-item>
          <text:p text:style-name="P105">Send as a Stream; or</text:p>
        </text:list-item>
        <text:list-item>
          <text:p text:style-name="P108"><text:span text:style-name="T7">Send as an extended message. <text:s/>Intermediate Gateways only need to combine and send as many frames as they have buffering for. <text:s/>It is likely that they would use the same buffer pool as for Datagrams, and may need to send multiple message fragments to complete the transfer. <text:s/>The receiving node will </text:span><text:span text:style-name="T8">know</text:span><text:span text:style-name="T7"> the protocol, and will have means to receive the message fragments. </text:span></text:p>
        </text:list-item>
      </text:list>
      <text:p text:style-name="P6"><text:span text:style-name="T7">For example, the </text:span><text:change text:change-id="ct140415803896400"/><text:change-start text:change-id="ct140415801446368"/><text:span text:style-name="T7">Protocol Supp</text:span><text:change-end text:change-id="ct140415801446368"/><text:change-start text:change-id="ct140415809319936"/><text:span text:style-name="T7">ort Reply message</text:span><text:change-end text:change-id="ct140415809319936"/><text:change text:change-id="ct140415803882800"/><text:span text:style-name="T7"> uses </text:span><text:change-start text:change-id="ct140415790998992"/><text:span text:style-name="T7">fragmenta</text:span><text:change-end text:change-id="ct140415790998992"/><text:change-start text:change-id="ct140415788980304"/><text:span text:style-name="T7">tion bits to break the message into a number of frames, if required, as illustrated below. <text:s/></text:span><text:change-end text:change-id="ct140415788980304"/><text:change text:change-id="ct140415804498704"/></text:p>
      <text:h text:style-name="P88" text:outline-level="6">Multi-frame Messages</text:h>
      <text:p text:style-name="P7">Note that this encoding results in messages with less than 9 bytes of data can use the Only form, and therefore the initial nibble is 0. <text:s text:c="2"/>This applies to the large majority of general messages. <text:s/></text:p>
      <text:p text:style-name="P7"/>
      <text:p text:style-name="P7">Example of Multi-frame message: </text:p>
      <text:p text:style-name="P7"><text:s text:c="2"/>The general <text:change text:change-id="ct140415780294304"/><text:change-start text:change-id="ct140415776619056"/>Protocol Support<text:change-end text:change-id="ct140415776619056"/> Reply message<text:change text:change-id="ct140415804707968"/><text:change-start text:change-id="ct140415780051088"/><text:span text:style-name="T62">: </text:span><text:s/><text:change-end text:change-id="ct140415780051088"/><text:change-start text:change-id="ct140415796710496"/><text:span text:style-name="T10"><text:s/></text:span><text:change-end text:change-id="ct140415796710496"/></text:p>
      <text:p text:style-name="P8"><text:span text:style-name="T48"><text:s text:c="6"/></text:span><text:span text:style-name="T9">(</text:span><text:change-start text:change-id="ct140415787524512"/><text:span text:style-name="T9">0x</text:span><text:change-end text:change-id="ct140415787524512"/><text:span text:style-name="T9">0668, </text:span><text:change-start text:change-id="ct140415820403456"/><text:span text:style-name="T9">0x</text:span><text:change-end text:change-id="ct140415820403456"/><text:span text:style-name="T9">456456789789, </text:span><text:change-start text:change-id="ct140415776851776"/><text:span text:style-name="T9">0x</text:span><text:change-end text:change-id="ct140415776851776"/><text:span text:style-name="T9">123456123456, </text:span><text:change-start text:change-id="ct140415790501456"/><text:span text:style-name="T9">0x</text:span><text:change-end text:change-id="ct140415790501456"/><text:span text:style-name="T9">19, </text:span><text:change-start text:change-id="ct140415777412528"/><text:span text:style-name="T9">0x</text:span><text:change-end text:change-id="ct140415777412528"/><text:span text:style-name="T9">11223344556677889900112233445566778899)</text:span></text:p>
      <text:p text:style-name="P7"><text:s text:c="2"/>becomes: </text:p>
      <text:p text:style-name="P9"><text:s text:c="5"/>[<text:change-start text:change-id="ct140415787607696"/>0x<text:change-end text:change-id="ct140415787607696"/>19668, <text:change-start text:change-id="ct140415770345456"/>0x<text:change-end text:change-id="ct140415770345456"/>456](8) <text:change-start text:change-id="ct140415795743808"/>0x<text:change-end text:change-id="ct140415795743808"/>1123, <text:change-start text:change-id="ct140415803253664"/>0x<text:change-end text:change-id="ct140415803253664"/>112233445566</text:p>
      <text:p text:style-name="P10"><text:s text:c="5"/>[<text:change-start text:change-id="ct140415794794768"/>0x<text:change-end text:change-id="ct140415794794768"/>19668, <text:change-start text:change-id="ct140415765239488"/>0x<text:change-end text:change-id="ct140415765239488"/>456](8) <text:change-start text:change-id="ct140415770464544"/>0x<text:change-end text:change-id="ct140415770464544"/>3123, <text:change-start text:change-id="ct140415805771504"/>0x<text:change-end text:change-id="ct140415805771504"/>778899001122</text:p>
      <text:p text:style-name="P10"><text:s text:c="5"/>[<text:change-start text:change-id="ct140415776890192"/>0x<text:change-end text:change-id="ct140415776890192"/>19668, <text:change-start text:change-id="ct140415782045488"/>0x<text:change-end text:change-id="ct140415782045488"/>456](8) <text:change-start text:change-id="ct140415808307200"/>0x<text:change-end text:change-id="ct140415808307200"/>3123, <text:change-start text:change-id="ct140415775457520"/>0x<text:change-end text:change-id="ct140415775457520"/>334455667788</text:p>
      <text:p text:style-name="P10"><text:s text:c="5"/>[<text:change-start text:change-id="ct140415791184560"/>0x<text:change-end text:change-id="ct140415791184560"/>19668, <text:change-start text:change-id="ct140415805107504"/>0x<text:change-end text:change-id="ct140415805107504"/>456](3) <text:change-start text:change-id="ct140415785835120"/>0x<text:change-end text:change-id="ct140415785835120"/>2123, <text:change-start text:change-id="ct140415765031360"/>0x<text:change-end text:change-id="ct140415765031360"/>99</text:p>
      <text:p text:style-name="P7"/>
      <text:p text:style-name="P7">An implementation would need to either process each frame as it arrives or have sufficient buffers to hold it for later processing. <text:s/>The maximum length is chosen so that buffers can be shared between Datagram and General Message processing. <text:s/></text:p>
      <text:p text:style-name="P2"><text:span text:style-name="T1">Because</text:span><text:span text:style-name="T2"> most frames are “only”, and to simplify reading the MTI bytes in these cases, the first and last bits are defined as active-0. <text:s/></text:span></text:p>
      <text:p text:style-name="P7"/>
      <text:h text:style-name="P87" text:outline-level="5">Datagram and Stream Messages, CAN Frame Types 2-5 and 7</text:h>
      <text:p text:style-name="P11"><text:change text:change-id="ct140415790434976"/>These formats are designed to include the Source and Destination Node ID Aliases in the CAN-header, allowing the full use of the CAN data-part for message data. <text:s/></text:p>
      <text:p text:style-name="Standard"><text:span text:style-name="T11">The following Table is only for convenience of the reader</text:span><text:change-start text:change-id="ct140415808718208"/><text:span text:style-name="T11"> and completeness</text:span><text:change-end text:change-id="ct140415808718208"/><text:span text:style-name="T11">, refer to the appropriate document for definitive information. <text:s/></text:span><text:change text:change-id="ct140415786057136"/></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number-columns-repeated="2"/>
        <table:table-column table:style-name="Table23.J"/>
        <table:table-column table:style-name="Table23.K"/>
        <table:table-column table:style-name="Table23.L"/>
        <table:table-header-rows>
          <text:soft-page-break/>
          <table:table-row>
            <table:table-cell table:style-name="Table23.A1" table:number-columns-spanned="12" office:value-type="string">
              <text:p text:style-name="P47">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3.A2" table:number-columns-spanned="2" office:value-type="string">
            <text:p text:style-name="P47">Field</text:p>
          </table:table-cell>
          <table:covered-table-cell/>
          <table:table-cell table:style-name="Table23.C2" table:number-columns-spanned="2" office:value-type="string">
            <text:p text:style-name="P47">CAN prefix</text:p>
          </table:table-cell>
          <table:covered-table-cell/>
          <table:table-cell table:style-name="Table23.C2" table:number-columns-spanned="2" office:value-type="string">
            <text:p text:style-name="P47">Frame Type</text:p>
          </table:table-cell>
          <table:covered-table-cell/>
          <table:table-cell table:style-name="Table23.C2" table:number-columns-spanned="4" office:value-type="string">
            <text:p text:style-name="P47">Destination ID/ddd<text:note text:id="ftn3" text:note-class="footnote"><text:note-citation>3</text:note-citation><text:note-body><text:p text:style-name="Footnote"><text:s/>“ddd” and “sss” refer to the Destination Node Alias and the Source Node Alias, respectively. <text:s/></text:p></text:note-body></text:note></text:p>
          </table:table-cell>
          <table:covered-table-cell/>
          <table:covered-table-cell/>
          <table:covered-table-cell/>
          <table:table-cell table:style-name="Table23.K2" table:number-columns-spanned="2" office:value-type="string">
            <text:p text:style-name="P47">Source ID/sss</text:p>
          </table:table-cell>
          <table:covered-table-cell/>
        </table:table-row>
        <table:table-row>
          <table:table-cell table:style-name="Table23.A3" table:number-columns-spanned="2" office:value-type="string">
            <text:p text:style-name="P47">Size &amp; location </text:p>
          </table:table-cell>
          <table:covered-table-cell/>
          <table:table-cell table:style-name="Table23.C3" table:number-columns-spanned="2" office:value-type="string">
            <text:p text:style-name="P45">2 bits</text:p>
            <text:p text:style-name="P45">0x1800,0000</text:p>
          </table:table-cell>
          <table:covered-table-cell/>
          <table:table-cell table:style-name="Table23.C3" table:number-columns-spanned="2" office:value-type="string">
            <text:p text:style-name="P45">3 bits</text:p>
            <text:p text:style-name="P45">0x0700,0000</text:p>
          </table:table-cell>
          <table:covered-table-cell/>
          <table:table-cell table:style-name="Table23.C3" table:number-columns-spanned="4" office:value-type="string">
            <text:p text:style-name="P45">12 bits</text:p>
            <text:p text:style-name="P45">0x00FF,F000</text:p>
          </table:table-cell>
          <table:covered-table-cell/>
          <table:covered-table-cell/>
          <table:covered-table-cell/>
          <table:table-cell table:style-name="Table23.K3" table:number-columns-spanned="2" office:value-type="string">
            <text:p text:style-name="P45">12 bits</text:p>
            <text:p text:style-name="P45">0x0000,0FFF</text:p>
          </table:table-cell>
          <table:covered-table-cell/>
        </table:table-row>
        <table:table-row>
          <table:table-cell table:style-name="Table23.A4" table:number-columns-spanned="2" office:value-type="string">
            <text:p text:style-name="P47">Value(s)</text:p>
          </table:table-cell>
          <table:covered-table-cell/>
          <table:table-cell table:style-name="Table23.C4" table:number-columns-spanned="2" office:value-type="float" office:value="3">
            <text:p text:style-name="P45">3</text:p>
          </table:table-cell>
          <table:covered-table-cell/>
          <table:table-cell table:style-name="Table23.E4" table:number-columns-spanned="2" office:value-type="string">
            <text:p text:style-name="P46">2,3,4,5,or 7</text:p>
          </table:table-cell>
          <table:covered-table-cell/>
          <table:table-cell table:style-name="Table23.E4" table:number-columns-spanned="4" office:value-type="string">
            <text:p text:style-name="P46">Destination Node Alias</text:p>
          </table:table-cell>
          <table:covered-table-cell/>
          <table:covered-table-cell/>
          <table:covered-table-cell/>
          <table:table-cell table:style-name="Table23.K4" table:number-columns-spanned="2" office:value-type="string">
            <text:p text:style-name="Table_20_Contents">Source Node Alias</text:p>
          </table:table-cell>
          <table:covered-table-cell/>
        </table:table-row>
        <table:table-row>
          <table:table-cell table:style-name="Table23.A5" table:number-columns-spanned="12" office:value-type="string">
            <text:p text:style-name="P47">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3.A3" office:value-type="string">
            <text:p text:style-name="P47">Byte#</text:p>
          </table:table-cell>
          <table:table-cell table:style-name="Table23.C3" table:number-columns-spanned="2" office:value-type="string">
            <text:p text:style-name="P47">0</text:p>
          </table:table-cell>
          <table:covered-table-cell/>
          <table:table-cell table:style-name="Table23.C3" office:value-type="string">
            <text:p text:style-name="P47">1</text:p>
          </table:table-cell>
          <table:table-cell table:style-name="Table23.C3" office:value-type="string">
            <text:p text:style-name="P47">2</text:p>
          </table:table-cell>
          <table:table-cell table:style-name="Table23.C3" table:number-columns-spanned="2" office:value-type="string">
            <text:p text:style-name="P47">3</text:p>
          </table:table-cell>
          <table:covered-table-cell/>
          <table:table-cell table:style-name="Table23.C3" office:value-type="string">
            <text:p text:style-name="P47">4</text:p>
          </table:table-cell>
          <table:table-cell table:style-name="Table23.C3" office:value-type="string">
            <text:p text:style-name="P47">5</text:p>
          </table:table-cell>
          <table:table-cell table:style-name="Table23.C3" table:number-columns-spanned="2" office:value-type="string">
            <text:p text:style-name="P47">6</text:p>
          </table:table-cell>
          <table:covered-table-cell/>
          <table:table-cell table:style-name="Table23.K3" office:value-type="string">
            <text:p text:style-name="P47">7</text:p>
          </table:table-cell>
        </table:table-row>
        <table:table-row>
          <table:table-cell table:style-name="Table23.A4" office:value-type="string">
            <text:p text:style-name="P47">Value</text:p>
          </table:table-cell>
          <table:table-cell table:style-name="Table23.E4" table:number-columns-spanned="2" office:value-type="string">
            <text:p text:style-name="P50">(data)</text:p>
          </table:table-cell>
          <table:covered-table-cell/>
          <table:table-cell table:style-name="Table23.E4" office:value-type="string">
            <text:p text:style-name="P50">(data)</text:p>
          </table:table-cell>
          <table:table-cell table:style-name="Table23.E4" office:value-type="string">
            <text:p text:style-name="P50">(data)</text:p>
          </table:table-cell>
          <table:table-cell table:style-name="Table23.E4" table:number-columns-spanned="2" office:value-type="string">
            <text:p text:style-name="P50">(data)</text:p>
          </table:table-cell>
          <table:covered-table-cell/>
          <table:table-cell table:style-name="Table23.E4" office:value-type="string">
            <text:p text:style-name="P50">(data)</text:p>
          </table:table-cell>
          <table:table-cell table:style-name="Table23.E4" office:value-type="string">
            <text:p text:style-name="P50">(data)</text:p>
          </table:table-cell>
          <table:table-cell table:style-name="Table23.E4" table:number-columns-spanned="2" office:value-type="string">
            <text:p text:style-name="P50">(data)</text:p>
          </table:table-cell>
          <table:covered-table-cell/>
          <table:table-cell table:style-name="Table23.K4" office:value-type="string">
            <text:p text:style-name="P50">(data)</text:p>
          </table:table-cell>
        </table:table-row>
      </table:table>
      <text:p text:style-name="P12"><text:span text:style-name="T1">Table </text:span><text:span text:style-name="T1"><text:sequence text:ref-name="refTable0" text:name="Table" text:formula="ooow:Table+1" style:num-format="1">1</text:sequence></text:span><text:span text:style-name="T1">: CAN Datagram and Stream Format</text:span><text:change text:change-id="ct140415766870000"/></text:p>
      <text:h text:style-name="P80" text:outline-level="4">States</text:h>
      <text:h text:style-name="P80" text:outline-level="4">Definition of Specific Messages</text:h>
      <text:h text:style-name="P87" text:outline-level="5">Initialization Complete<text:change-start text:change-id="ct140415808608016"/></text:h>
      <text:p text:style-name="Standard"><text:span text:style-name="T7">Nil to add to standard. <text:s/></text:span><text:change-end text:change-id="ct140415808608016"/></text:p>
      <text:h text:style-name="P84" text:outline-level="5">Verify Node ID</text:h>
      <text:p text:style-name="P5">The optional NodeID idea just serves as documentation of the intent of the request. <text:s/>This makes sense on CAN, as it allows other nodes to determine the mapping between Node ID and it Alias. <text:s/></text:p>
      <text:p text:style-name="P8"><text:span text:style-name="T50">For example of <text:s/>node verification:<text:line-break/> <text:s text:c="4"/>CAN: [CAN-MTI, srcAlias](length) dstAlias destinationID <text:line-break/> <text:s text:c="7"/>Eg: </text:span><text:span text:style-name="T35">[0xXX, 0x123](8) 0x0FED, 0xFEDCBA987654</text:span><text:span text:style-name="T51"> <text:line-break/></text:span><text:span text:style-name="T50">Note that this includes both the Alias and the full Node ID of the destination. </text:span></text:p>
      <text:h text:style-name="P87" text:outline-level="5">Verified Node ID</text:h>
      <text:p text:style-name="P1">The node ID in the data is redundant on wire protocols that carry the full source ID, but can be very valuable for wire protocols that abbreviate (“alias”) the source ID within the messages, such as in this section, as it allows other nodes to determine the mapping between a Node ID and its Alias. <text:s/></text:p>
      <text:h text:style-name="P84" text:outline-level="5">Optional-Interaction Rejected<text:change-start text:change-id="ct140415789844736"/></text:h>
      <text:p text:style-name="Standard"><text:span text:style-name="T7">Nil to add to standard. <text:s/></text:span><text:change-end text:change-id="ct140415789844736"/></text:p>
      <text:h text:style-name="P84" text:outline-level="5">Terminate Due to Error</text:h>
      <text:p text:style-name="P5">Example: <text:s/>A <text:s/>node receives an addressed message with an unrecognized MTI, and it sends:</text:p>
      <text:p text:style-name="P8"><text:s text:c="4"/><text:span text:style-name="T9">[0x04F9, 0xABC](2) 0x0123</text:span></text:p>
      <text:p text:style-name="P69"><text:span text:style-name="T28">The receiving node repl</text:span>ies with: </text:p>
      <text:p text:style-name="P8"><text:soft-page-break/><text:span text:style-name="T44"><text:s text:c="4"/></text:span><text:span text:style-name="T32">[0x0068, 0x123](6) 0x0ABC <text:s/>0x</text:span><text:span text:style-name="T33">20 00</text:span><text:span text:style-name="T32"> </text:span><text:span text:style-name="T34">04 F9</text:span></text:p>
      <text:p text:style-name="P40"/>
      <text:p text:style-name="P3"><text:span text:style-name="T1">The 0x0068 indicates Reject Optional-Interaction, note that it has its addressed-bit set. The 0x</text:span><text:span text:style-name="T22">04 F9</text:span><text:span text:style-name="T1"> is the original MTI. The 0x</text:span><text:span text:style-name="T23">20 00</text:span><text:span text:style-name="T1"> is the error code, which in this case indicates this is a permanent error.</text:span></text:p>
      <text:h text:style-name="P84" text:outline-level="5">Protocol Support Inquiry<text:change-start text:change-id="ct140415790589792"/></text:h>
      <text:p text:style-name="Standard"><text:span text:style-name="T7">Nil to add to standard. <text:s/></text:span><text:change-end text:change-id="ct140415790589792"/></text:p>
      <text:h text:style-name="P84" text:outline-level="5"><text:bookmark text:name="psr1"/>Protocol Support Reply</text:h>
      <text:p text:style-name="P60">On CAN, the data-parts of the reply frames are fixed except for destination alias, and that can be taken directly from the request frame. <text:s/>It is likely that the number of protocols will eventually exceed 48, and when that happens this reply will have to be a multipart message. <text:s/>For a discussion, see below. <text:s/></text:p>
      <text:p text:style-name="P61">Before the CAN message start/end bits were defined, the 0x00 00 00 00 00 0F bits in the Protocol Support Reply message were designed for expansion. <text:s/>Nodes were to ignore any frames with one or more of those bits set. That mechanism has been deprecated and all known implementations updated to remove it. It's possible that nodes implementing that early version will misinterpret Protocol Support Reply messages once those bits represent specific protocols, but bits in the first CAN frame are valuable, so rather than reserve bits for that unlikely case, we've just required that those (few) nodes be fixed. <text:s/></text:p>
      <text:h text:style-name="P85" text:outline-level="5">Extensibility</text:h>
      <text:p text:style-name="P53"><text:span text:style-name="T48">Note that the system is designed so that additional functionality can be added by extending the data carried in a message. <text:s/>On CAN this may result in </text:span><text:span text:style-name="T25">the</text:span><text:span text:style-name="T48"> fragmentation of a single Common Message into multiple frames. <text:s/>Since simpler, or earlier nodes designed before the extension, may not need not process the entire data included in </text:span><text:span text:style-name="T25">the</text:span><text:span text:style-name="T48"> message, these nodes may return a complete or error message before the final frame-part is sent. <text:s/>The sending node must be able to process this 'early' result. <text:s/>This was chosen as it simplifies the receiving node, as it does not need to maintain state until the end of the transmission, it may ignore the remaining frame-parts. <text:s text:c="2"/></text:span></text:p>
      <text:p text:style-name="P7"/>
      <text:p text:style-name="P7">To handle extensions, a node should on receipt of: </text:p>
      <text:list xml:id="list4535172147609355205" text:style-name="L8">
        <text:list-item>
          <text:p text:style-name="P106">a first or last frame with expected content – handle as expected;</text:p>
        </text:list-item>
        <text:list-item>
          <text:p text:style-name="P106">a first or last frame with additional content – handle original content as expected;</text:p>
        </text:list-item>
        <text:list-item>
          <text:p text:style-name="P106">a first or middle frame with additional content – handle content;</text:p>
        </text:list-item>
        <text:list-item>
          <text:p text:style-name="P106">a middle frame with only additional content, and you've already replied <text:span text:style-name="T1">–</text:span> ignore;</text:p>
        </text:list-item>
        <text:list-item>
          <text:p text:style-name="P106">a middle or last frame with only additional content, and you've already replied <text:span text:style-name="T1">–</text:span> ignore.</text:p>
        </text:list-item>
      </text:list>
      <text:p text:style-name="P14">Nodes must be able to handle the early receipt of a complete or error message. </text:p>
      <text:p text:style-name="P14">For example, consider the following <text:change-start text:change-id="ct140415777350944"/>Protocol <text:change-end text:change-id="ct140415777350944"/>Support<text:change text:change-id="ct140415775502960"/> Reply message:</text:p>
      <text:p text:style-name="P9"><text:s text:c="5"/>[0x19668, 0x456](8) 0x1123, 0x112233445566</text:p>
      <text:p text:style-name="P10"><text:s text:c="5"/>[0x19668, 0x456](8) 0x3123, 0x778899001122</text:p>
      <text:p text:style-name="P10"><text:s text:c="5"/>[0x19668, 0x456](8) 0x3123, 0x334455667788</text:p>
      <text:p text:style-name="P10"><text:s text:c="5"/>[0x19668, 0x456](3) 0x2123, 0x99</text:p>
      <text:p text:style-name="P7"><text:soft-page-break/>Older nodes may only need to process the first-frame, which would include most of the common protocols. <text:s/>The remainder of the frames would be ignored. <text:s/></text:p>
      <text:p text:style-name="P40"/>
      <text:h text:style-name="P80" text:outline-level="4">Interactions</text:h>
      <text:p text:style-name="P5">Although there are no special provisions for the CAN Transport layer, it is useful to show some examples of how these messages can be used to manage nodes. <text:s/>The following examples show how to do a variety of useful functions. <text:s/></text:p>
      <text:h text:style-name="P86" text:outline-level="5">Example: Finding all nodes</text:h>
      <text:p text:style-name="P36">To find all nodes, send the global form with no node ID – each node will send a Verified Node ID message. <text:s/></text:p>
      <text:p text:style-name="P36">Example: Node 0x112233445566, alias 0x123 sends: </text:p>
      <text:p text:style-name="P8"><text:span text:style-name="T9"><text:s text:c="4"/>[0x19490, 0x123](0)</text:span><text:span text:style-name="T46"> </text:span><text:span text:style-name="T25">–</text:span><text:span text:style-name="T48"> global without Node ID;<text:line-break/>and receives: </text:span><text:span text:style-name="T46"><text:line-break/></text:span><text:span text:style-name="T9"> <text:s text:c="3"/>[0x19170, 0x345](6) 0x333344445555</text:span><text:span text:style-name="T46"> </text:span><text:span text:style-name="T25">–</text:span><text:span text:style-name="T48"> unaddressed Verified Node message from first Node;</text:span><text:span text:style-name="T46"><text:line-break/></text:span><text:span text:style-name="T9"> <text:s text:c="3"/>[0x19170, 0x876](6) 0x817263544536</text:span><text:span text:style-name="T46"> </text:span><text:span text:style-name="T25">–</text:span><text:span text:style-name="T48"> unaddressed Verified Node message from second Node;</text:span><text:span text:style-name="T46"><text:line-break/> <text:s text:c="3"/>...</text:span></text:p>
      <text:h text:style-name="P86" text:outline-level="5">Example: Confirming that a specific node can still be reached</text:h>
      <text:p text:style-name="P36">If you have the necessary information (e.g. node alias) use the addressed form, as it's less load on the entire system. Otherwise use the global form with the Node ID in the data.</text:p>
      <text:p text:style-name="P36">Example: Node 0x112233445566, alias 0x123 sends: </text:p>
      <text:p text:style-name="P8"><text:span text:style-name="T9"><text:s text:c="4"/>[0x19498, 0x123](8) 0x06E6, 0x999988887777</text:span><text:span text:style-name="T46"> </text:span><text:span text:style-name="T25">–</text:span><text:span text:style-name="T48"> addressed </text:span><text:span text:style-name="T49">with</text:span><text:span text:style-name="T48"> N</text:span><text:span text:style-name="T48"><office:annotation><dc:creator>D Harris</dc:creator><dc:date>2015-01-04T17:26:33</dc:date><text:p text:style-name="P121"><text:span text:style-name="T63">Needs to be added to MTI table!</text:span></text:p></office:annotation></text:span><text:span text:style-name="T48">ode ID;</text:span><text:span text:style-name="T46"><text:line-break/></text:span><text:span text:style-name="T48">and receives</text:span><text:span text:style-name="T46">: </text:span></text:p>
      <text:p text:style-name="P8"><text:span text:style-name="T9"><text:s text:c="4"/>[0x19170, </text:span><text:span text:style-name="T36">0x6E6]</text:span><text:span text:style-name="T9">(6) </text:span><text:span text:style-name="T36">0x999988887777</text:span><text:span text:style-name="T46"> </text:span><text:span text:style-name="T25">–</text:span><text:span text:style-name="T48"> unaddressed Verified Node message;</text:span><text:span text:style-name="T46"><text:line-break/></text:span><text:span text:style-name="T48">The originating node confirms Node </text:span><text:span text:style-name="T47">0x999988887777</text:span><text:span text:style-name="T48"> is reachable, and has alias </text:span><text:span text:style-name="T47">0x6E6</text:span><text:span text:style-name="T48">. </text:span></text:p>
      <text:p text:style-name="P36">Example: Node 0x112233445566, alias 0x123 sends: </text:p>
      <text:p text:style-name="P8"><text:span text:style-name="T9"><text:s text:c="4"/>[0x19498, 0x123](2) 0x6E6</text:span><text:span text:style-name="T46"> </text:span><text:span text:style-name="T25">–</text:span><text:span text:style-name="T48"> addressed </text:span><text:span text:style-name="T49">without</text:span><text:span text:style-name="T48"> Node ID;</text:span><text:span text:style-name="T46"><text:line-break/></text:span><text:span text:style-name="T48">and receives: </text:span></text:p>
      <text:p text:style-name="P8"><text:span text:style-name="T9"><text:s text:c="4"/>[0x19170, </text:span><text:span text:style-name="T37">0x</text:span><text:span text:style-name="T36">6E6</text:span><text:span text:style-name="T9">](6) </text:span><text:span text:style-name="T37">0x</text:span><text:span text:style-name="T36">999988887777</text:span><text:span text:style-name="T46"> </text:span><text:span text:style-name="T25">–</text:span><text:span text:style-name="T48"> unaddressed Verified Node message;</text:span><text:span text:style-name="T46"><text:line-break/></text:span><text:span text:style-name="T48">The originating node confirms Node </text:span><text:span text:style-name="T47">0x999988887777</text:span><text:span text:style-name="T48"> is reachable, and has alias </text:span><text:span text:style-name="T47">6E6</text:span><text:span text:style-name="T48">. </text:span></text:p>
      <text:p text:style-name="P36">Example: Node 112233445566, alias 123 sends: </text:p>
      <text:p text:style-name="P8"><text:span text:style-name="T9"><text:s text:c="4"/>[0x19490, 0x123](6) 0x999988887777</text:span><text:span text:style-name="T46"> </text:span><text:span text:style-name="T25">–</text:span><text:span text:style-name="T48"> global </text:span><text:span text:style-name="T49">with</text:span><text:span text:style-name="T48"> Node ID;<text:line-break/>and receives: </text:span></text:p>
      <text:p text:style-name="P8"><text:span text:style-name="T9"><text:s text:c="4"/>[0x19170, </text:span><text:span text:style-name="T36">0x6E6</text:span><text:span text:style-name="T9">](6) </text:span><text:span text:style-name="T36">0x999988887777</text:span><text:span text:style-name="T46"> </text:span><text:span text:style-name="T25">–</text:span><text:span text:style-name="T48"> unaddressed Verified Node message;<text:line-break/>The originating node confirms Node </text:span><text:span text:style-name="T49">0x</text:span><text:span text:style-name="T47">999988887777</text:span><text:span text:style-name="T48"> is reachable, and has alias </text:span><text:span text:style-name="T49">0x</text:span><text:span text:style-name="T47">6E6</text:span><text:span text:style-name="T48">. </text:span></text:p>
      <text:h text:style-name="P86" text:outline-level="5"><text:soft-page-break/>Example: Node obtaining local alias from full node ID</text:h>
      <text:p text:style-name="P35"><text:span text:style-name="T7">CAN requires node aliases to send messages, and Verify Node ID can be used to get the CAN alias assigned to a known node ID by sending the global form with the full node ID in the data. <text:s/>Only the desired node will reply, that reply can be identified by the full node ID in </text:span><text:span text:style-name="T8">the</text:span><text:span text:style-name="T7"> data part of the message, and the desired node's alias will be </text:span><text:span text:style-name="T8">in the</text:span><text:span text:style-name="T7"> source ID part of the message.</text:span></text:p>
      <text:p text:style-name="P36">Example: Node 0x112233445566, alias 0x123 sends: </text:p>
      <text:p text:style-name="P8"><text:span text:style-name="T9"><text:s text:c="4"/>[0x19490, 0x123](6) 0x817263544536</text:span><text:span text:style-name="T40"> </text:span><text:span text:style-name="T25">–</text:span><text:span text:style-name="T48"> global with Node ID;<text:line-break/>and receives: </text:span></text:p>
      <text:p text:style-name="P8"><text:span text:style-name="T9"><text:s text:c="4"/>[0x19170, </text:span><text:span text:style-name="T36">0x876</text:span><text:span text:style-name="T9">](6) </text:span><text:span text:style-name="T36">0x817263544536</text:span><text:span text:style-name="T40"> </text:span><text:span text:style-name="T25">–</text:span><text:span text:style-name="T48"> unaddressed Verified Node message;<text:line-break/>The originating node determines the alias for Node </text:span><text:span text:style-name="T47">0x817263544536</text:span><text:span text:style-name="T48"> is </text:span><text:span text:style-name="T47">0x876</text:span><text:span text:style-name="T48">. <text:s/></text:span></text:p>
      <text:h text:style-name="P86" text:outline-level="5">Example: Finding a full node ID <text:span text:style-name="T30">from</text:span> a local alias</text:h>
      <text:p text:style-name="P35"><text:span text:style-name="T7">CAN requires node aliases to send messages, and Verify Node ID can be used to get the full node ID from a local alias by sending the addressed form using that alias. <text:s/>Only the desired node will reply, the reply can be identified by </text:span><text:span text:style-name="T8">the</text:span><text:span text:style-name="T7"> known alias in the source ID part of the message, and the full node ID will be </text:span><text:span text:style-name="T8">in the</text:span><text:span text:style-name="T7"> data part of the message.</text:span></text:p>
      <text:p text:style-name="P36">Example: Node 0x112233445566, alias 0x123 sends: </text:p>
      <text:p text:style-name="P8"><text:span text:style-name="T9"><text:s text:c="4"/>[0x19498, 0x123](2) </text:span><text:span text:style-name="T36">0x0876</text:span><text:span text:style-name="T2"> </text:span><text:span text:style-name="T25">–</text:span><text:span text:style-name="T48"> addressed without Node ID;</text:span><text:span text:style-name="T2"><text:line-break/></text:span><text:span text:style-name="T48">and receives: </text:span></text:p>
      <text:p text:style-name="P8"><text:span text:style-name="T9"><text:s text:c="4"/>[0x19170, </text:span><text:span text:style-name="T36">0x876]</text:span><text:span text:style-name="T9">(6) </text:span><text:span text:style-name="T36">0x817263544536</text:span><text:span text:style-name="T2"> </text:span><text:span text:style-name="T25">–</text:span><text:span text:style-name="T48"> unaddressed Verified Node message;</text:span><text:span text:style-name="T2"><text:line-break/></text:span><text:span text:style-name="T48">The originating node determines that the Node ID for the Node with alias </text:span><text:span text:style-name="T47">0x876</text:span><text:span text:style-name="T48"> is </text:span><text:span text:style-name="T47">0x817263544536</text:span><text:span text:style-name="T48">.</text:span></text:p>
      <text:h text:style-name="P86" text:outline-level="5">Example: Confirming a local Node is still reachable</text:h>
      <text:p text:style-name="P36">To see if a local Node is still reachable, the addressed Verify Node ID message can be used with the destination Node's alias and Node ID, and only the addressed Node will answer. <text:s/>If the use of that alias has changed, the returned Node ID will not match that sent. <text:s/></text:p>
      <text:p text:style-name="P55"><text:span text:style-name="T48">Example: Node 0x112233445566, alias 0x123 sends:</text:span><text:span text:style-name="T2"> <text:line-break/></text:span><text:span text:style-name="T56"> <text:s text:c="4"/>[0x19498, 0x123](8) 0x06E6, 0x999988887777</text:span><text:span text:style-name="T2"> </text:span><text:span text:style-name="T25">–</text:span><text:span text:style-name="T48"> addressed with Node ID;</text:span><text:span text:style-name="T2"><text:line-break/></text:span><text:span text:style-name="T48">and receives:</text:span></text:p>
      <text:p text:style-name="P67"><text:span text:style-name="T9"><text:s text:c="5"/>[0x19170, </text:span><text:span text:style-name="T36">0x6E6</text:span><text:span text:style-name="T9">](6) </text:span><text:span text:style-name="T36">0x999988887777</text:span><text:span text:style-name="T2"> </text:span><text:span text:style-name="T25">–</text:span><text:span text:style-name="T48"> unaddressed Verified Node message;</text:span><text:span text:style-name="T2"><text:line-break/></text:span><text:span text:style-name="T48">The originating node confirms Node with alias </text:span><text:span text:style-name="T47">0x6E6</text:span><text:span text:style-name="T48"> is reachable, and has Node ID </text:span><text:span text:style-name="T47">0x999988887777</text:span><text:span text:style-name="T48">.</text:span><text:span text:style-name="T2"> </text:span></text:p>
      <text:h text:style-name="Heading_20_4" text:outline-level="4">Error Handling</text:h>
      <text:h text:style-name="Heading_20_4" text:outline-level="4">Routing</text:h>
      <text:p text:style-name="P11">Although higher-priority messages can be sent in the middle of a lower-priority message, there are only N priority levels, so a receiving Node only need to provide N buffersto reassemble CAN messages.</text:p>
      <text:h text:style-name="Heading_20_3" text:outline-level="3"><text:soft-page-break/>Message Type Indicators</text:h>
      <text:p text:style-name="Standard"><text:span text:style-name="T52">On constrained transports, such as CAN, the General MTI needs to be mapped to a smaller or different configuration. <text:s/>This mapping needs to one-to-one. <text:s/>In </text:span><text:span text:style-name="T11">the</text:span><text:span text:style-name="T52"> case of CAN, some of the MTI bits are converted to a frame type, and some are carried as the CAN-MTI. <text:s/>See the section above 8.3.1.</text:span></text:p>
      <text:h text:style-name="P120" text:outline-level="3"/>
      <text:p text:style-name="P7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8"><text:s/>1 Introduction<text:tab/>1</text:p>
          <text:p text:style-name="P78"><text:s/>2 Annotations to the Standard <text:tab/>1</text:p>
          <text:p text:style-name="P79"><text:s/>2.1 Introduction<text:tab/>1</text:p>
          <text:p text:style-name="P79"><text:s/>2.2 Intended Use<text:tab/>1</text:p>
          <text:p text:style-name="P74"><text:s/>2.2.1 References and Context<text:tab/>1</text:p>
          <text:p text:style-name="P79"><text:s/>2.3 Messages<text:tab/>1</text:p>
          <text:p text:style-name="P74"><text:s/>2.3.1 Message Format<text:tab/>1</text:p>
          <text:p text:style-name="P75"><text:s/>2.3.1.1 Message Type Indicators<text:tab/>2</text:p>
          <text:p text:style-name="P76"><text:s/>2.3.1.1.1 MTI Bit-Fields<text:tab/>3</text:p>
          <text:p text:style-name="P76"><text:s/>2.3.1.1.2 MTI Considerations on Constrained Transports<text:tab/>4</text:p>
          <text:p text:style-name="P75"><text:s/>2.3.1.2 Message Content<text:tab/>4</text:p>
          <text:p text:style-name="P74"><text:s/>2.3.2 States<text:tab/>5</text:p>
          <text:p text:style-name="P74"><text:s/>2.3.3 Definition of Specific Messages<text:tab/>5</text:p>
          <text:p text:style-name="P75"><text:s/>2.3.3.1 Initialization Complete<text:tab/>5</text:p>
          <text:p text:style-name="P75"><text:s/>2.3.3.2 Verify Node ID<text:tab/>5</text:p>
          <text:p text:style-name="P75"><text:s/>2.3.3.3 Verified Node ID<text:tab/>5</text:p>
          <text:p text:style-name="P75"><text:s/>2.3.3.4 Optional Interaction Rejected<text:tab/>6</text:p>
          <text:p text:style-name="P75"><text:s/>2.3.3.5 Terminate Due to Error<text:tab/>6</text:p>
          <text:p text:style-name="P75"><text:s/>2.3.3.6 Protocol Support Inquiry<text:tab/>6</text:p>
          <text:p text:style-name="P75"><text:s/>2.3.3.7 Protocol Support Reply<text:tab/>6</text:p>
          <text:p text:style-name="P74"><text:s/>2.3.4 Interactions<text:tab/>6</text:p>
          <text:p text:style-name="P75"><text:s/>2.3.4.1 Node Initialization<text:tab/>6</text:p>
          <text:p text:style-name="P75"><text:s/>2.3.4.2 Node ID Detection<text:tab/>6</text:p>
          <text:p text:style-name="P76"><text:s/>2.3.4.2.1 Example: Finding all nodes<text:tab/>7</text:p>
          <text:p text:style-name="P76"><text:s/>2.3.4.2.2 Example: Confirming that a specific node can still be reached<text:tab/>7</text:p>
          <text:p text:style-name="P75"><text:s/>2.3.4.3 Protocol Support Inquiry and Response<text:tab/>7</text:p>
          <text:p text:style-name="P74"><text:s/>2.3.5 Error Handling<text:tab/>8</text:p>
          <text:p text:style-name="P75"><text:s/>2.3.5.1 Reject Addressed Optional Interaction<text:tab/>8</text:p>
          <text:p text:style-name="P75"><text:s/>2.3.5.2 Reject Unaddressed Optional-Interaction<text:tab/>9</text:p>
          <text:p text:style-name="P75"><text:s/>2.3.5.3 Reject Addressed Standard Interaction Due to Error<text:tab/>9</text:p>
          <text:p text:style-name="P75"><text:s/>2.3.5.4 Duplicate Node ID Discovery<text:tab/>9</text:p>
          <text:p text:style-name="P75"><text:s/>2.3.5.5 Error Codes<text:tab/>10</text:p>
          <text:p text:style-name="P74"><text:s/>2.3.6 Routing<text:tab/>10</text:p>
          <text:p text:style-name="P74"><text:s/>2.3.7 Delays and Timeouts<text:tab/>10</text:p>
          <text:p text:style-name="P79"><text:s/>2.4 Simple Node Protocol Subset<text:tab/>11</text:p>
          <text:p text:style-name="P74"><text:s/>2.4.1 Protocol Description<text:tab/>11</text:p>
          <text:p text:style-name="P75"><text:s/>2.4.1.1 Messages Transmitted<text:tab/>11</text:p>
          <text:p text:style-name="P75"><text:s/>2.4.1.2 Messages Received<text:tab/>11</text:p>
          <text:p text:style-name="P75"><text:s/>2.4.1.3 Messages Not Received<text:tab/>11</text:p>
          <text:p text:style-name="P79"><text:s/>2.5 Gateway Processing<text:tab/>12</text:p>
          <text:p text:style-name="P79"><text:s/>2.6 Expansion<text:tab/>13</text:p>
          <text:p text:style-name="P79"><text:s/>2.7 CAN Adaptations<text:tab/>13</text:p>
          <text:p text:style-name="P74"><text:s/>2.7.1 Introduction<text:tab/>13</text:p>
          <text:p text:style-name="P74"><text:s/>2.7.2 Intended Use<text:tab/>13</text:p>
          <text:p text:style-name="P75"><text:soft-page-break/><text:s/>2.7.2.1 References and Context<text:tab/>14</text:p>
          <text:p text:style-name="P74"><text:s/>2.7.3 Messages<text:tab/>14</text:p>
          <text:p text:style-name="P75"><text:s/>2.7.3.1 Message Format<text:tab/>14</text:p>
          <text:p text:style-name="P76"><text:s/>2.7.3.1.1 CAN Prefix Field <text:tab/>14</text:p>
          <text:p text:style-name="P77"><text:s/>2.7.3.1.1.1 <text:s/>CAN Priority<text:tab/>14</text:p>
          <text:p text:style-name="P77"><text:s/>2.7.3.1.1.2 CAN Frame-type<text:tab/>14</text:p>
          <text:p text:style-name="P76"><text:s/>2.7.3.1.2 CAN MTI Mapping<text:tab/>14</text:p>
          <text:p text:style-name="P77"><text:s/>2.7.3.1.2.1 Future Expansion of CAN MTI<text:tab/>15</text:p>
          <text:p text:style-name="P76"><text:s/>2.7.3.1.3 Global and Addressed Messages, CAN Frame Type 1 <text:tab/>15</text:p>
          <text:p text:style-name="P77"><text:s/>2.7.3.1.3.1 Longer Messages / Fragmentation<text:tab/>15</text:p>
          <text:p text:style-name="P77"><text:s/>2.7.3.1.3.2 Multi-frame Messages<text:tab/>15</text:p>
          <text:p text:style-name="P76"><text:s/>2.7.3.1.4 Datagram and Stream Messages, CAN Frame Types 2-5 and 7<text:tab/>16</text:p>
          <text:p text:style-name="P75"><text:s/>2.7.3.2 States<text:tab/>17</text:p>
          <text:p text:style-name="P75"><text:s/>2.7.3.3 Definition of Specific Messages<text:tab/>17</text:p>
          <text:p text:style-name="P76"><text:s/>2.7.3.3.1 Initialization Complete<text:tab/>17</text:p>
          <text:p text:style-name="P76"><text:s/>2.7.3.3.2 Verify Node ID<text:tab/>17</text:p>
          <text:p text:style-name="P76"><text:s/>2.7.3.3.3 Verified Node ID<text:tab/>17</text:p>
          <text:p text:style-name="P76"><text:s/>2.7.3.3.4 Optional-Interaction Rejected<text:tab/>17</text:p>
          <text:p text:style-name="P76"><text:s/>2.7.3.3.5 Terminate Due to Error<text:tab/>17</text:p>
          <text:p text:style-name="P76"><text:s/>2.7.3.3.6 Protocol Support Inquiry<text:tab/>18</text:p>
          <text:p text:style-name="P76"><text:s/>2.7.3.3.7 Protocol Support Reply<text:tab/>18</text:p>
          <text:p text:style-name="P76"><text:s/>2.7.3.3.8 Extensibility<text:tab/>18</text:p>
          <text:p text:style-name="P75"><text:s/>2.7.3.4 Interactions<text:tab/>19</text:p>
          <text:p text:style-name="P76"><text:s/>2.7.3.4.1 Example: Finding all nodes<text:tab/>19</text:p>
          <text:p text:style-name="P76"><text:s/>2.7.3.4.2 Example: Confirming that a specific node can still be reached<text:tab/>19</text:p>
          <text:p text:style-name="P76"><text:s/>2.7.3.4.3 Example: Node obtaining local alias from full node ID<text:tab/>19</text:p>
          <text:p text:style-name="P76"><text:s/>2.7.3.4.4 Example: Finding a full node ID from a local alias<text:tab/>20</text:p>
          <text:p text:style-name="P76"><text:s/>2.7.3.4.5 Example: Confirming a local Node is still reachable<text:tab/>20</text:p>
          <text:p text:style-name="P75"><text:s/>2.7.3.5 Error Handling<text:tab/>20</text:p>
          <text:p text:style-name="P75"><text:s/>2.7.3.6 Routing<text:tab/>20</text:p>
          <text:p text:style-name="P74"><text:s/>2.7.4 Message Type Indicators<text:tab/>20</text:p>
        </text:index-body>
      </text:table-of-content>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3" svg:font-family="Tahoma"/>
    <style:font-face style:name="TimesNewRomanPS" svg:font-family="TimesNewRomanPS"/>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Helvetica Neue DeskInterface" svg:font-family="'.Helvetica Neue DeskInterface'" style:font-family-generic="swiss"/>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cm" fo:margin-bottom="0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ab-stops/>
      </style:paragraph-properties>
      <style:text-properties style:font-name="Arial1" fo:font-size="16pt" fo:font-style="italic" style:text-underline-style="solid" style:text-underline-width="auto" style:text-underline-color="font-color"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6pt" fo:font-style="normal" style:text-underline-style="solid" style:text-underline-width="auto" style:text-underline-color="font-color"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3cm" fo:margin-bottom="0cm" fo:text-align="start" style:justify-single-word="false" fo:hyphenation-ladder-count="no-limit" fo:text-indent="0cm" style:auto-text-indent="false" style:page-number="auto" fo:keep-with-next="always"/>
      <style:text-properties style:font-name="Arial" fo:font-size="14pt" fo:font-style="italic" style:text-underline-style="solid" style:text-underline-width="auto" style:text-underline-color="font-color"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cm" fo:margin-bottom="0cm" style:page-number="auto" fo:keep-with-next="always"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paragraph-properties fo:margin-top="0.42cm" fo:margin-bottom="0.109cm"/>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7.62cm" style:type="center"/>
          <style:tab-stop style:position="16.51cm" style:type="right"/>
        </style:tab-stops>
      </style:paragraph-properties>
    </style:style>
    <style:style style:name="MP8"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22" draw:name="PowerPlusWaterMarkObject3" draw:style-name="Mgr1" draw:text-style-name="MP3" svg:width="16.627cm" svg:height="6.651cm" draw:transform="skewX (-6.73624118882306E-017) rotate (0.7853981633973) translate (1.143cm 15.94026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Message Network Technical Note</text:p>
      </style:header>
      <style:footer>
        <text:p text:style-name="Footer"><text:span text:style-name="Page_20_Number"><text:span text:style-name="MT2">Copyright 2011-2014.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3</text:page-number></text:span></text:span><text:span text:style-name="Page_20_Number"><text:span text:style-name="MT2"> of </text:span></text:span><text:span text:style-name="Page_20_Number"><text:span text:style-name="MT2"><text:page-count style:num-format="1">23</text:page-count></text:span></text:span><text:span text:style-name="Page_20_Number"><text:span text:style-name="MT2"> - </text:span></text:span><text:span text:style-name="Page_20_Number"><text:span text:style-name="MT2"><text:date style:data-style-name="N75" text:date-value="2015-02-08T20:21:09">Feb 8, 2015</text:date></text:span></text:span></text:p>
      </style:footer>
    </style:master-page>
    <style:master-page style:name="First_20_Page" style:display-name="First Page" style:page-layout-name="Mpm2" style:next-style-name="Standard">
      <style:header>
        <text:p text:style-name="MP4"><draw:custom-shape text:anchor-type="char" draw:z-index="0" draw:name="PowerPlusWaterMarkObject1" draw:style-name="Mgr2" draw:text-style-name="MP3" svg:width="16.627cm" svg:height="6.651cm" draw:transform="skewX (-6.73624118882306E-017) rotate (0.7853981633973) translate (0.0246944444444444cm 13.3337916666667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7.107cm" svg:height="2.517cm" draw:z-index="23"><draw:image xlink:href="Pictures/10000000000001310000006C5D84F6CA.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Message Network</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6"><text:date style:data-style-name="N75" text:date-value="2015-02-08T20:21:09">Feb 8, 2015</text:date></text:p>
            </table:table-cell>
            <table:table-cell table:style-name="Table1.C1" office:value-type="string">
              <text:p text:style-name="MP6">Draft</text:p>
            </table:table-cell>
          </table:table-row>
        </table:table>
        <text:p text:style-name="Header"/>
      </style:header>
      <style:footer>
        <text:p text:style-name="MP7"><text:span text:style-name="Page_20_Number"><text:span text:style-name="MT3">Copyright 2011-2014.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23</text:page-count></text:span></text:span><text:span text:style-name="Page_20_Number"><text:span text:style-name="MT5"> - </text:span></text:span><text:span text:style-name="Page_20_Number"><text:span text:style-name="MT5"><text:date style:data-style-name="N106" text:date-value="2015-02-08T20:21:09">2/8/2015</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Message Network Technical Note</dc:title>
    <meta:initial-creator>Alex Shepherd</meta:initial-creator>
    <meta:creation-date>2009-01-22T07:11:27</meta:creation-date>
    <meta:editing-cycles>285</meta:editing-cycles>
    <meta:editing-duration>P34DT19H47M23S</meta:editing-duration>
    <meta:generator>OpenOffice/4.1.1$Unix OpenOffice.org_project/411m6$Build-9775</meta:generator>
    <dc:date>2015-02-08T20:21:09</dc:date>
    <dc:creator>D Harris</dc:creator>
    <meta:keyword>OpenLCB Message Network</meta:keyword>
    <meta:document-statistic meta:table-count="3" meta:image-count="1" meta:object-count="0" meta:page-count="23" meta:paragraph-count="501" meta:word-count="8932" meta:character-count="55252"/>
    <meta:user-defined meta:name="Info 1"/>
    <meta:user-defined meta:name="Info 2"/>
    <meta:user-defined meta:name="Info 3"/>
    <meta:user-defined meta:name="Info 4"/>
  </office:meta>
</office:document-meta>
</file>